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y_21" table:style-name="ta1">
        <table:shapes>
          <draw:frame draw:z-index="0" draw:style-name="gr1" draw:text-style-name="P1" svg:width="6.2961in" svg:height="3.5453in" svg:x="3.4571in" svg:y="2.3319in">
            <draw:object draw:notify-on-update-of-ranges="day_21.A1:day_21.A2858 day_21.B1:day_21.B28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69" calcext:value-type="float">
            <text:p>73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45" calcext:value-type="float">
            <text:p>78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27" calcext:value-type="float">
            <text:p>85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67" calcext:value-type="float">
            <text:p>90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08" calcext:value-type="float">
            <text:p>96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773" calcext:value-type="float">
            <text:p>97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56" calcext:value-type="float">
            <text:p>101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59" calcext:value-type="float">
            <text:p>103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43" calcext:value-type="float">
            <text:p>105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30" calcext:value-type="float">
            <text:p>111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27" calcext:value-type="float">
            <text:p>115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725" calcext:value-type="float">
            <text:p>117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939" calcext:value-type="float">
            <text:p>119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25" calcext:value-type="float">
            <text:p>12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339" calcext:value-type="float">
            <text:p>123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542" calcext:value-type="float">
            <text:p>125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975" calcext:value-type="float">
            <text:p>129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77" calcext:value-type="float">
            <text:p>131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408" calcext:value-type="float">
            <text:p>134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613" calcext:value-type="float">
            <text:p>136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835" calcext:value-type="float">
            <text:p>138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049" calcext:value-type="float">
            <text:p>140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266" calcext:value-type="float">
            <text:p>142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89" calcext:value-type="float">
            <text:p>144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15" calcext:value-type="float">
            <text:p>147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168" calcext:value-type="float">
            <text:p>151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58" calcext:value-type="float">
            <text:p>158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098" calcext:value-type="float">
            <text:p>160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327" calcext:value-type="float">
            <text:p>163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567" calcext:value-type="float">
            <text:p>165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814" calcext:value-type="float">
            <text:p>168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295" calcext:value-type="float">
            <text:p>172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541" calcext:value-type="float">
            <text:p>175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790" calcext:value-type="float">
            <text:p>1779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034" calcext:value-type="float">
            <text:p>180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277" calcext:value-type="float">
            <text:p>182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540" calcext:value-type="float">
            <text:p>185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779" calcext:value-type="float">
            <text:p>187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060" calcext:value-type="float">
            <text:p>190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310" calcext:value-type="float">
            <text:p>193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585" calcext:value-type="float">
            <text:p>195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829" calcext:value-type="float">
            <text:p>19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03" calcext:value-type="float">
            <text:p>201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364" calcext:value-type="float">
            <text:p>203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621" calcext:value-type="float">
            <text:p>206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897" calcext:value-type="float">
            <text:p>208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164" calcext:value-type="float">
            <text:p>211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450" calcext:value-type="float">
            <text:p>214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1725" calcext:value-type="float">
            <text:p>217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009" calcext:value-type="float">
            <text:p>220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258" calcext:value-type="float">
            <text:p>222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554" calcext:value-type="float">
            <text:p>225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803" calcext:value-type="float">
            <text:p>228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099" calcext:value-type="float">
            <text:p>230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366" calcext:value-type="float">
            <text:p>233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678" calcext:value-type="float">
            <text:p>236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971" calcext:value-type="float">
            <text:p>239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271" calcext:value-type="float">
            <text:p>242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550" calcext:value-type="float">
            <text:p>245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847" calcext:value-type="float">
            <text:p>248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109" calcext:value-type="float">
            <text:p>251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437" calcext:value-type="float">
            <text:p>254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697" calcext:value-type="float">
            <text:p>256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048" calcext:value-type="float">
            <text:p>260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317" calcext:value-type="float">
            <text:p>263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655" calcext:value-type="float">
            <text:p>266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248" calcext:value-type="float">
            <text:p>272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551" calcext:value-type="float">
            <text:p>275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868" calcext:value-type="float">
            <text:p>278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166" calcext:value-type="float">
            <text:p>281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499" calcext:value-type="float">
            <text:p>284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812" calcext:value-type="float">
            <text:p>288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153" calcext:value-type="float">
            <text:p>291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440" calcext:value-type="float">
            <text:p>294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9815" calcext:value-type="float">
            <text:p>298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070" calcext:value-type="float">
            <text:p>300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463" calcext:value-type="float">
            <text:p>304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723" calcext:value-type="float">
            <text:p>307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1115" calcext:value-type="float">
            <text:p>311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378" calcext:value-type="float">
            <text:p>313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785" calcext:value-type="float">
            <text:p>317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053" calcext:value-type="float">
            <text:p>320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450" calcext:value-type="float">
            <text:p>324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2749" calcext:value-type="float">
            <text:p>327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3179" calcext:value-type="float">
            <text:p>331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3534" calcext:value-type="float">
            <text:p>335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3970" calcext:value-type="float">
            <text:p>3397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331" calcext:value-type="float">
            <text:p>343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759" calcext:value-type="float">
            <text:p>347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5123" calcext:value-type="float">
            <text:p>351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5555" calcext:value-type="float">
            <text:p>355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37" calcext:value-type="float">
            <text:p>358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270" calcext:value-type="float">
            <text:p>3627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6528" calcext:value-type="float">
            <text:p>365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6982" calcext:value-type="float">
            <text:p>369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7257" calcext:value-type="float">
            <text:p>372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7718" calcext:value-type="float">
            <text:p>377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7986" calcext:value-type="float">
            <text:p>3798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8453" calcext:value-type="float">
            <text:p>3845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724" calcext:value-type="float">
            <text:p>387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9181" calcext:value-type="float">
            <text:p>391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9476" calcext:value-type="float">
            <text:p>3947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9904" calcext:value-type="float">
            <text:p>399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0247" calcext:value-type="float">
            <text:p>402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658" calcext:value-type="float">
            <text:p>406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020" calcext:value-type="float">
            <text:p>410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406" calcext:value-type="float">
            <text:p>414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779" calcext:value-type="float">
            <text:p>417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2189" calcext:value-type="float">
            <text:p>421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2516" calcext:value-type="float">
            <text:p>425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2938" calcext:value-type="float">
            <text:p>429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267" calcext:value-type="float">
            <text:p>4326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728" calcext:value-type="float">
            <text:p>437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077" calcext:value-type="float">
            <text:p>4407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521" calcext:value-type="float">
            <text:p>445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869" calcext:value-type="float">
            <text:p>448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300" calcext:value-type="float">
            <text:p>453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668" calcext:value-type="float">
            <text:p>456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089" calcext:value-type="float">
            <text:p>460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473" calcext:value-type="float">
            <text:p>464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6901" calcext:value-type="float">
            <text:p>469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306" calcext:value-type="float">
            <text:p>473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727" calcext:value-type="float">
            <text:p>477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121" calcext:value-type="float">
            <text:p>481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534" calcext:value-type="float">
            <text:p>485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939" calcext:value-type="float">
            <text:p>489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328" calcext:value-type="float">
            <text:p>493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9765" calcext:value-type="float">
            <text:p>4976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0179" calcext:value-type="float">
            <text:p>501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0619" calcext:value-type="float">
            <text:p>506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1033" calcext:value-type="float">
            <text:p>510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448" calcext:value-type="float">
            <text:p>514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1873" calcext:value-type="float">
            <text:p>518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2310" calcext:value-type="float">
            <text:p>523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2726" calcext:value-type="float">
            <text:p>527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3167" calcext:value-type="float">
            <text:p>531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3587" calcext:value-type="float">
            <text:p>5358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4045" calcext:value-type="float">
            <text:p>540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4438" calcext:value-type="float">
            <text:p>544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4895" calcext:value-type="float">
            <text:p>5489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5322" calcext:value-type="float">
            <text:p>55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788" calcext:value-type="float">
            <text:p>557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6221" calcext:value-type="float">
            <text:p>562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6644" calcext:value-type="float">
            <text:p>566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7119" calcext:value-type="float">
            <text:p>571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7546" calcext:value-type="float">
            <text:p>575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438" calcext:value-type="float">
            <text:p>584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8879" calcext:value-type="float">
            <text:p>5887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9332" calcext:value-type="float">
            <text:p>593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9788" calcext:value-type="float">
            <text:p>597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0241" calcext:value-type="float">
            <text:p>602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0698" calcext:value-type="float">
            <text:p>606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1139" calcext:value-type="float">
            <text:p>611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1600" calcext:value-type="float">
            <text:p>616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2071" calcext:value-type="float">
            <text:p>620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2544" calcext:value-type="float">
            <text:p>6254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2994" calcext:value-type="float">
            <text:p>629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3465" calcext:value-type="float">
            <text:p>6346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3949" calcext:value-type="float">
            <text:p>639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4389" calcext:value-type="float">
            <text:p>643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885" calcext:value-type="float">
            <text:p>648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5356" calcext:value-type="float">
            <text:p>6535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5841" calcext:value-type="float">
            <text:p>6584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6308" calcext:value-type="float">
            <text:p>663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6777" calcext:value-type="float">
            <text:p>6677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7275" calcext:value-type="float">
            <text:p>67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7732" calcext:value-type="float">
            <text:p>677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8261" calcext:value-type="float">
            <text:p>6826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8736" calcext:value-type="float">
            <text:p>687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9251" calcext:value-type="float">
            <text:p>692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9712" calcext:value-type="float">
            <text:p>697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0224" calcext:value-type="float">
            <text:p>702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0711" calcext:value-type="float">
            <text:p>707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1195" calcext:value-type="float">
            <text:p>711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1700" calcext:value-type="float">
            <text:p>717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2201" calcext:value-type="float">
            <text:p>722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2718" calcext:value-type="float">
            <text:p>727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3234" calcext:value-type="float">
            <text:p>732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3743" calcext:value-type="float">
            <text:p>7374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4215" calcext:value-type="float">
            <text:p>742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4744" calcext:value-type="float">
            <text:p>7474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5208" calcext:value-type="float">
            <text:p>752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5734" calcext:value-type="float">
            <text:p>757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6227" calcext:value-type="float">
            <text:p>762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6782" calcext:value-type="float">
            <text:p>767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7311" calcext:value-type="float">
            <text:p>773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7851" calcext:value-type="float">
            <text:p>778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8347" calcext:value-type="float">
            <text:p>783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8883" calcext:value-type="float">
            <text:p>7888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9350" calcext:value-type="float">
            <text:p>793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9934" calcext:value-type="float">
            <text:p>7993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0393" calcext:value-type="float">
            <text:p>803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1017" calcext:value-type="float">
            <text:p>810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1485" calcext:value-type="float">
            <text:p>8148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2078" calcext:value-type="float">
            <text:p>820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2534" calcext:value-type="float">
            <text:p>825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115" calcext:value-type="float">
            <text:p>831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643" calcext:value-type="float">
            <text:p>8364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4196" calcext:value-type="float">
            <text:p>841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714" calcext:value-type="float">
            <text:p>847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5292" calcext:value-type="float">
            <text:p>852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5827" calcext:value-type="float">
            <text:p>858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6425" calcext:value-type="float">
            <text:p>864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6909" calcext:value-type="float">
            <text:p>869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7562" calcext:value-type="float">
            <text:p>8756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7989" calcext:value-type="float">
            <text:p>8798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8668" calcext:value-type="float">
            <text:p>8866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105" calcext:value-type="float">
            <text:p>891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9782" calcext:value-type="float">
            <text:p>8978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0221" calcext:value-type="float">
            <text:p>902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0918" calcext:value-type="float">
            <text:p>909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1362" calcext:value-type="float">
            <text:p>913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2041" calcext:value-type="float">
            <text:p>920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2530" calcext:value-type="float">
            <text:p>925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3250" calcext:value-type="float">
            <text:p>9325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3841" calcext:value-type="float">
            <text:p>9384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573" calcext:value-type="float">
            <text:p>945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5175" calcext:value-type="float">
            <text:p>9517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5887" calcext:value-type="float">
            <text:p>958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6491" calcext:value-type="float">
            <text:p>964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7207" calcext:value-type="float">
            <text:p>972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7686" calcext:value-type="float">
            <text:p>976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8391" calcext:value-type="float">
            <text:p>9839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8823" calcext:value-type="float">
            <text:p>9882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9560" calcext:value-type="float">
            <text:p>9956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20" calcext:value-type="float">
            <text:p>1000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765" calcext:value-type="float">
            <text:p>10076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1207" calcext:value-type="float">
            <text:p>1012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1961" calcext:value-type="float">
            <text:p>10196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2408" calcext:value-type="float">
            <text:p>10240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3142" calcext:value-type="float">
            <text:p>1031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3628" calcext:value-type="float">
            <text:p>1036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4311" calcext:value-type="float">
            <text:p>1043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4871" calcext:value-type="float">
            <text:p>10487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5532" calcext:value-type="float">
            <text:p>1055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6117" calcext:value-type="float">
            <text:p>1061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6739" calcext:value-type="float">
            <text:p>1067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7336" calcext:value-type="float">
            <text:p>10733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7991" calcext:value-type="float">
            <text:p>10799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8517" calcext:value-type="float">
            <text:p>1085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9188" calcext:value-type="float">
            <text:p>10918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9717" calcext:value-type="float">
            <text:p>1097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0449" calcext:value-type="float">
            <text:p>1104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1003" calcext:value-type="float">
            <text:p>1110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1704" calcext:value-type="float">
            <text:p>11170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2255" calcext:value-type="float">
            <text:p>1122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2933" calcext:value-type="float">
            <text:p>1129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3517" calcext:value-type="float">
            <text:p>1135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4177" calcext:value-type="float">
            <text:p>11417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4781" calcext:value-type="float">
            <text:p>1147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455" calcext:value-type="float">
            <text:p>1154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6085" calcext:value-type="float">
            <text:p>1160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6749" calcext:value-type="float">
            <text:p>1167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7357" calcext:value-type="float">
            <text:p>11735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8009" calcext:value-type="float">
            <text:p>1180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8632" calcext:value-type="float">
            <text:p>1186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9245" calcext:value-type="float">
            <text:p>11924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9916" calcext:value-type="float">
            <text:p>1199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0564" calcext:value-type="float">
            <text:p>12056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1241" calcext:value-type="float">
            <text:p>1212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1885" calcext:value-type="float">
            <text:p>12188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2522" calcext:value-type="float">
            <text:p>1225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3179" calcext:value-type="float">
            <text:p>1231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3852" calcext:value-type="float">
            <text:p>12385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4491" calcext:value-type="float">
            <text:p>1244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5169" calcext:value-type="float">
            <text:p>12516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5811" calcext:value-type="float">
            <text:p>1258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6513" calcext:value-type="float">
            <text:p>1265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7113" calcext:value-type="float">
            <text:p>1271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7813" calcext:value-type="float">
            <text:p>1278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8464" calcext:value-type="float">
            <text:p>12846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9174" calcext:value-type="float">
            <text:p>12917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9829" calcext:value-type="float">
            <text:p>12982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0473" calcext:value-type="float">
            <text:p>1304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1192" calcext:value-type="float">
            <text:p>13119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1841" calcext:value-type="float">
            <text:p>13184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2527" calcext:value-type="float">
            <text:p>1325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3189" calcext:value-type="float">
            <text:p>1331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3854" calcext:value-type="float">
            <text:p>13385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4537" calcext:value-type="float">
            <text:p>13453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5223" calcext:value-type="float">
            <text:p>1352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5904" calcext:value-type="float">
            <text:p>1359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6590" calcext:value-type="float">
            <text:p>13659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7251" calcext:value-type="float">
            <text:p>1372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7941" calcext:value-type="float">
            <text:p>13794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8646" calcext:value-type="float">
            <text:p>13864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9352" calcext:value-type="float">
            <text:p>1393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0023" calcext:value-type="float">
            <text:p>14002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0725" calcext:value-type="float">
            <text:p>1407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1446" calcext:value-type="float">
            <text:p>1414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2099" calcext:value-type="float">
            <text:p>14209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2837" calcext:value-type="float">
            <text:p>14283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3533" calcext:value-type="float">
            <text:p>14353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54" calcext:value-type="float">
            <text:p>14425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944" calcext:value-type="float">
            <text:p>1449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39" calcext:value-type="float">
            <text:p>1456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6372" calcext:value-type="float">
            <text:p>14637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7047" calcext:value-type="float">
            <text:p>14704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7824" calcext:value-type="float">
            <text:p>1478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8524" calcext:value-type="float">
            <text:p>1485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9279" calcext:value-type="float">
            <text:p>14927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9957" calcext:value-type="float">
            <text:p>14995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0707" calcext:value-type="float">
            <text:p>1507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1420" calcext:value-type="float">
            <text:p>15142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2131" calcext:value-type="float">
            <text:p>15213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2865" calcext:value-type="float">
            <text:p>15286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3600" calcext:value-type="float">
            <text:p>1536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4348" calcext:value-type="float">
            <text:p>15434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5105" calcext:value-type="float">
            <text:p>15510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5839" calcext:value-type="float">
            <text:p>15583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6534" calcext:value-type="float">
            <text:p>15653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7296" calcext:value-type="float">
            <text:p>15729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7975" calcext:value-type="float">
            <text:p>15797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8731" calcext:value-type="float">
            <text:p>15873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9450" calcext:value-type="float">
            <text:p>15945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60248" calcext:value-type="float">
            <text:p>16024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61013" calcext:value-type="float">
            <text:p>1610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61793" calcext:value-type="float">
            <text:p>16179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62506" calcext:value-type="float">
            <text:p>1625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63281" calcext:value-type="float">
            <text:p>1632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3953" calcext:value-type="float">
            <text:p>16395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64793" calcext:value-type="float">
            <text:p>16479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65451" calcext:value-type="float">
            <text:p>1654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6348" calcext:value-type="float">
            <text:p>1663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67015" calcext:value-type="float">
            <text:p>1670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7863" calcext:value-type="float">
            <text:p>1678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8513" calcext:value-type="float">
            <text:p>1685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9344" calcext:value-type="float">
            <text:p>16934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70097" calcext:value-type="float">
            <text:p>17009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70886" calcext:value-type="float">
            <text:p>17088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1624" calcext:value-type="float">
            <text:p>1716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2447" calcext:value-type="float">
            <text:p>1724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73204" calcext:value-type="float">
            <text:p>17320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74059" calcext:value-type="float">
            <text:p>1740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74740" calcext:value-type="float">
            <text:p>1747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75671" calcext:value-type="float">
            <text:p>1756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76270" calcext:value-type="float">
            <text:p>17627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77235" calcext:value-type="float">
            <text:p>17723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7849" calcext:value-type="float">
            <text:p>17784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78811" calcext:value-type="float">
            <text:p>1788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79426" calcext:value-type="float">
            <text:p>1794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80413" calcext:value-type="float">
            <text:p>1804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81033" calcext:value-type="float">
            <text:p>1810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81994" calcext:value-type="float">
            <text:p>18199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82673" calcext:value-type="float">
            <text:p>1826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3683" calcext:value-type="float">
            <text:p>18368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84510" calcext:value-type="float">
            <text:p>1845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85538" calcext:value-type="float">
            <text:p>1855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86381" calcext:value-type="float">
            <text:p>18638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87377" calcext:value-type="float">
            <text:p>18737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8221" calcext:value-type="float">
            <text:p>18822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89221" calcext:value-type="float">
            <text:p>1892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89897" calcext:value-type="float">
            <text:p>18989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90874" calcext:value-type="float">
            <text:p>1908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1480" calcext:value-type="float">
            <text:p>19148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2500" calcext:value-type="float">
            <text:p>1925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3145" calcext:value-type="float">
            <text:p>1931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4174" calcext:value-type="float">
            <text:p>19417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4790" calcext:value-type="float">
            <text:p>19479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5831" calcext:value-type="float">
            <text:p>1958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6454" calcext:value-type="float">
            <text:p>19645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7465" calcext:value-type="float">
            <text:p>19746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8142" calcext:value-type="float">
            <text:p>19814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9080" calcext:value-type="float">
            <text:p>19908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9857" calcext:value-type="float">
            <text:p>19985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0768" calcext:value-type="float">
            <text:p>20076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576" calcext:value-type="float">
            <text:p>2015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2434" calcext:value-type="float">
            <text:p>20243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3255" calcext:value-type="float">
            <text:p>20325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4155" calcext:value-type="float">
            <text:p>2041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4880" calcext:value-type="float">
            <text:p>2048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5800" calcext:value-type="float">
            <text:p>2058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6529" calcext:value-type="float">
            <text:p>2065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7532" calcext:value-type="float">
            <text:p>20753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8291" calcext:value-type="float">
            <text:p>20829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9249" calcext:value-type="float">
            <text:p>2092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10003" calcext:value-type="float">
            <text:p>21000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10928" calcext:value-type="float">
            <text:p>21092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11728" calcext:value-type="float">
            <text:p>2117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2627" calcext:value-type="float">
            <text:p>2126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13451" calcext:value-type="float">
            <text:p>2134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4371" calcext:value-type="float">
            <text:p>2143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5226" calcext:value-type="float">
            <text:p>2152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6133" calcext:value-type="float">
            <text:p>2161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6955" calcext:value-type="float">
            <text:p>2169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17846" calcext:value-type="float">
            <text:p>21784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8687" calcext:value-type="float">
            <text:p>21868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19524" calcext:value-type="float">
            <text:p>21952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0429" calcext:value-type="float">
            <text:p>22042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21311" calcext:value-type="float">
            <text:p>2213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2225" calcext:value-type="float">
            <text:p>2222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3099" calcext:value-type="float">
            <text:p>22309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3958" calcext:value-type="float">
            <text:p>22395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4847" calcext:value-type="float">
            <text:p>22484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25756" calcext:value-type="float">
            <text:p>22575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26618" calcext:value-type="float">
            <text:p>2266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7533" calcext:value-type="float">
            <text:p>22753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8397" calcext:value-type="float">
            <text:p>22839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29343" calcext:value-type="float">
            <text:p>2293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0150" calcext:value-type="float">
            <text:p>23015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1093" calcext:value-type="float">
            <text:p>23109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1968" calcext:value-type="float">
            <text:p>2319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2922" calcext:value-type="float">
            <text:p>23292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33799" calcext:value-type="float">
            <text:p>23379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34664" calcext:value-type="float">
            <text:p>2346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35627" calcext:value-type="float">
            <text:p>2356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36498" calcext:value-type="float">
            <text:p>23649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37416" calcext:value-type="float">
            <text:p>2374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38302" calcext:value-type="float">
            <text:p>23830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39191" calcext:value-type="float">
            <text:p>23919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0104" calcext:value-type="float">
            <text:p>24010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41020" calcext:value-type="float">
            <text:p>24102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1929" calcext:value-type="float">
            <text:p>24192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2844" calcext:value-type="float">
            <text:p>24284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43725" calcext:value-type="float">
            <text:p>2437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4644" calcext:value-type="float">
            <text:p>24464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5583" calcext:value-type="float">
            <text:p>24558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46522" calcext:value-type="float">
            <text:p>2465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7414" calcext:value-type="float">
            <text:p>2474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48347" calcext:value-type="float">
            <text:p>2483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9305" calcext:value-type="float">
            <text:p>24930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0171" calcext:value-type="float">
            <text:p>25017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1151" calcext:value-type="float">
            <text:p>25115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2072" calcext:value-type="float">
            <text:p>25207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3029" calcext:value-type="float">
            <text:p>25302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3942" calcext:value-type="float">
            <text:p>25394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4863" calcext:value-type="float">
            <text:p>2548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5831" calcext:value-type="float">
            <text:p>25583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6724" calcext:value-type="float">
            <text:p>2567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7749" calcext:value-type="float">
            <text:p>25774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8674" calcext:value-type="float">
            <text:p>25867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9669" calcext:value-type="float">
            <text:p>25966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60564" calcext:value-type="float">
            <text:p>26056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61552" calcext:value-type="float">
            <text:p>2615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62491" calcext:value-type="float">
            <text:p>26249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63429" calcext:value-type="float">
            <text:p>26342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64392" calcext:value-type="float">
            <text:p>26439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65361" calcext:value-type="float">
            <text:p>26536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66340" calcext:value-type="float">
            <text:p>26634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67338" calcext:value-type="float">
            <text:p>2673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8297" calcext:value-type="float">
            <text:p>26829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69215" calcext:value-type="float">
            <text:p>2692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0210" calcext:value-type="float">
            <text:p>2702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1104" calcext:value-type="float">
            <text:p>27110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2090" calcext:value-type="float">
            <text:p>27209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3035" calcext:value-type="float">
            <text:p>2730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4076" calcext:value-type="float">
            <text:p>27407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5077" calcext:value-type="float">
            <text:p>27507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6097" calcext:value-type="float">
            <text:p>27609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7027" calcext:value-type="float">
            <text:p>27702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78041" calcext:value-type="float">
            <text:p>2780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78918" calcext:value-type="float">
            <text:p>2789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80014" calcext:value-type="float">
            <text:p>28001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0871" calcext:value-type="float">
            <text:p>28087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82041" calcext:value-type="float">
            <text:p>28204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82907" calcext:value-type="float">
            <text:p>28290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84010" calcext:value-type="float">
            <text:p>2840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84854" calcext:value-type="float">
            <text:p>28485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85935" calcext:value-type="float">
            <text:p>28593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86913" calcext:value-type="float">
            <text:p>2869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87938" calcext:value-type="float">
            <text:p>28793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88896" calcext:value-type="float">
            <text:p>28889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89964" calcext:value-type="float">
            <text:p>28996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90943" calcext:value-type="float">
            <text:p>29094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92055" calcext:value-type="float">
            <text:p>29205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92933" calcext:value-type="float">
            <text:p>29293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94142" calcext:value-type="float">
            <text:p>29414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94913" calcext:value-type="float">
            <text:p>2949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96164" calcext:value-type="float">
            <text:p>29616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96955" calcext:value-type="float">
            <text:p>2969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98202" calcext:value-type="float">
            <text:p>29820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98993" calcext:value-type="float">
            <text:p>29899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0270" calcext:value-type="float">
            <text:p>30027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1066" calcext:value-type="float">
            <text:p>30106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2309" calcext:value-type="float">
            <text:p>30230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3178" calcext:value-type="float">
            <text:p>30317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4478" calcext:value-type="float">
            <text:p>30447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5541" calcext:value-type="float">
            <text:p>30554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6865" calcext:value-type="float">
            <text:p>30686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07949" calcext:value-type="float">
            <text:p>30794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9229" calcext:value-type="float">
            <text:p>30922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10313" calcext:value-type="float">
            <text:p>3103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11597" calcext:value-type="float">
            <text:p>31159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12470" calcext:value-type="float">
            <text:p>31247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13719" calcext:value-type="float">
            <text:p>31371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14499" calcext:value-type="float">
            <text:p>3144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15802" calcext:value-type="float">
            <text:p>31580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16632" calcext:value-type="float">
            <text:p>31663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17945" calcext:value-type="float">
            <text:p>3179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18735" calcext:value-type="float">
            <text:p>3187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0063" calcext:value-type="float">
            <text:p>3200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20862" calcext:value-type="float">
            <text:p>32086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22150" calcext:value-type="float">
            <text:p>32215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23018" calcext:value-type="float">
            <text:p>323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24211" calcext:value-type="float">
            <text:p>32421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25205" calcext:value-type="float">
            <text:p>3252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26366" calcext:value-type="float">
            <text:p>32636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27397" calcext:value-type="float">
            <text:p>32739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28491" calcext:value-type="float">
            <text:p>32849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29536" calcext:value-type="float">
            <text:p>32953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0681" calcext:value-type="float">
            <text:p>33068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1605" calcext:value-type="float">
            <text:p>3316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32774" calcext:value-type="float">
            <text:p>33277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33703" calcext:value-type="float">
            <text:p>33370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34977" calcext:value-type="float">
            <text:p>33497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35941" calcext:value-type="float">
            <text:p>33594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37156" calcext:value-type="float">
            <text:p>33715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38113" calcext:value-type="float">
            <text:p>3381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39285" calcext:value-type="float">
            <text:p>33928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40301" calcext:value-type="float">
            <text:p>34030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41439" calcext:value-type="float">
            <text:p>34143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42483" calcext:value-type="float">
            <text:p>34248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43649" calcext:value-type="float">
            <text:p>34364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44729" calcext:value-type="float">
            <text:p>34472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45879" calcext:value-type="float">
            <text:p>34587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46915" calcext:value-type="float">
            <text:p>3469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48045" calcext:value-type="float">
            <text:p>34804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49104" calcext:value-type="float">
            <text:p>34910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50165" calcext:value-type="float">
            <text:p>35016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51304" calcext:value-type="float">
            <text:p>35130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52420" calcext:value-type="float">
            <text:p>3524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53571" calcext:value-type="float">
            <text:p>35357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54675" calcext:value-type="float">
            <text:p>35467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55756" calcext:value-type="float">
            <text:p>35575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56877" calcext:value-type="float">
            <text:p>35687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58022" calcext:value-type="float">
            <text:p>3580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59107" calcext:value-type="float">
            <text:p>35910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60259" calcext:value-type="float">
            <text:p>36025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61345" calcext:value-type="float">
            <text:p>36134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62535" calcext:value-type="float">
            <text:p>36253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63549" calcext:value-type="float">
            <text:p>36354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64735" calcext:value-type="float">
            <text:p>36473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65834" calcext:value-type="float">
            <text:p>36583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67032" calcext:value-type="float">
            <text:p>36703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68131" calcext:value-type="float">
            <text:p>36813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69217" calcext:value-type="float">
            <text:p>36921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70424" calcext:value-type="float">
            <text:p>37042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71517" calcext:value-type="float">
            <text:p>37151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72667" calcext:value-type="float">
            <text:p>37266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73777" calcext:value-type="float">
            <text:p>3737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4890" calcext:value-type="float">
            <text:p>37489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76033" calcext:value-type="float">
            <text:p>37603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77179" calcext:value-type="float">
            <text:p>37717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78316" calcext:value-type="float">
            <text:p>3783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79460" calcext:value-type="float">
            <text:p>37946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80561" calcext:value-type="float">
            <text:p>38056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81709" calcext:value-type="float">
            <text:p>38170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82882" calcext:value-type="float">
            <text:p>38288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84054" calcext:value-type="float">
            <text:p>38405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85167" calcext:value-type="float">
            <text:p>38516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86331" calcext:value-type="float">
            <text:p>38633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87526" calcext:value-type="float">
            <text:p>38752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88605" calcext:value-type="float">
            <text:p>3886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89827" calcext:value-type="float">
            <text:p>38982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90973" calcext:value-type="float">
            <text:p>39097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92166" calcext:value-type="float">
            <text:p>39216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93302" calcext:value-type="float">
            <text:p>39330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94449" calcext:value-type="float">
            <text:p>39444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95652" calcext:value-type="float">
            <text:p>39565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96763" calcext:value-type="float">
            <text:p>39676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8036" calcext:value-type="float">
            <text:p>39803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9186" calcext:value-type="float">
            <text:p>39918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00421" calcext:value-type="float">
            <text:p>40042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01533" calcext:value-type="float">
            <text:p>40153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02759" calcext:value-type="float">
            <text:p>40275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03924" calcext:value-type="float">
            <text:p>40392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05089" calcext:value-type="float">
            <text:p>40508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06281" calcext:value-type="float">
            <text:p>40628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07484" calcext:value-type="float">
            <text:p>40748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08694" calcext:value-type="float">
            <text:p>40869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9933" calcext:value-type="float">
            <text:p>40993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11117" calcext:value-type="float">
            <text:p>41111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12258" calcext:value-type="float">
            <text:p>41225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13486" calcext:value-type="float">
            <text:p>41348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14595" calcext:value-type="float">
            <text:p>41459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15811" calcext:value-type="float">
            <text:p>41581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16982" calcext:value-type="float">
            <text:p>41698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18266" calcext:value-type="float">
            <text:p>41826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19503" calcext:value-type="float">
            <text:p>41950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20763" calcext:value-type="float">
            <text:p>42076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21910" calcext:value-type="float">
            <text:p>4219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23163" calcext:value-type="float">
            <text:p>42316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24245" calcext:value-type="float">
            <text:p>42424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25597" calcext:value-type="float">
            <text:p>42559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26653" calcext:value-type="float">
            <text:p>42665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28096" calcext:value-type="float">
            <text:p>4280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29161" calcext:value-type="float">
            <text:p>42916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30519" calcext:value-type="float">
            <text:p>43051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31557" calcext:value-type="float">
            <text:p>43155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32888" calcext:value-type="float">
            <text:p>4328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4091" calcext:value-type="float">
            <text:p>43409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35352" calcext:value-type="float">
            <text:p>43535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36530" calcext:value-type="float">
            <text:p>43653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37843" calcext:value-type="float">
            <text:p>43784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39044" calcext:value-type="float">
            <text:p>43904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40413" calcext:value-type="float">
            <text:p>44041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41488" calcext:value-type="float">
            <text:p>44148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42975" calcext:value-type="float">
            <text:p>44297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43918" calcext:value-type="float">
            <text:p>4439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45455" calcext:value-type="float">
            <text:p>4454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46423" calcext:value-type="float">
            <text:p>44642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47955" calcext:value-type="float">
            <text:p>44795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48922" calcext:value-type="float">
            <text:p>44892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50489" calcext:value-type="float">
            <text:p>45048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51461" calcext:value-type="float">
            <text:p>45146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52986" calcext:value-type="float">
            <text:p>45298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54045" calcext:value-type="float">
            <text:p>45404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55635" calcext:value-type="float">
            <text:p>45563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56934" calcext:value-type="float">
            <text:p>45693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58554" calcext:value-type="float">
            <text:p>45855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9879" calcext:value-type="float">
            <text:p>45987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61443" calcext:value-type="float">
            <text:p>46144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62767" calcext:value-type="float">
            <text:p>46276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64335" calcext:value-type="float">
            <text:p>46433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65405" calcext:value-type="float">
            <text:p>46540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66926" calcext:value-type="float">
            <text:p>46692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67880" calcext:value-type="float">
            <text:p>46788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69466" calcext:value-type="float">
            <text:p>46946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70481" calcext:value-type="float">
            <text:p>47048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72078" calcext:value-type="float">
            <text:p>47207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73042" calcext:value-type="float">
            <text:p>47304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74657" calcext:value-type="float">
            <text:p>47465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75632" calcext:value-type="float">
            <text:p>47563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77197" calcext:value-type="float">
            <text:p>47719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78256" calcext:value-type="float">
            <text:p>47825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79704" calcext:value-type="float">
            <text:p>47970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80915" calcext:value-type="float">
            <text:p>4809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82326" calcext:value-type="float">
            <text:p>48232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83580" calcext:value-type="float">
            <text:p>48358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84910" calcext:value-type="float">
            <text:p>4849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86179" calcext:value-type="float">
            <text:p>48617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87569" calcext:value-type="float">
            <text:p>48756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88692" calcext:value-type="float">
            <text:p>48869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90110" calcext:value-type="float">
            <text:p>4901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91239" calcext:value-type="float">
            <text:p>49123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92784" calcext:value-type="float">
            <text:p>49278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93953" calcext:value-type="float">
            <text:p>49395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95425" calcext:value-type="float">
            <text:p>49542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96585" calcext:value-type="float">
            <text:p>49658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98004" calcext:value-type="float">
            <text:p>4980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99236" calcext:value-type="float">
            <text:p>4992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00613" calcext:value-type="float">
            <text:p>5006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01877" calcext:value-type="float">
            <text:p>50187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03289" calcext:value-type="float">
            <text:p>50328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04594" calcext:value-type="float">
            <text:p>50459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05987" calcext:value-type="float">
            <text:p>50598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07237" calcext:value-type="float">
            <text:p>50723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08606" calcext:value-type="float">
            <text:p>50860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09883" calcext:value-type="float">
            <text:p>50988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11168" calcext:value-type="float">
            <text:p>51116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12541" calcext:value-type="float">
            <text:p>51254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13891" calcext:value-type="float">
            <text:p>51389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15279" calcext:value-type="float">
            <text:p>51527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16613" calcext:value-type="float">
            <text:p>5166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17916" calcext:value-type="float">
            <text:p>5179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19269" calcext:value-type="float">
            <text:p>51926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20650" calcext:value-type="float">
            <text:p>52065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21958" calcext:value-type="float">
            <text:p>52195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23347" calcext:value-type="float">
            <text:p>52334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24655" calcext:value-type="float">
            <text:p>5246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26089" calcext:value-type="float">
            <text:p>52608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27310" calcext:value-type="float">
            <text:p>5273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28739" calcext:value-type="float">
            <text:p>52873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30062" calcext:value-type="float">
            <text:p>53006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31504" calcext:value-type="float">
            <text:p>53150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32825" calcext:value-type="float">
            <text:p>53282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34132" calcext:value-type="float">
            <text:p>53413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35583" calcext:value-type="float">
            <text:p>53558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36898" calcext:value-type="float">
            <text:p>5368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38280" calcext:value-type="float">
            <text:p>53828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39614" calcext:value-type="float">
            <text:p>5396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40951" calcext:value-type="float">
            <text:p>54095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42324" calcext:value-type="float">
            <text:p>54232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43700" calcext:value-type="float">
            <text:p>54370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45065" calcext:value-type="float">
            <text:p>54506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46438" calcext:value-type="float">
            <text:p>54643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47759" calcext:value-type="float">
            <text:p>5477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49136" calcext:value-type="float">
            <text:p>54913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50543" calcext:value-type="float">
            <text:p>55054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51948" calcext:value-type="float">
            <text:p>5519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53282" calcext:value-type="float">
            <text:p>55328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54677" calcext:value-type="float">
            <text:p>55467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56109" calcext:value-type="float">
            <text:p>55610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57401" calcext:value-type="float">
            <text:p>55740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58865" calcext:value-type="float">
            <text:p>55886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60236" calcext:value-type="float">
            <text:p>56023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61665" calcext:value-type="float">
            <text:p>56166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63024" calcext:value-type="float">
            <text:p>56302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64397" calcext:value-type="float">
            <text:p>56439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65835" calcext:value-type="float">
            <text:p>5658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67164" calcext:value-type="float">
            <text:p>56716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68685" calcext:value-type="float">
            <text:p>56868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70060" calcext:value-type="float">
            <text:p>57006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71535" calcext:value-type="float">
            <text:p>57153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72864" calcext:value-type="float">
            <text:p>57286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74328" calcext:value-type="float">
            <text:p>57432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75719" calcext:value-type="float">
            <text:p>57571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77111" calcext:value-type="float">
            <text:p>57711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78532" calcext:value-type="float">
            <text:p>57853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79969" calcext:value-type="float">
            <text:p>57996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81410" calcext:value-type="float">
            <text:p>5814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82890" calcext:value-type="float">
            <text:p>58289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84299" calcext:value-type="float">
            <text:p>58429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85663" calcext:value-type="float">
            <text:p>58566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87124" calcext:value-type="float">
            <text:p>58712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88448" calcext:value-type="float">
            <text:p>58844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89894" calcext:value-type="float">
            <text:p>58989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91291" calcext:value-type="float">
            <text:p>59129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92818" calcext:value-type="float">
            <text:p>5928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94291" calcext:value-type="float">
            <text:p>59429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95791" calcext:value-type="float">
            <text:p>59579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97155" calcext:value-type="float">
            <text:p>59715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98647" calcext:value-type="float">
            <text:p>59864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99934" calcext:value-type="float">
            <text:p>59993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01542" calcext:value-type="float">
            <text:p>60154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02797" calcext:value-type="float">
            <text:p>60279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04513" calcext:value-type="float">
            <text:p>6045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05777" calcext:value-type="float">
            <text:p>60577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07390" calcext:value-type="float">
            <text:p>60739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08622" calcext:value-type="float">
            <text:p>60862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10203" calcext:value-type="float">
            <text:p>61020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11631" calcext:value-type="float">
            <text:p>6116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13128" calcext:value-type="float">
            <text:p>61312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14526" calcext:value-type="float">
            <text:p>61452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16084" calcext:value-type="float">
            <text:p>61608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17507" calcext:value-type="float">
            <text:p>61750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19133" calcext:value-type="float">
            <text:p>61913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20405" calcext:value-type="float">
            <text:p>62040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22170" calcext:value-type="float">
            <text:p>62217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23285" calcext:value-type="float">
            <text:p>62328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25108" calcext:value-type="float">
            <text:p>62510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26253" calcext:value-type="float">
            <text:p>62625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28070" calcext:value-type="float">
            <text:p>62807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29213" calcext:value-type="float">
            <text:p>62921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31070" calcext:value-type="float">
            <text:p>63107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32218" calcext:value-type="float">
            <text:p>6322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34025" calcext:value-type="float">
            <text:p>63402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35274" calcext:value-type="float">
            <text:p>63527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37154" calcext:value-type="float">
            <text:p>63715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38689" calcext:value-type="float">
            <text:p>63868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0605" calcext:value-type="float">
            <text:p>64060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42171" calcext:value-type="float">
            <text:p>64217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44019" calcext:value-type="float">
            <text:p>64401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45583" calcext:value-type="float">
            <text:p>64558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47435" calcext:value-type="float">
            <text:p>6474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48702" calcext:value-type="float">
            <text:p>64870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50495" calcext:value-type="float">
            <text:p>65049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51623" calcext:value-type="float">
            <text:p>65162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53492" calcext:value-type="float">
            <text:p>65349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54692" calcext:value-type="float">
            <text:p>65469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56573" calcext:value-type="float">
            <text:p>65657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57711" calcext:value-type="float">
            <text:p>6577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59613" calcext:value-type="float">
            <text:p>65961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60764" calcext:value-type="float">
            <text:p>66076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62606" calcext:value-type="float">
            <text:p>66260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63856" calcext:value-type="float">
            <text:p>66385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65559" calcext:value-type="float">
            <text:p>66555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66987" calcext:value-type="float">
            <text:p>66698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68648" calcext:value-type="float">
            <text:p>66864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70125" calcext:value-type="float">
            <text:p>6701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71691" calcext:value-type="float">
            <text:p>67169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73184" calcext:value-type="float">
            <text:p>67318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74819" calcext:value-type="float">
            <text:p>67481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76141" calcext:value-type="float">
            <text:p>67614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77808" calcext:value-type="float">
            <text:p>67780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79137" calcext:value-type="float">
            <text:p>67913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80953" calcext:value-type="float">
            <text:p>68095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82327" calcext:value-type="float">
            <text:p>68232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84056" calcext:value-type="float">
            <text:p>6840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85419" calcext:value-type="float">
            <text:p>6854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87085" calcext:value-type="float">
            <text:p>6870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88533" calcext:value-type="float">
            <text:p>68853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90149" calcext:value-type="float">
            <text:p>69014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91633" calcext:value-type="float">
            <text:p>69163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93291" calcext:value-type="float">
            <text:p>69329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94821" calcext:value-type="float">
            <text:p>6948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96457" calcext:value-type="float">
            <text:p>69645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97921" calcext:value-type="float">
            <text:p>6979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99529" calcext:value-type="float">
            <text:p>69952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01024" calcext:value-type="float">
            <text:p>70102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02533" calcext:value-type="float">
            <text:p>70253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04140" calcext:value-type="float">
            <text:p>70414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05724" calcext:value-type="float">
            <text:p>70572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07349" calcext:value-type="float">
            <text:p>70734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08913" calcext:value-type="float">
            <text:p>70891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10438" calcext:value-type="float">
            <text:p>71043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12023" calcext:value-type="float">
            <text:p>7120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13640" calcext:value-type="float">
            <text:p>71364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15171" calcext:value-type="float">
            <text:p>71517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16797" calcext:value-type="float">
            <text:p>7167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18327" calcext:value-type="float">
            <text:p>71832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20005" calcext:value-type="float">
            <text:p>72000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21433" calcext:value-type="float">
            <text:p>72143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23105" calcext:value-type="float">
            <text:p>72310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24652" calcext:value-type="float">
            <text:p>72465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26338" calcext:value-type="float">
            <text:p>72633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27881" calcext:value-type="float">
            <text:p>72788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29409" calcext:value-type="float">
            <text:p>72940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31104" calcext:value-type="float">
            <text:p>73110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32641" calcext:value-type="float">
            <text:p>73264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34255" calcext:value-type="float">
            <text:p>73425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35813" calcext:value-type="float">
            <text:p>7358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37374" calcext:value-type="float">
            <text:p>73737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38977" calcext:value-type="float">
            <text:p>73897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40583" calcext:value-type="float">
            <text:p>74058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42176" calcext:value-type="float">
            <text:p>74217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43778" calcext:value-type="float">
            <text:p>74377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45319" calcext:value-type="float">
            <text:p>74531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46925" calcext:value-type="float">
            <text:p>74692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48566" calcext:value-type="float">
            <text:p>74856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50204" calcext:value-type="float">
            <text:p>75020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51759" calcext:value-type="float">
            <text:p>75175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53385" calcext:value-type="float">
            <text:p>75338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55054" calcext:value-type="float">
            <text:p>7550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56559" calcext:value-type="float">
            <text:p>7565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58265" calcext:value-type="float">
            <text:p>75826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59861" calcext:value-type="float">
            <text:p>75986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61526" calcext:value-type="float">
            <text:p>76152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63108" calcext:value-type="float">
            <text:p>76310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64707" calcext:value-type="float">
            <text:p>76470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66380" calcext:value-type="float">
            <text:p>76638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67927" calcext:value-type="float">
            <text:p>76792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69696" calcext:value-type="float">
            <text:p>76969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71296" calcext:value-type="float">
            <text:p>77129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73011" calcext:value-type="float">
            <text:p>77301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74557" calcext:value-type="float">
            <text:p>77455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76259" calcext:value-type="float">
            <text:p>7762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77876" calcext:value-type="float">
            <text:p>77787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79495" calcext:value-type="float">
            <text:p>77949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81145" calcext:value-type="float">
            <text:p>7811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82816" calcext:value-type="float">
            <text:p>7828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84488" calcext:value-type="float">
            <text:p>78448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86209" calcext:value-type="float">
            <text:p>78620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87843" calcext:value-type="float">
            <text:p>7878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89430" calcext:value-type="float">
            <text:p>78943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91124" calcext:value-type="float">
            <text:p>7911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92663" calcext:value-type="float">
            <text:p>79266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94339" calcext:value-type="float">
            <text:p>79433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95962" calcext:value-type="float">
            <text:p>79596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97732" calcext:value-type="float">
            <text:p>79773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99441" calcext:value-type="float">
            <text:p>79944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01181" calcext:value-type="float">
            <text:p>80118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02762" calcext:value-type="float">
            <text:p>80276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04493" calcext:value-type="float">
            <text:p>80449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05985" calcext:value-type="float">
            <text:p>80598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07849" calcext:value-type="float">
            <text:p>80784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09303" calcext:value-type="float">
            <text:p>80930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11292" calcext:value-type="float">
            <text:p>81129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12755" calcext:value-type="float">
            <text:p>81275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14623" calcext:value-type="float">
            <text:p>81462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16049" calcext:value-type="float">
            <text:p>81604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17880" calcext:value-type="float">
            <text:p>81788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19533" calcext:value-type="float">
            <text:p>81953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21266" calcext:value-type="float">
            <text:p>82126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22884" calcext:value-type="float">
            <text:p>82288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24687" calcext:value-type="float">
            <text:p>82468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26332" calcext:value-type="float">
            <text:p>82633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28215" calcext:value-type="float">
            <text:p>8282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29684" calcext:value-type="float">
            <text:p>82968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31727" calcext:value-type="float">
            <text:p>8317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33014" calcext:value-type="float">
            <text:p>83301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35123" calcext:value-type="float">
            <text:p>83512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36445" calcext:value-type="float">
            <text:p>83644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38547" calcext:value-type="float">
            <text:p>83854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39866" calcext:value-type="float">
            <text:p>83986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42013" calcext:value-type="float">
            <text:p>8420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43337" calcext:value-type="float">
            <text:p>84333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45426" calcext:value-type="float">
            <text:p>84542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46865" calcext:value-type="float">
            <text:p>84686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49035" calcext:value-type="float">
            <text:p>8490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50806" calcext:value-type="float">
            <text:p>85080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53018" calcext:value-type="float">
            <text:p>853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54825" calcext:value-type="float">
            <text:p>85482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56957" calcext:value-type="float">
            <text:p>85695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58761" calcext:value-type="float">
            <text:p>85876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60897" calcext:value-type="float">
            <text:p>86089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62361" calcext:value-type="float">
            <text:p>86236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64426" calcext:value-type="float">
            <text:p>86442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65728" calcext:value-type="float">
            <text:p>86572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67880" calcext:value-type="float">
            <text:p>86788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69265" calcext:value-type="float">
            <text:p>86926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71430" calcext:value-type="float">
            <text:p>87143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72742" calcext:value-type="float">
            <text:p>87274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74931" calcext:value-type="float">
            <text:p>87493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76258" calcext:value-type="float">
            <text:p>87625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78377" calcext:value-type="float">
            <text:p>87837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79818" calcext:value-type="float">
            <text:p>8798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81776" calcext:value-type="float">
            <text:p>88177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83421" calcext:value-type="float">
            <text:p>8834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85332" calcext:value-type="float">
            <text:p>8853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7032" calcext:value-type="float">
            <text:p>88703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88834" calcext:value-type="float">
            <text:p>88883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90551" calcext:value-type="float">
            <text:p>89055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92431" calcext:value-type="float">
            <text:p>89243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893952" calcext:value-type="float">
            <text:p>89395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95868" calcext:value-type="float">
            <text:p>89586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97397" calcext:value-type="float">
            <text:p>89739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99484" calcext:value-type="float">
            <text:p>89948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01063" calcext:value-type="float">
            <text:p>90106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03049" calcext:value-type="float">
            <text:p>90304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4615" calcext:value-type="float">
            <text:p>90461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906528" calcext:value-type="float">
            <text:p>90652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908192" calcext:value-type="float">
            <text:p>90819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10047" calcext:value-type="float">
            <text:p>91004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911751" calcext:value-type="float">
            <text:p>91175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913655" calcext:value-type="float">
            <text:p>91365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15410" calcext:value-type="float">
            <text:p>91541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917289" calcext:value-type="float">
            <text:p>91728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18967" calcext:value-type="float">
            <text:p>91896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920814" calcext:value-type="float">
            <text:p>92081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22527" calcext:value-type="float">
            <text:p>92252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924260" calcext:value-type="float">
            <text:p>92426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926101" calcext:value-type="float">
            <text:p>9261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27919" calcext:value-type="float">
            <text:p>9279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29781" calcext:value-type="float">
            <text:p>92978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931575" calcext:value-type="float">
            <text:p>93157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933322" calcext:value-type="float">
            <text:p>93332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935139" calcext:value-type="float">
            <text:p>93513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36992" calcext:value-type="float">
            <text:p>93699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38746" calcext:value-type="float">
            <text:p>93874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40609" calcext:value-type="float">
            <text:p>94060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942361" calcext:value-type="float">
            <text:p>94236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44283" calcext:value-type="float">
            <text:p>94428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45918" calcext:value-type="float">
            <text:p>94591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947833" calcext:value-type="float">
            <text:p>94783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949604" calcext:value-type="float">
            <text:p>94960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951534" calcext:value-type="float">
            <text:p>95153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953299" calcext:value-type="float">
            <text:p>95329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55048" calcext:value-type="float">
            <text:p>95504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56987" calcext:value-type="float">
            <text:p>95698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58746" calcext:value-type="float">
            <text:p>95874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960592" calcext:value-type="float">
            <text:p>96059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962374" calcext:value-type="float">
            <text:p>96237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64159" calcext:value-type="float">
            <text:p>96415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965992" calcext:value-type="float">
            <text:p>96599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67828" calcext:value-type="float">
            <text:p>96782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969649" calcext:value-type="float">
            <text:p>96964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71480" calcext:value-type="float">
            <text:p>97148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73241" calcext:value-type="float">
            <text:p>97324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75076" calcext:value-type="float">
            <text:p>97507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76951" calcext:value-type="float">
            <text:p>97695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978822" calcext:value-type="float">
            <text:p>97882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80598" calcext:value-type="float">
            <text:p>98059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982455" calcext:value-type="float">
            <text:p>98245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84361" calcext:value-type="float">
            <text:p>98436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986079" calcext:value-type="float">
            <text:p>98607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988027" calcext:value-type="float">
            <text:p>98802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989848" calcext:value-type="float">
            <text:p>98984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91749" calcext:value-type="float">
            <text:p>99174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993554" calcext:value-type="float">
            <text:p>99355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95379" calcext:value-type="float">
            <text:p>99537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997287" calcext:value-type="float">
            <text:p>99728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99052" calcext:value-type="float">
            <text:p>99905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01069" calcext:value-type="float">
            <text:p>100106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02894" calcext:value-type="float">
            <text:p>100289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04849" calcext:value-type="float">
            <text:p>100484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06612" calcext:value-type="float">
            <text:p>100661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08552" calcext:value-type="float">
            <text:p>100855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10395" calcext:value-type="float">
            <text:p>101039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12241" calcext:value-type="float">
            <text:p>101224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14120" calcext:value-type="float">
            <text:p>101412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16025" calcext:value-type="float">
            <text:p>101602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17928" calcext:value-type="float">
            <text:p>101792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19890" calcext:value-type="float">
            <text:p>101989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21749" calcext:value-type="float">
            <text:p>102174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23559" calcext:value-type="float">
            <text:p>102355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25486" calcext:value-type="float">
            <text:p>102548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27240" calcext:value-type="float">
            <text:p>102724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29146" calcext:value-type="float">
            <text:p>102914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30995" calcext:value-type="float">
            <text:p>103099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33008" calcext:value-type="float">
            <text:p>103300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34953" calcext:value-type="float">
            <text:p>103495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36933" calcext:value-type="float">
            <text:p>103693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38731" calcext:value-type="float">
            <text:p>103873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40701" calcext:value-type="float">
            <text:p>104070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42398" calcext:value-type="float">
            <text:p>104239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44518" calcext:value-type="float">
            <text:p>104451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46171" calcext:value-type="float">
            <text:p>104617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48433" calcext:value-type="float">
            <text:p>104843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50095" calcext:value-type="float">
            <text:p>105009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52218" calcext:value-type="float">
            <text:p>105221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53838" calcext:value-type="float">
            <text:p>105383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55919" calcext:value-type="float">
            <text:p>105591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57797" calcext:value-type="float">
            <text:p>105779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59766" calcext:value-type="float">
            <text:p>105976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61604" calcext:value-type="float">
            <text:p>106160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63652" calcext:value-type="float">
            <text:p>106365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65519" calcext:value-type="float">
            <text:p>106551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67659" calcext:value-type="float">
            <text:p>106765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69325" calcext:value-type="float">
            <text:p>10693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71646" calcext:value-type="float">
            <text:p>107164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73105" calcext:value-type="float">
            <text:p>107310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75500" calcext:value-type="float">
            <text:p>10755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76999" calcext:value-type="float">
            <text:p>107699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79386" calcext:value-type="float">
            <text:p>107938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80881" calcext:value-type="float">
            <text:p>108088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83318" calcext:value-type="float">
            <text:p>108331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84818" calcext:value-type="float">
            <text:p>108481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87189" calcext:value-type="float">
            <text:p>108718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88818" calcext:value-type="float">
            <text:p>108881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91278" calcext:value-type="float">
            <text:p>109127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93285" calcext:value-type="float">
            <text:p>109328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95793" calcext:value-type="float">
            <text:p>109579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97841" calcext:value-type="float">
            <text:p>109784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00257" calcext:value-type="float">
            <text:p>110025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02301" calcext:value-type="float">
            <text:p>110230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04721" calcext:value-type="float">
            <text:p>110472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06382" calcext:value-type="float">
            <text:p>110638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08719" calcext:value-type="float">
            <text:p>110871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10195" calcext:value-type="float">
            <text:p>111019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12630" calcext:value-type="float">
            <text:p>111263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14200" calcext:value-type="float">
            <text:p>111420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16649" calcext:value-type="float">
            <text:p>111664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18135" calcext:value-type="float">
            <text:p>111813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20611" calcext:value-type="float">
            <text:p>11206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2114" calcext:value-type="float">
            <text:p>112211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24510" calcext:value-type="float">
            <text:p>112451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26142" calcext:value-type="float">
            <text:p>112614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28355" calcext:value-type="float">
            <text:p>112835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30217" calcext:value-type="float">
            <text:p>113021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32378" calcext:value-type="float">
            <text:p>113237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34301" calcext:value-type="float">
            <text:p>113430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36339" calcext:value-type="float">
            <text:p>113633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38280" calcext:value-type="float">
            <text:p>113828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40405" calcext:value-type="float">
            <text:p>114040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42125" calcext:value-type="float">
            <text:p>114212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44290" calcext:value-type="float">
            <text:p>114429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46019" calcext:value-type="float">
            <text:p>114601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48377" calcext:value-type="float">
            <text:p>114837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50161" calcext:value-type="float">
            <text:p>115016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52404" calcext:value-type="float">
            <text:p>115240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54173" calcext:value-type="float">
            <text:p>115417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56333" calcext:value-type="float">
            <text:p>115633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58213" calcext:value-type="float">
            <text:p>115821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60307" calcext:value-type="float">
            <text:p>116030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62231" calcext:value-type="float">
            <text:p>116223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64381" calcext:value-type="float">
            <text:p>116438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66361" calcext:value-type="float">
            <text:p>116636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68483" calcext:value-type="float">
            <text:p>116848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70375" calcext:value-type="float">
            <text:p>117037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72461" calcext:value-type="float">
            <text:p>117246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74392" calcext:value-type="float">
            <text:p>117439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76349" calcext:value-type="float">
            <text:p>1176349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78424" calcext:value-type="float">
            <text:p>117842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80476" calcext:value-type="float">
            <text:p>118047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82575" calcext:value-type="float">
            <text:p>118257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84599" calcext:value-type="float">
            <text:p>118459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86568" calcext:value-type="float">
            <text:p>1186568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88617" calcext:value-type="float">
            <text:p>118861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90706" calcext:value-type="float">
            <text:p>119070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92683" calcext:value-type="float">
            <text:p>119268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94783" calcext:value-type="float">
            <text:p>119478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96757" calcext:value-type="float">
            <text:p>119675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98923" calcext:value-type="float">
            <text:p>119892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200765" calcext:value-type="float">
            <text:p>120076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202923" calcext:value-type="float">
            <text:p>120292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204918" calcext:value-type="float">
            <text:p>120491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207092" calcext:value-type="float">
            <text:p>120709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209079" calcext:value-type="float">
            <text:p>120907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211049" calcext:value-type="float">
            <text:p>121104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13232" calcext:value-type="float">
            <text:p>121323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215213" calcext:value-type="float">
            <text:p>121521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217291" calcext:value-type="float">
            <text:p>121729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19297" calcext:value-type="float">
            <text:p>121929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221306" calcext:value-type="float">
            <text:p>122130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223369" calcext:value-type="float">
            <text:p>122336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225435" calcext:value-type="float">
            <text:p>122543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27484" calcext:value-type="float">
            <text:p>122748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229544" calcext:value-type="float">
            <text:p>122954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31525" calcext:value-type="float">
            <text:p>123152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33589" calcext:value-type="float">
            <text:p>123358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35698" calcext:value-type="float">
            <text:p>123569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237802" calcext:value-type="float">
            <text:p>123780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239799" calcext:value-type="float">
            <text:p>123979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41887" calcext:value-type="float">
            <text:p>124188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244030" calcext:value-type="float">
            <text:p>124403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245961" calcext:value-type="float">
            <text:p>124596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248151" calcext:value-type="float">
            <text:p>124815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250197" calcext:value-type="float">
            <text:p>125019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252334" calcext:value-type="float">
            <text:p>125233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54362" calcext:value-type="float">
            <text:p>125436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256413" calcext:value-type="float">
            <text:p>125641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258556" calcext:value-type="float">
            <text:p>125855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60539" calcext:value-type="float">
            <text:p>126053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262804" calcext:value-type="float">
            <text:p>126280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264854" calcext:value-type="float">
            <text:p>126485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267049" calcext:value-type="float">
            <text:p>126704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269029" calcext:value-type="float">
            <text:p>126902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71207" calcext:value-type="float">
            <text:p>127120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73276" calcext:value-type="float">
            <text:p>12732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75349" calcext:value-type="float">
            <text:p>127534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77457" calcext:value-type="float">
            <text:p>127745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79596" calcext:value-type="float">
            <text:p>127959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281730" calcext:value-type="float">
            <text:p>128173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283933" calcext:value-type="float">
            <text:p>128393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86017" calcext:value-type="float">
            <text:p>128601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88050" calcext:value-type="float">
            <text:p>128805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90210" calcext:value-type="float">
            <text:p>129021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292179" calcext:value-type="float">
            <text:p>129217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294315" calcext:value-type="float">
            <text:p>129431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96390" calcext:value-type="float">
            <text:p>129639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298646" calcext:value-type="float">
            <text:p>129864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300827" calcext:value-type="float">
            <text:p>130082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303047" calcext:value-type="float">
            <text:p>130304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305062" calcext:value-type="float">
            <text:p>130506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307271" calcext:value-type="float">
            <text:p>130727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309173" calcext:value-type="float">
            <text:p>130917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311549" calcext:value-type="float">
            <text:p>131154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313401" calcext:value-type="float">
            <text:p>131340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315936" calcext:value-type="float">
            <text:p>131593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317797" calcext:value-type="float">
            <text:p>131779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320175" calcext:value-type="float">
            <text:p>132017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321989" calcext:value-type="float">
            <text:p>132198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324320" calcext:value-type="float">
            <text:p>132432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326423" calcext:value-type="float">
            <text:p>132642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328628" calcext:value-type="float">
            <text:p>132862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330686" calcext:value-type="float">
            <text:p>133068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332979" calcext:value-type="float">
            <text:p>133297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335068" calcext:value-type="float">
            <text:p>133506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337465" calcext:value-type="float">
            <text:p>133746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339328" calcext:value-type="float">
            <text:p>133932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41927" calcext:value-type="float">
            <text:p>134192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343558" calcext:value-type="float">
            <text:p>134355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346239" calcext:value-type="float">
            <text:p>134623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347915" calcext:value-type="float">
            <text:p>134791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350587" calcext:value-type="float">
            <text:p>135058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352258" calcext:value-type="float">
            <text:p>135225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354985" calcext:value-type="float">
            <text:p>135498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356661" calcext:value-type="float">
            <text:p>135666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359314" calcext:value-type="float">
            <text:p>135931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361133" calcext:value-type="float">
            <text:p>136113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363883" calcext:value-type="float">
            <text:p>136388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366126" calcext:value-type="float">
            <text:p>136612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368930" calcext:value-type="float">
            <text:p>136893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371219" calcext:value-type="float">
            <text:p>137121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373919" calcext:value-type="float">
            <text:p>1373919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376203" calcext:value-type="float">
            <text:p>137620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378907" calcext:value-type="float">
            <text:p>137890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380765" calcext:value-type="float">
            <text:p>138076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383374" calcext:value-type="float">
            <text:p>138337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85024" calcext:value-type="float">
            <text:p>138502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387742" calcext:value-type="float">
            <text:p>138774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389497" calcext:value-type="float">
            <text:p>138949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392230" calcext:value-type="float">
            <text:p>139223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393890" calcext:value-type="float">
            <text:p>139389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396653" calcext:value-type="float">
            <text:p>139665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398332" calcext:value-type="float">
            <text:p>139833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01005" calcext:value-type="float">
            <text:p>140100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02828" calcext:value-type="float">
            <text:p>140282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05296" calcext:value-type="float">
            <text:p>140529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07375" calcext:value-type="float">
            <text:p>140737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09786" calcext:value-type="float">
            <text:p>140978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11932" calcext:value-type="float">
            <text:p>141193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14206" calcext:value-type="float">
            <text:p>141420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16371" calcext:value-type="float">
            <text:p>141637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18741" calcext:value-type="float">
            <text:p>141874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20660" calcext:value-type="float">
            <text:p>142066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23074" calcext:value-type="float">
            <text:p>142307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25003" calcext:value-type="float">
            <text:p>142500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27632" calcext:value-type="float">
            <text:p>142763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29621" calcext:value-type="float">
            <text:p>142962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32121" calcext:value-type="float">
            <text:p>143212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34093" calcext:value-type="float">
            <text:p>143409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36500" calcext:value-type="float">
            <text:p>143650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38596" calcext:value-type="float">
            <text:p>143859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0929" calcext:value-type="float">
            <text:p>144092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3073" calcext:value-type="float">
            <text:p>144307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5469" calcext:value-type="float">
            <text:p>14454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7674" calcext:value-type="float">
            <text:p>144767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50039" calcext:value-type="float">
            <text:p>145003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52145" calcext:value-type="float">
            <text:p>145214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54470" calcext:value-type="float">
            <text:p>145447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56619" calcext:value-type="float">
            <text:p>145661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58800" calcext:value-type="float">
            <text:p>145880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61109" calcext:value-type="float">
            <text:p>146110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63395" calcext:value-type="float">
            <text:p>146339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65731" calcext:value-type="float">
            <text:p>146573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67985" calcext:value-type="float">
            <text:p>146798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70176" calcext:value-type="float">
            <text:p>147017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72457" calcext:value-type="float">
            <text:p>147245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74782" calcext:value-type="float">
            <text:p>147478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76982" calcext:value-type="float">
            <text:p>147698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79319" calcext:value-type="float">
            <text:p>1479319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81515" calcext:value-type="float">
            <text:p>148151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83925" calcext:value-type="float">
            <text:p>148392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85974" calcext:value-type="float">
            <text:p>148597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88375" calcext:value-type="float">
            <text:p>148837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90594" calcext:value-type="float">
            <text:p>149059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93012" calcext:value-type="float">
            <text:p>149301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95221" calcext:value-type="float">
            <text:p>14952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97412" calcext:value-type="float">
            <text:p>149741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99839" calcext:value-type="float">
            <text:p>1499839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502042" calcext:value-type="float">
            <text:p>150204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504352" calcext:value-type="float">
            <text:p>150435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506582" calcext:value-type="float">
            <text:p>150658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508815" calcext:value-type="float">
            <text:p>150881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511108" calcext:value-type="float">
            <text:p>151110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513404" calcext:value-type="float">
            <text:p>151340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515681" calcext:value-type="float">
            <text:p>151568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517970" calcext:value-type="float">
            <text:p>151797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520171" calcext:value-type="float">
            <text:p>152017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522464" calcext:value-type="float">
            <text:p>152246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524807" calcext:value-type="float">
            <text:p>152480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527144" calcext:value-type="float">
            <text:p>152714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529362" calcext:value-type="float">
            <text:p>152936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531681" calcext:value-type="float">
            <text:p>153168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534061" calcext:value-type="float">
            <text:p>153406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536205" calcext:value-type="float">
            <text:p>153620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538637" calcext:value-type="float">
            <text:p>153863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540908" calcext:value-type="float">
            <text:p>154090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543281" calcext:value-type="float">
            <text:p>154328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545532" calcext:value-type="float">
            <text:p>154553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547809" calcext:value-type="float">
            <text:p>1547809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550187" calcext:value-type="float">
            <text:p>155018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552388" calcext:value-type="float">
            <text:p>155238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554901" calcext:value-type="float">
            <text:p>155490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557176" calcext:value-type="float">
            <text:p>155717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559611" calcext:value-type="float">
            <text:p>155961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61808" calcext:value-type="float">
            <text:p>156180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564224" calcext:value-type="float">
            <text:p>156422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566519" calcext:value-type="float">
            <text:p>156651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568819" calcext:value-type="float">
            <text:p>156881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571156" calcext:value-type="float">
            <text:p>157115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573529" calcext:value-type="float">
            <text:p>157352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575894" calcext:value-type="float">
            <text:p>157589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578338" calcext:value-type="float">
            <text:p>157833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80647" calcext:value-type="float">
            <text:p>158064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582903" calcext:value-type="float">
            <text:p>158290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585296" calcext:value-type="float">
            <text:p>158529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587480" calcext:value-type="float">
            <text:p>158748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89846" calcext:value-type="float">
            <text:p>158984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592147" calcext:value-type="float">
            <text:p>159214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594646" calcext:value-type="float">
            <text:p>159464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597063" calcext:value-type="float">
            <text:p>159706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599523" calcext:value-type="float">
            <text:p>159952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601755" calcext:value-type="float">
            <text:p>160175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604203" calcext:value-type="float">
            <text:p>160420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606310" calcext:value-type="float">
            <text:p>160631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608942" calcext:value-type="float">
            <text:p>160894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610993" calcext:value-type="float">
            <text:p>161099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13801" calcext:value-type="float">
            <text:p>161380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615861" calcext:value-type="float">
            <text:p>161586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618494" calcext:value-type="float">
            <text:p>1618494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620502" calcext:value-type="float">
            <text:p>162050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623083" calcext:value-type="float">
            <text:p>162308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625411" calcext:value-type="float">
            <text:p>162541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627852" calcext:value-type="float">
            <text:p>162785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630130" calcext:value-type="float">
            <text:p>163013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632668" calcext:value-type="float">
            <text:p>163266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634979" calcext:value-type="float">
            <text:p>163497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37633" calcext:value-type="float">
            <text:p>163763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639693" calcext:value-type="float">
            <text:p>163969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642570" calcext:value-type="float">
            <text:p>164257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644373" calcext:value-type="float">
            <text:p>164437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647340" calcext:value-type="float">
            <text:p>164734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649193" calcext:value-type="float">
            <text:p>164919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652150" calcext:value-type="float">
            <text:p>165215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653997" calcext:value-type="float">
            <text:p>165399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657014" calcext:value-type="float">
            <text:p>165701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658866" calcext:value-type="float">
            <text:p>165886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61801" calcext:value-type="float">
            <text:p>166180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663810" calcext:value-type="float">
            <text:p>166381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666850" calcext:value-type="float">
            <text:p>166685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669329" calcext:value-type="float">
            <text:p>166932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672429" calcext:value-type="float">
            <text:p>167242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674959" calcext:value-type="float">
            <text:p>167495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677943" calcext:value-type="float">
            <text:p>167794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680467" calcext:value-type="float">
            <text:p>168046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683455" calcext:value-type="float">
            <text:p>168345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685510" calcext:value-type="float">
            <text:p>168551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88391" calcext:value-type="float">
            <text:p>168839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690215" calcext:value-type="float">
            <text:p>169021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693216" calcext:value-type="float">
            <text:p>169321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695156" calcext:value-type="float">
            <text:p>169515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698173" calcext:value-type="float">
            <text:p>169817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700007" calcext:value-type="float">
            <text:p>170000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703057" calcext:value-type="float">
            <text:p>170305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704912" calcext:value-type="float">
            <text:p>170491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707862" calcext:value-type="float">
            <text:p>170786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709876" calcext:value-type="float">
            <text:p>170987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712599" calcext:value-type="float">
            <text:p>1712599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714895" calcext:value-type="float">
            <text:p>171489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717556" calcext:value-type="float">
            <text:p>171755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719925" calcext:value-type="float">
            <text:p>171992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722435" calcext:value-type="float">
            <text:p>172243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724824" calcext:value-type="float">
            <text:p>172482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727439" calcext:value-type="float">
            <text:p>172743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729557" calcext:value-type="float">
            <text:p>172955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732220" calcext:value-type="float">
            <text:p>173222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734349" calcext:value-type="float">
            <text:p>17343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37249" calcext:value-type="float">
            <text:p>173724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739443" calcext:value-type="float">
            <text:p>173944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742200" calcext:value-type="float">
            <text:p>17422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744375" calcext:value-type="float">
            <text:p>174437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747029" calcext:value-type="float">
            <text:p>1747029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749341" calcext:value-type="float">
            <text:p>174934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751913" calcext:value-type="float">
            <text:p>175191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754277" calcext:value-type="float">
            <text:p>175427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756919" calcext:value-type="float">
            <text:p>1756919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759349" calcext:value-type="float">
            <text:p>175934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761957" calcext:value-type="float">
            <text:p>176195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764277" calcext:value-type="float">
            <text:p>176427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766841" calcext:value-type="float">
            <text:p>176684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769208" calcext:value-type="float">
            <text:p>176920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771613" calcext:value-type="float">
            <text:p>177161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774156" calcext:value-type="float">
            <text:p>177415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776676" calcext:value-type="float">
            <text:p>177667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779249" calcext:value-type="float">
            <text:p>177924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781733" calcext:value-type="float">
            <text:p>178173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784146" calcext:value-type="float">
            <text:p>178414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786659" calcext:value-type="float">
            <text:p>178665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789220" calcext:value-type="float">
            <text:p>178922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791643" calcext:value-type="float">
            <text:p>179164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794217" calcext:value-type="float">
            <text:p>179421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796635" calcext:value-type="float">
            <text:p>179663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799289" calcext:value-type="float">
            <text:p>1799289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801545" calcext:value-type="float">
            <text:p>180154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804189" calcext:value-type="float">
            <text:p>180418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806632" calcext:value-type="float">
            <text:p>180663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809294" calcext:value-type="float">
            <text:p>180929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811725" calcext:value-type="float">
            <text:p>181172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814137" calcext:value-type="float">
            <text:p>181413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816808" calcext:value-type="float">
            <text:p>181680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819233" calcext:value-type="float">
            <text:p>181923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821775" calcext:value-type="float">
            <text:p>182177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824229" calcext:value-type="float">
            <text:p>182422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826686" calcext:value-type="float">
            <text:p>182668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829209" calcext:value-type="float">
            <text:p>1829209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831735" calcext:value-type="float">
            <text:p>183173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834240" calcext:value-type="float">
            <text:p>18342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836758" calcext:value-type="float">
            <text:p>183675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839179" calcext:value-type="float">
            <text:p>183917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841701" calcext:value-type="float">
            <text:p>184170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844278" calcext:value-type="float">
            <text:p>184427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46848" calcext:value-type="float">
            <text:p>1846848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849287" calcext:value-type="float">
            <text:p>184928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851837" calcext:value-type="float">
            <text:p>185183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854454" calcext:value-type="float">
            <text:p>185445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856811" calcext:value-type="float">
            <text:p>185681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859485" calcext:value-type="float">
            <text:p>185948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861981" calcext:value-type="float">
            <text:p>186198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64590" calcext:value-type="float">
            <text:p>186459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867064" calcext:value-type="float">
            <text:p>186706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869567" calcext:value-type="float">
            <text:p>186956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872180" calcext:value-type="float">
            <text:p>187218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874599" calcext:value-type="float">
            <text:p>1874599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877360" calcext:value-type="float">
            <text:p>187736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879860" calcext:value-type="float">
            <text:p>187986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882535" calcext:value-type="float">
            <text:p>1882535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884949" calcext:value-type="float">
            <text:p>188494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887603" calcext:value-type="float">
            <text:p>188760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890124" calcext:value-type="float">
            <text:p>189012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892651" calcext:value-type="float">
            <text:p>189265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895217" calcext:value-type="float">
            <text:p>189521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897824" calcext:value-type="float">
            <text:p>189782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900420" calcext:value-type="float">
            <text:p>190042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903105" calcext:value-type="float">
            <text:p>190310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905639" calcext:value-type="float">
            <text:p>190563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908118" calcext:value-type="float">
            <text:p>190811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910744" calcext:value-type="float">
            <text:p>191074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913143" calcext:value-type="float">
            <text:p>191314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915739" calcext:value-type="float">
            <text:p>191573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918266" calcext:value-type="float">
            <text:p>191826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921008" calcext:value-type="float">
            <text:p>192100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923661" calcext:value-type="float">
            <text:p>192366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926361" calcext:value-type="float">
            <text:p>192636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928810" calcext:value-type="float">
            <text:p>192881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931497" calcext:value-type="float">
            <text:p>193149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933809" calcext:value-type="float">
            <text:p>193380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936697" calcext:value-type="float">
            <text:p>193669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938947" calcext:value-type="float">
            <text:p>193894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942028" calcext:value-type="float">
            <text:p>194202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944287" calcext:value-type="float">
            <text:p>194428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947175" calcext:value-type="float">
            <text:p>194717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949377" calcext:value-type="float">
            <text:p>194937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952208" calcext:value-type="float">
            <text:p>195220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954761" calcext:value-type="float">
            <text:p>195476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957438" calcext:value-type="float">
            <text:p>195743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959936" calcext:value-type="float">
            <text:p>195993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962719" calcext:value-type="float">
            <text:p>196271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965252" calcext:value-type="float">
            <text:p>196525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968163" calcext:value-type="float">
            <text:p>1968163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970420" calcext:value-type="float">
            <text:p>197042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973575" calcext:value-type="float">
            <text:p>197357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975550" calcext:value-type="float">
            <text:p>197555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978803" calcext:value-type="float">
            <text:p>197880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980833" calcext:value-type="float">
            <text:p>198083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984075" calcext:value-type="float">
            <text:p>198407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986098" calcext:value-type="float">
            <text:p>1986098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989405" calcext:value-type="float">
            <text:p>19894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91433" calcext:value-type="float">
            <text:p>199143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994650" calcext:value-type="float">
            <text:p>199465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996849" calcext:value-type="float">
            <text:p>199684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000179" calcext:value-type="float">
            <text:p>200017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002894" calcext:value-type="float">
            <text:p>2002894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006290" calcext:value-type="float">
            <text:p>200629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009061" calcext:value-type="float">
            <text:p>200906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012329" calcext:value-type="float">
            <text:p>201232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015093" calcext:value-type="float">
            <text:p>201509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018365" calcext:value-type="float">
            <text:p>201836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020617" calcext:value-type="float">
            <text:p>202061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023770" calcext:value-type="float">
            <text:p>202377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025768" calcext:value-type="float">
            <text:p>202576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029052" calcext:value-type="float">
            <text:p>202905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031177" calcext:value-type="float">
            <text:p>203117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034478" calcext:value-type="float">
            <text:p>203447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036486" calcext:value-type="float">
            <text:p>203648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039823" calcext:value-type="float">
            <text:p>203982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041854" calcext:value-type="float">
            <text:p>204185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045081" calcext:value-type="float">
            <text:p>204508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047286" calcext:value-type="float">
            <text:p>204728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050264" calcext:value-type="float">
            <text:p>2050264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052777" calcext:value-type="float">
            <text:p>205277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055688" calcext:value-type="float">
            <text:p>2055688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058280" calcext:value-type="float">
            <text:p>205828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061026" calcext:value-type="float">
            <text:p>206102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063639" calcext:value-type="float">
            <text:p>206363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066499" calcext:value-type="float">
            <text:p>206649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068816" calcext:value-type="float">
            <text:p>206881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071728" calcext:value-type="float">
            <text:p>207172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074057" calcext:value-type="float">
            <text:p>2074057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077228" calcext:value-type="float">
            <text:p>207722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079627" calcext:value-type="float">
            <text:p>207962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082641" calcext:value-type="float">
            <text:p>208264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085019" calcext:value-type="float">
            <text:p>208501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087920" calcext:value-type="float">
            <text:p>208792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090448" calcext:value-type="float">
            <text:p>209044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093259" calcext:value-type="float">
            <text:p>209325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095843" calcext:value-type="float">
            <text:p>209584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098731" calcext:value-type="float">
            <text:p>209873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101386" calcext:value-type="float">
            <text:p>210138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104237" calcext:value-type="float">
            <text:p>210423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106771" calcext:value-type="float">
            <text:p>210677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109574" calcext:value-type="float">
            <text:p>2109574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112159" calcext:value-type="float">
            <text:p>2112159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114788" calcext:value-type="float">
            <text:p>211478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117565" calcext:value-type="float">
            <text:p>211756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120319" calcext:value-type="float">
            <text:p>212031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123129" calcext:value-type="float">
            <text:p>212312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125843" calcext:value-type="float">
            <text:p>212584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128478" calcext:value-type="float">
            <text:p>212847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131223" calcext:value-type="float">
            <text:p>213122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134020" calcext:value-type="float">
            <text:p>213402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136666" calcext:value-type="float">
            <text:p>213666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139477" calcext:value-type="float">
            <text:p>213947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142117" calcext:value-type="float">
            <text:p>214211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145015" calcext:value-type="float">
            <text:p>2145015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147478" calcext:value-type="float">
            <text:p>214747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150365" calcext:value-type="float">
            <text:p>215036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153032" calcext:value-type="float">
            <text:p>215303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155938" calcext:value-type="float">
            <text:p>215593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158591" calcext:value-type="float">
            <text:p>215859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161224" calcext:value-type="float">
            <text:p>216122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164139" calcext:value-type="float">
            <text:p>216413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166786" calcext:value-type="float">
            <text:p>216678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169560" calcext:value-type="float">
            <text:p>216956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172238" calcext:value-type="float">
            <text:p>217223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174919" calcext:value-type="float">
            <text:p>217491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177672" calcext:value-type="float">
            <text:p>2177672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180428" calcext:value-type="float">
            <text:p>218042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183161" calcext:value-type="float">
            <text:p>218316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185908" calcext:value-type="float">
            <text:p>218590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188549" calcext:value-type="float">
            <text:p>2188549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191300" calcext:value-type="float">
            <text:p>219130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194111" calcext:value-type="float">
            <text:p>219411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196914" calcext:value-type="float">
            <text:p>219691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199574" calcext:value-type="float">
            <text:p>219957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202355" calcext:value-type="float">
            <text:p>220235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205209" calcext:value-type="float">
            <text:p>220520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207779" calcext:value-type="float">
            <text:p>220777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210695" calcext:value-type="float">
            <text:p>221069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213416" calcext:value-type="float">
            <text:p>221341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216261" calcext:value-type="float">
            <text:p>221626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218958" calcext:value-type="float">
            <text:p>2218958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221687" calcext:value-type="float">
            <text:p>222168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224535" calcext:value-type="float">
            <text:p>222453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227172" calcext:value-type="float">
            <text:p>2227172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230181" calcext:value-type="float">
            <text:p>223018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232906" calcext:value-type="float">
            <text:p>223290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235821" calcext:value-type="float">
            <text:p>223582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238452" calcext:value-type="float">
            <text:p>223845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241344" calcext:value-type="float">
            <text:p>224134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244091" calcext:value-type="float">
            <text:p>224409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246845" calcext:value-type="float">
            <text:p>224684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249640" calcext:value-type="float">
            <text:p>224964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252481" calcext:value-type="float">
            <text:p>225248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255308" calcext:value-type="float">
            <text:p>225530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258234" calcext:value-type="float">
            <text:p>225823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260993" calcext:value-type="float">
            <text:p>226099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263695" calcext:value-type="float">
            <text:p>22636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266554" calcext:value-type="float">
            <text:p>226655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269168" calcext:value-type="float">
            <text:p>226916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271994" calcext:value-type="float">
            <text:p>227199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274747" calcext:value-type="float">
            <text:p>2274747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277732" calcext:value-type="float">
            <text:p>227773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280621" calcext:value-type="float">
            <text:p>228062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283561" calcext:value-type="float">
            <text:p>2283561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286227" calcext:value-type="float">
            <text:p>228622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289153" calcext:value-type="float">
            <text:p>228915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291670" calcext:value-type="float">
            <text:p>229167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294814" calcext:value-type="float">
            <text:p>229481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297263" calcext:value-type="float">
            <text:p>229726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300617" calcext:value-type="float">
            <text:p>230061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303075" calcext:value-type="float">
            <text:p>230307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306218" calcext:value-type="float">
            <text:p>230621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308614" calcext:value-type="float">
            <text:p>230861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311695" calcext:value-type="float">
            <text:p>231169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314473" calcext:value-type="float">
            <text:p>231447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317386" calcext:value-type="float">
            <text:p>231738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320104" calcext:value-type="float">
            <text:p>232010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323132" calcext:value-type="float">
            <text:p>232313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325887" calcext:value-type="float">
            <text:p>232588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329055" calcext:value-type="float">
            <text:p>2329055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331509" calcext:value-type="float">
            <text:p>233150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334942" calcext:value-type="float">
            <text:p>233494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337089" calcext:value-type="float">
            <text:p>2337089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340628" calcext:value-type="float">
            <text:p>234062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342835" calcext:value-type="float">
            <text:p>234283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346362" calcext:value-type="float">
            <text:p>234636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348561" calcext:value-type="float">
            <text:p>234856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352158" calcext:value-type="float">
            <text:p>235215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354362" calcext:value-type="float">
            <text:p>235436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357861" calcext:value-type="float">
            <text:p>235786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360250" calcext:value-type="float">
            <text:p>236025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363870" calcext:value-type="float">
            <text:p>236387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366821" calcext:value-type="float">
            <text:p>236682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370513" calcext:value-type="float">
            <text:p>237051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373525" calcext:value-type="float">
            <text:p>237352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377077" calcext:value-type="float">
            <text:p>237707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380081" calcext:value-type="float">
            <text:p>238008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383637" calcext:value-type="float">
            <text:p>238363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386086" calcext:value-type="float">
            <text:p>238608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389511" calcext:value-type="float">
            <text:p>238951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391683" calcext:value-type="float">
            <text:p>239168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395250" calcext:value-type="float">
            <text:p>239525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397560" calcext:value-type="float">
            <text:p>239756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401145" calcext:value-type="float">
            <text:p>240114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403327" calcext:value-type="float">
            <text:p>240332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406951" calcext:value-type="float">
            <text:p>2406951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409158" calcext:value-type="float">
            <text:p>240915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412662" calcext:value-type="float">
            <text:p>241266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415058" calcext:value-type="float">
            <text:p>241505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418291" calcext:value-type="float">
            <text:p>241829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421021" calcext:value-type="float">
            <text:p>242102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424182" calcext:value-type="float">
            <text:p>242418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426997" calcext:value-type="float">
            <text:p>242699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429979" calcext:value-type="float">
            <text:p>242997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432816" calcext:value-type="float">
            <text:p>243281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435921" calcext:value-type="float">
            <text:p>2435921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438437" calcext:value-type="float">
            <text:p>243843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441598" calcext:value-type="float">
            <text:p>244159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444127" calcext:value-type="float">
            <text:p>244412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447569" calcext:value-type="float">
            <text:p>2447569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450173" calcext:value-type="float">
            <text:p>245017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453444" calcext:value-type="float">
            <text:p>245344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456025" calcext:value-type="float">
            <text:p>245602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459173" calcext:value-type="float">
            <text:p>245917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461917" calcext:value-type="float">
            <text:p>246191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464967" calcext:value-type="float">
            <text:p>246496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467771" calcext:value-type="float">
            <text:p>246777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470905" calcext:value-type="float">
            <text:p>2470905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473785" calcext:value-type="float">
            <text:p>247378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476879" calcext:value-type="float">
            <text:p>2476879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479627" calcext:value-type="float">
            <text:p>247962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482669" calcext:value-type="float">
            <text:p>248266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485472" calcext:value-type="float">
            <text:p>248547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488325" calcext:value-type="float">
            <text:p>248832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491336" calcext:value-type="float">
            <text:p>249133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494324" calcext:value-type="float">
            <text:p>249432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497371" calcext:value-type="float">
            <text:p>249737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00315" calcext:value-type="float">
            <text:p>250031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503172" calcext:value-type="float">
            <text:p>2503172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506149" calcext:value-type="float">
            <text:p>2506149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509182" calcext:value-type="float">
            <text:p>2509182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512051" calcext:value-type="float">
            <text:p>251205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515099" calcext:value-type="float">
            <text:p>2515099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517961" calcext:value-type="float">
            <text:p>251796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521103" calcext:value-type="float">
            <text:p>252110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523773" calcext:value-type="float">
            <text:p>252377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526903" calcext:value-type="float">
            <text:p>252690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529794" calcext:value-type="float">
            <text:p>252979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532944" calcext:value-type="float">
            <text:p>2532944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535819" calcext:value-type="float">
            <text:p>253581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538673" calcext:value-type="float">
            <text:p>253867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541832" calcext:value-type="float">
            <text:p>254183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544701" calcext:value-type="float">
            <text:p>254470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547707" calcext:value-type="float">
            <text:p>254770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550609" calcext:value-type="float">
            <text:p>255060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553514" calcext:value-type="float">
            <text:p>255351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556497" calcext:value-type="float">
            <text:p>255649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559483" calcext:value-type="float">
            <text:p>255948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562444" calcext:value-type="float">
            <text:p>2562444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565420" calcext:value-type="float">
            <text:p>256542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568281" calcext:value-type="float">
            <text:p>256828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571261" calcext:value-type="float">
            <text:p>257126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574306" calcext:value-type="float">
            <text:p>2574306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577342" calcext:value-type="float">
            <text:p>257734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580223" calcext:value-type="float">
            <text:p>258022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583235" calcext:value-type="float">
            <text:p>258323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586326" calcext:value-type="float">
            <text:p>258632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589109" calcext:value-type="float">
            <text:p>258910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592267" calcext:value-type="float">
            <text:p>259226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595213" calcext:value-type="float">
            <text:p>259521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598294" calcext:value-type="float">
            <text:p>2598294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601214" calcext:value-type="float">
            <text:p>2601214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604169" calcext:value-type="float">
            <text:p>2604169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607252" calcext:value-type="float">
            <text:p>260725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610107" calcext:value-type="float">
            <text:p>261010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613364" calcext:value-type="float">
            <text:p>261336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616314" calcext:value-type="float">
            <text:p>261631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619469" calcext:value-type="float">
            <text:p>2619469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622317" calcext:value-type="float">
            <text:p>2622317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625447" calcext:value-type="float">
            <text:p>262544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628420" calcext:value-type="float">
            <text:p>262842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631401" calcext:value-type="float">
            <text:p>263140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634425" calcext:value-type="float">
            <text:p>263442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637500" calcext:value-type="float">
            <text:p>26375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640558" calcext:value-type="float">
            <text:p>264055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643725" calcext:value-type="float">
            <text:p>2643725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646709" calcext:value-type="float">
            <text:p>264670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649634" calcext:value-type="float">
            <text:p>2649634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652726" calcext:value-type="float">
            <text:p>265272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655555" calcext:value-type="float">
            <text:p>265555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658611" calcext:value-type="float">
            <text:p>2658611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661590" calcext:value-type="float">
            <text:p>266159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664818" calcext:value-type="float">
            <text:p>2664818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667943" calcext:value-type="float">
            <text:p>266794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671123" calcext:value-type="float">
            <text:p>267112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674006" calcext:value-type="float">
            <text:p>267400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677171" calcext:value-type="float">
            <text:p>267717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679893" calcext:value-type="float">
            <text:p>267989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683293" calcext:value-type="float">
            <text:p>268329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685941" calcext:value-type="float">
            <text:p>268594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689568" calcext:value-type="float">
            <text:p>268956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692225" calcext:value-type="float">
            <text:p>269222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695623" calcext:value-type="float">
            <text:p>269562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698213" calcext:value-type="float">
            <text:p>269821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701544" calcext:value-type="float">
            <text:p>270154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704547" calcext:value-type="float">
            <text:p>2704547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707696" calcext:value-type="float">
            <text:p>270769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710634" calcext:value-type="float">
            <text:p>2710634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713907" calcext:value-type="float">
            <text:p>271390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716884" calcext:value-type="float">
            <text:p>271688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720309" calcext:value-type="float">
            <text:p>272030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722960" calcext:value-type="float">
            <text:p>272296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726671" calcext:value-type="float">
            <text:p>272667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728990" calcext:value-type="float">
            <text:p>272899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732815" calcext:value-type="float">
            <text:p>2732815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735199" calcext:value-type="float">
            <text:p>273519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739011" calcext:value-type="float">
            <text:p>273901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741386" calcext:value-type="float">
            <text:p>274138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745273" calcext:value-type="float">
            <text:p>274527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747653" calcext:value-type="float">
            <text:p>274765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751434" calcext:value-type="float">
            <text:p>2751434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754013" calcext:value-type="float">
            <text:p>275401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757923" calcext:value-type="float">
            <text:p>275792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761110" calcext:value-type="float">
            <text:p>276111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765098" calcext:value-type="float">
            <text:p>2765098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768351" calcext:value-type="float">
            <text:p>276835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772187" calcext:value-type="float">
            <text:p>277218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775431" calcext:value-type="float">
            <text:p>277543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779271" calcext:value-type="float">
            <text:p>277927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781917" calcext:value-type="float">
            <text:p>278191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785614" calcext:value-type="float">
            <text:p>2785614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787960" calcext:value-type="float">
            <text:p>278796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791810" calcext:value-type="float">
            <text:p>279181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794305" calcext:value-type="float">
            <text:p>279430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798174" calcext:value-type="float">
            <text:p>279817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800530" calcext:value-type="float">
            <text:p>280053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804441" calcext:value-type="float">
            <text:p>280444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806824" calcext:value-type="float">
            <text:p>2806824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810605" calcext:value-type="float">
            <text:p>281060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813192" calcext:value-type="float">
            <text:p>281319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816680" calcext:value-type="float">
            <text:p>281668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819627" calcext:value-type="float">
            <text:p>281962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823038" calcext:value-type="float">
            <text:p>282303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826076" calcext:value-type="float">
            <text:p>282607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829294" calcext:value-type="float">
            <text:p>2829294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832355" calcext:value-type="float">
            <text:p>2832355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835705" calcext:value-type="float">
            <text:p>283570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8420" calcext:value-type="float">
            <text:p>283842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841830" calcext:value-type="float">
            <text:p>284183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844559" calcext:value-type="float">
            <text:p>284455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848272" calcext:value-type="float">
            <text:p>284827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851081" calcext:value-type="float">
            <text:p>285108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854609" calcext:value-type="float">
            <text:p>2854609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857393" calcext:value-type="float">
            <text:p>285739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860788" calcext:value-type="float">
            <text:p>286078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863748" calcext:value-type="float">
            <text:p>286374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867037" calcext:value-type="float">
            <text:p>28670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70061" calcext:value-type="float">
            <text:p>287006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873441" calcext:value-type="float">
            <text:p>287344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876546" calcext:value-type="float">
            <text:p>287654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879883" calcext:value-type="float">
            <text:p>287988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882845" calcext:value-type="float">
            <text:p>288284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886126" calcext:value-type="float">
            <text:p>2886126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889147" calcext:value-type="float">
            <text:p>288914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892224" calcext:value-type="float">
            <text:p>2892224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895469" calcext:value-type="float">
            <text:p>2895469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898691" calcext:value-type="float">
            <text:p>289869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901975" calcext:value-type="float">
            <text:p>2901975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905149" calcext:value-type="float">
            <text:p>2905149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908228" calcext:value-type="float">
            <text:p>290822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911437" calcext:value-type="float">
            <text:p>2911437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14706" calcext:value-type="float">
            <text:p>291470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917798" calcext:value-type="float">
            <text:p>2917798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921083" calcext:value-type="float">
            <text:p>292108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924167" calcext:value-type="float">
            <text:p>292416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927553" calcext:value-type="float">
            <text:p>292755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930430" calcext:value-type="float">
            <text:p>293043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933803" calcext:value-type="float">
            <text:p>293380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936918" calcext:value-type="float">
            <text:p>2936918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940312" calcext:value-type="float">
            <text:p>294031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943409" calcext:value-type="float">
            <text:p>294340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946484" calcext:value-type="float">
            <text:p>294648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949887" calcext:value-type="float">
            <text:p>294988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952978" calcext:value-type="float">
            <text:p>295297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956216" calcext:value-type="float">
            <text:p>2956216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959342" calcext:value-type="float">
            <text:p>295934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962471" calcext:value-type="float">
            <text:p>296247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965684" calcext:value-type="float">
            <text:p>296568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68900" calcext:value-type="float">
            <text:p>296890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72089" calcext:value-type="float">
            <text:p>297208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975294" calcext:value-type="float">
            <text:p>2975294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978375" calcext:value-type="float">
            <text:p>297837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981584" calcext:value-type="float">
            <text:p>298158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984863" calcext:value-type="float">
            <text:p>298486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988132" calcext:value-type="float">
            <text:p>298813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91234" calcext:value-type="float">
            <text:p>299123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4477" calcext:value-type="float">
            <text:p>299447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997805" calcext:value-type="float">
            <text:p>2997805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000801" calcext:value-type="float">
            <text:p>300080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004201" calcext:value-type="float">
            <text:p>300420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007372" calcext:value-type="float">
            <text:p>300737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010689" calcext:value-type="float">
            <text:p>3010689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013832" calcext:value-type="float">
            <text:p>301383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017013" calcext:value-type="float">
            <text:p>301701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020331" calcext:value-type="float">
            <text:p>302033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023404" calcext:value-type="float">
            <text:p>3023404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026909" calcext:value-type="float">
            <text:p>302690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030084" calcext:value-type="float">
            <text:p>303008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033479" calcext:value-type="float">
            <text:p>3033479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036544" calcext:value-type="float">
            <text:p>3036544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039912" calcext:value-type="float">
            <text:p>303991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043111" calcext:value-type="float">
            <text:p>304311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046319" calcext:value-type="float">
            <text:p>304631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049572" calcext:value-type="float">
            <text:p>304957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052881" calcext:value-type="float">
            <text:p>3052881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056170" calcext:value-type="float">
            <text:p>305617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059578" calcext:value-type="float">
            <text:p>305957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062787" calcext:value-type="float">
            <text:p>306278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065935" calcext:value-type="float">
            <text:p>3065935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069260" calcext:value-type="float">
            <text:p>306926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072304" calcext:value-type="float">
            <text:p>307230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075590" calcext:value-type="float">
            <text:p>307559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078795" calcext:value-type="float">
            <text:p>307879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082266" calcext:value-type="float">
            <text:p>308226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085627" calcext:value-type="float">
            <text:p>308562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089047" calcext:value-type="float">
            <text:p>308904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092147" calcext:value-type="float">
            <text:p>309214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095551" calcext:value-type="float">
            <text:p>3095551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098478" calcext:value-type="float">
            <text:p>309847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102134" calcext:value-type="float">
            <text:p>3102134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104981" calcext:value-type="float">
            <text:p>3104981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108881" calcext:value-type="float">
            <text:p>310888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111737" calcext:value-type="float">
            <text:p>311173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115390" calcext:value-type="float">
            <text:p>311539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118174" calcext:value-type="float">
            <text:p>311817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121755" calcext:value-type="float">
            <text:p>312175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124983" calcext:value-type="float">
            <text:p>312498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128368" calcext:value-type="float">
            <text:p>3128368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131526" calcext:value-type="float">
            <text:p>313152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135044" calcext:value-type="float">
            <text:p>313504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138243" calcext:value-type="float">
            <text:p>313824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141925" calcext:value-type="float">
            <text:p>314192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144773" calcext:value-type="float">
            <text:p>314477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148762" calcext:value-type="float">
            <text:p>314876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151253" calcext:value-type="float">
            <text:p>315125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155364" calcext:value-type="float">
            <text:p>315536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157925" calcext:value-type="float">
            <text:p>315792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162022" calcext:value-type="float">
            <text:p>316202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164573" calcext:value-type="float">
            <text:p>316457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168750" calcext:value-type="float">
            <text:p>316875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171306" calcext:value-type="float">
            <text:p>317130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175369" calcext:value-type="float">
            <text:p>3175369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178138" calcext:value-type="float">
            <text:p>3178138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182338" calcext:value-type="float">
            <text:p>318233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185761" calcext:value-type="float">
            <text:p>318576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190045" calcext:value-type="float">
            <text:p>3190045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193539" calcext:value-type="float">
            <text:p>319353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197659" calcext:value-type="float">
            <text:p>3197659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201143" calcext:value-type="float">
            <text:p>320114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205267" calcext:value-type="float">
            <text:p>3205267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208110" calcext:value-type="float">
            <text:p>320811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212079" calcext:value-type="float">
            <text:p>3212079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214599" calcext:value-type="float">
            <text:p>321459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218732" calcext:value-type="float">
            <text:p>321873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221412" calcext:value-type="float">
            <text:p>322141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225565" calcext:value-type="float">
            <text:p>322556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228095" calcext:value-type="float">
            <text:p>322809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32293" calcext:value-type="float">
            <text:p>323229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234852" calcext:value-type="float">
            <text:p>323485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238910" calcext:value-type="float">
            <text:p>323891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241688" calcext:value-type="float">
            <text:p>324168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245431" calcext:value-type="float">
            <text:p>324543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248595" calcext:value-type="float">
            <text:p>324859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252256" calcext:value-type="float">
            <text:p>325225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255517" calcext:value-type="float">
            <text:p>325551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258971" calcext:value-type="float">
            <text:p>325897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262256" calcext:value-type="float">
            <text:p>326225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65851" calcext:value-type="float">
            <text:p>326585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268765" calcext:value-type="float">
            <text:p>326876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272424" calcext:value-type="float">
            <text:p>327242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275353" calcext:value-type="float">
            <text:p>327535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279337" calcext:value-type="float">
            <text:p>327933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282351" calcext:value-type="float">
            <text:p>328235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286136" calcext:value-type="float">
            <text:p>328613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289123" calcext:value-type="float">
            <text:p>328912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292765" calcext:value-type="float">
            <text:p>329276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295941" calcext:value-type="float">
            <text:p>329594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299469" calcext:value-type="float">
            <text:p>3299469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302713" calcext:value-type="float">
            <text:p>330271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306339" calcext:value-type="float">
            <text:p>3306339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309669" calcext:value-type="float">
            <text:p>330966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313249" calcext:value-type="float">
            <text:p>3313249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316425" calcext:value-type="float">
            <text:p>331642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319945" calcext:value-type="float">
            <text:p>331994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323184" calcext:value-type="float">
            <text:p>332318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326485" calcext:value-type="float">
            <text:p>332648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329964" calcext:value-type="float">
            <text:p>332996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333420" calcext:value-type="float">
            <text:p>333342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336941" calcext:value-type="float">
            <text:p>333694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340345" calcext:value-type="float">
            <text:p>334034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343646" calcext:value-type="float">
            <text:p>334364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347087" calcext:value-type="float">
            <text:p>334708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350592" calcext:value-type="float">
            <text:p>335059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353907" calcext:value-type="float">
            <text:p>335390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357429" calcext:value-type="float">
            <text:p>335742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360735" calcext:value-type="float">
            <text:p>336073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364365" calcext:value-type="float">
            <text:p>336436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367449" calcext:value-type="float">
            <text:p>336744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371065" calcext:value-type="float">
            <text:p>337106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374404" calcext:value-type="float">
            <text:p>337440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378042" calcext:value-type="float">
            <text:p>337804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381361" calcext:value-type="float">
            <text:p>338136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384657" calcext:value-type="float">
            <text:p>338465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388304" calcext:value-type="float">
            <text:p>3388304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391617" calcext:value-type="float">
            <text:p>339161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395087" calcext:value-type="float">
            <text:p>339508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398437" calcext:value-type="float">
            <text:p>339843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401790" calcext:value-type="float">
            <text:p>340179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405233" calcext:value-type="float">
            <text:p>340523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408679" calcext:value-type="float">
            <text:p>340867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412096" calcext:value-type="float">
            <text:p>341209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415530" calcext:value-type="float">
            <text:p>341553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418831" calcext:value-type="float">
            <text:p>341883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422269" calcext:value-type="float">
            <text:p>342226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425782" calcext:value-type="float">
            <text:p>342578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429284" calcext:value-type="float">
            <text:p>342928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432607" calcext:value-type="float">
            <text:p>343260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436081" calcext:value-type="float">
            <text:p>343608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439646" calcext:value-type="float">
            <text:p>343964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442855" calcext:value-type="float">
            <text:p>344285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446497" calcext:value-type="float">
            <text:p>344649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449893" calcext:value-type="float">
            <text:p>344989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453446" calcext:value-type="float">
            <text:p>345344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456812" calcext:value-type="float">
            <text:p>34568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460219" calcext:value-type="float">
            <text:p>346021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463772" calcext:value-type="float">
            <text:p>346377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467063" calcext:value-type="float">
            <text:p>346706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470816" calcext:value-type="float">
            <text:p>347081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474216" calcext:value-type="float">
            <text:p>347421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77851" calcext:value-type="float">
            <text:p>347785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81133" calcext:value-type="float">
            <text:p>348113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84739" calcext:value-type="float">
            <text:p>348473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488164" calcext:value-type="float">
            <text:p>348816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491599" calcext:value-type="float">
            <text:p>349159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495081" calcext:value-type="float">
            <text:p>349508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498624" calcext:value-type="float">
            <text:p>349862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502144" calcext:value-type="float">
            <text:p>350214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505793" calcext:value-type="float">
            <text:p>350579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509227" calcext:value-type="float">
            <text:p>350922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512598" calcext:value-type="float">
            <text:p>351259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16156" calcext:value-type="float">
            <text:p>351615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519415" calcext:value-type="float">
            <text:p>351941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522931" calcext:value-type="float">
            <text:p>352293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526362" calcext:value-type="float">
            <text:p>352636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530076" calcext:value-type="float">
            <text:p>353007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533673" calcext:value-type="float">
            <text:p>353367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37333" calcext:value-type="float">
            <text:p>3537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40650" calcext:value-type="float">
            <text:p>354065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544293" calcext:value-type="float">
            <text:p>354429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547425" calcext:value-type="float">
            <text:p>354742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551337" calcext:value-type="float">
            <text:p>355133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54383" calcext:value-type="float">
            <text:p>355438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558556" calcext:value-type="float">
            <text:p>355855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61611" calcext:value-type="float">
            <text:p>356161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65519" calcext:value-type="float">
            <text:p>356551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68497" calcext:value-type="float">
            <text:p>356849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572328" calcext:value-type="float">
            <text:p>35723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75781" calcext:value-type="float">
            <text:p>357578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79402" calcext:value-type="float">
            <text:p>357940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82780" calcext:value-type="float">
            <text:p>358278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86543" calcext:value-type="float">
            <text:p>35865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89964" calcext:value-type="float">
            <text:p>358996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93903" calcext:value-type="float">
            <text:p>35939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96948" calcext:value-type="float">
            <text:p>35969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01215" calcext:value-type="float">
            <text:p>36012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03878" calcext:value-type="float">
            <text:p>360387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608275" calcext:value-type="float">
            <text:p>360827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611013" calcext:value-type="float">
            <text:p>361101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615395" calcext:value-type="float">
            <text:p>361539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8122" calcext:value-type="float">
            <text:p>361812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622589" calcext:value-type="float">
            <text:p>362258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625321" calcext:value-type="float">
            <text:p>362532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629666" calcext:value-type="float">
            <text:p>362966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632625" calcext:value-type="float">
            <text:p>363262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637115" calcext:value-type="float">
            <text:p>363711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640774" calcext:value-type="float">
            <text:p>364077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645354" calcext:value-type="float">
            <text:p>364535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649089" calcext:value-type="float">
            <text:p>3649089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653493" calcext:value-type="float">
            <text:p>365349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657217" calcext:value-type="float">
            <text:p>365721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661625" calcext:value-type="float">
            <text:p>366162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664665" calcext:value-type="float">
            <text:p>3664665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668906" calcext:value-type="float">
            <text:p>366890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671600" calcext:value-type="float">
            <text:p>367160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676016" calcext:value-type="float">
            <text:p>3676016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678881" calcext:value-type="float">
            <text:p>3678881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683318" calcext:value-type="float">
            <text:p>368331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686022" calcext:value-type="float">
            <text:p>368602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690507" calcext:value-type="float">
            <text:p>3690507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693242" calcext:value-type="float">
            <text:p>369324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697577" calcext:value-type="float">
            <text:p>369757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700546" calcext:value-type="float">
            <text:p>370054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704544" calcext:value-type="float">
            <text:p>3704544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707925" calcext:value-type="float">
            <text:p>370792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711836" calcext:value-type="float">
            <text:p>37118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715320" calcext:value-type="float">
            <text:p>371532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719010" calcext:value-type="float">
            <text:p>371901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722519" calcext:value-type="float">
            <text:p>3722519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726359" calcext:value-type="float">
            <text:p>3726359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729472" calcext:value-type="float">
            <text:p>372947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733380" calcext:value-type="float">
            <text:p>373338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736509" calcext:value-type="float">
            <text:p>3736509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740764" calcext:value-type="float">
            <text:p>3740764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3743983" calcext:value-type="float">
            <text:p>3743983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748025" calcext:value-type="float">
            <text:p>374802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751215" calcext:value-type="float">
            <text:p>3751215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755104" calcext:value-type="float">
            <text:p>3755104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758496" calcext:value-type="float">
            <text:p>3758496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762263" calcext:value-type="float">
            <text:p>3762263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3765727" calcext:value-type="float">
            <text:p>3765727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769599" calcext:value-type="float">
            <text:p>376959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773154" calcext:value-type="float">
            <text:p>377315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776977" calcext:value-type="float">
            <text:p>3776977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780367" calcext:value-type="float">
            <text:p>3780367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784126" calcext:value-type="float">
            <text:p>3784126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787583" calcext:value-type="float">
            <text:p>3787583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791108" calcext:value-type="float">
            <text:p>379110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794821" calcext:value-type="float">
            <text:p>3794821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798511" calcext:value-type="float">
            <text:p>379851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802269" calcext:value-type="float">
            <text:p>3802269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805903" calcext:value-type="float">
            <text:p>380590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809426" calcext:value-type="float">
            <text:p>3809426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813099" calcext:value-type="float">
            <text:p>3813099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3816840" calcext:value-type="float">
            <text:p>381684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3820378" calcext:value-type="float">
            <text:p>3820378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824137" calcext:value-type="float">
            <text:p>3824137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827665" calcext:value-type="float">
            <text:p>382766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831539" calcext:value-type="float">
            <text:p>3831539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834830" calcext:value-type="float">
            <text:p>383483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838689" calcext:value-type="float">
            <text:p>3838689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842252" calcext:value-type="float">
            <text:p>3842252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846134" calcext:value-type="float">
            <text:p>3846134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849675" calcext:value-type="float">
            <text:p>3849675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3853192" calcext:value-type="float">
            <text:p>3853192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857083" calcext:value-type="float">
            <text:p>385708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860618" calcext:value-type="float">
            <text:p>3860618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3864320" calcext:value-type="float">
            <text:p>386432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867894" calcext:value-type="float">
            <text:p>3867894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871471" calcext:value-type="float">
            <text:p>3871471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3875144" calcext:value-type="float">
            <text:p>3875144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878820" calcext:value-type="float">
            <text:p>387882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3882465" calcext:value-type="float">
            <text:p>3882465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886128" calcext:value-type="float">
            <text:p>388612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3889649" calcext:value-type="float">
            <text:p>3889649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3893316" calcext:value-type="float">
            <text:p>3893316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3897063" calcext:value-type="float">
            <text:p>3897063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900798" calcext:value-type="float">
            <text:p>390079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904342" calcext:value-type="float">
            <text:p>390434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908047" calcext:value-type="float">
            <text:p>390804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911849" calcext:value-type="float">
            <text:p>3911849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915271" calcext:value-type="float">
            <text:p>3915271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919155" calcext:value-type="float">
            <text:p>3919155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922776" calcext:value-type="float">
            <text:p>3922776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926565" calcext:value-type="float">
            <text:p>3926565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930154" calcext:value-type="float">
            <text:p>3930154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933787" calcext:value-type="float">
            <text:p>3933787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937575" calcext:value-type="float">
            <text:p>393757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941084" calcext:value-type="float">
            <text:p>3941084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945085" calcext:value-type="float">
            <text:p>3945085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948710" calcext:value-type="float">
            <text:p>394871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952585" calcext:value-type="float">
            <text:p>395258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956084" calcext:value-type="float">
            <text:p>3956084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959928" calcext:value-type="float">
            <text:p>3959928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3963579" calcext:value-type="float">
            <text:p>3963579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3967241" calcext:value-type="float">
            <text:p>396724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970952" calcext:value-type="float">
            <text:p>3970952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974729" calcext:value-type="float">
            <text:p>397472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978480" calcext:value-type="float">
            <text:p>397848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982370" calcext:value-type="float">
            <text:p>398237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986029" calcext:value-type="float">
            <text:p>3986029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989623" calcext:value-type="float">
            <text:p>398962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993414" calcext:value-type="float">
            <text:p>3993414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996888" calcext:value-type="float">
            <text:p>3996888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4000634" calcext:value-type="float">
            <text:p>4000634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004291" calcext:value-type="float">
            <text:p>400429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008248" calcext:value-type="float">
            <text:p>4008248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4012081" calcext:value-type="float">
            <text:p>401208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015981" calcext:value-type="float">
            <text:p>4015981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4019515" calcext:value-type="float">
            <text:p>4019515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4023397" calcext:value-type="float">
            <text:p>4023397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4026734" calcext:value-type="float">
            <text:p>4026734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4030902" calcext:value-type="float">
            <text:p>4030902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4034147" calcext:value-type="float">
            <text:p>4034147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4038593" calcext:value-type="float">
            <text:p>403859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4041847" calcext:value-type="float">
            <text:p>4041847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4046010" calcext:value-type="float">
            <text:p>404601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4049182" calcext:value-type="float">
            <text:p>404918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053263" calcext:value-type="float">
            <text:p>405326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056941" calcext:value-type="float">
            <text:p>405694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4060798" calcext:value-type="float">
            <text:p>4060798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4064396" calcext:value-type="float">
            <text:p>406439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4068404" calcext:value-type="float">
            <text:p>4068404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072047" calcext:value-type="float">
            <text:p>4072047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4076243" calcext:value-type="float">
            <text:p>4076243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079485" calcext:value-type="float">
            <text:p>4079485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4084030" calcext:value-type="float">
            <text:p>408403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4086865" calcext:value-type="float">
            <text:p>408686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091548" calcext:value-type="float">
            <text:p>4091548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094463" calcext:value-type="float">
            <text:p>4094463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4099130" calcext:value-type="float">
            <text:p>409913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4102033" calcext:value-type="float">
            <text:p>410203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4106790" calcext:value-type="float">
            <text:p>410679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4109698" calcext:value-type="float">
            <text:p>4109698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4114325" calcext:value-type="float">
            <text:p>4114325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4117474" calcext:value-type="float">
            <text:p>4117474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4122254" calcext:value-type="float">
            <text:p>4122254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4126149" calcext:value-type="float">
            <text:p>412614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131025" calcext:value-type="float">
            <text:p>4131025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4135001" calcext:value-type="float">
            <text:p>413500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4139689" calcext:value-type="float">
            <text:p>4139689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4143653" calcext:value-type="float">
            <text:p>414365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4148345" calcext:value-type="float">
            <text:p>4148345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4151582" calcext:value-type="float">
            <text:p>4151582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4156095" calcext:value-type="float">
            <text:p>4156095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4158963" calcext:value-type="float">
            <text:p>415896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4163662" calcext:value-type="float">
            <text:p>4163662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4166712" calcext:value-type="float">
            <text:p>4166712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171433" calcext:value-type="float">
            <text:p>4171433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4174311" calcext:value-type="float">
            <text:p>4174311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4179083" calcext:value-type="float">
            <text:p>4179083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181994" calcext:value-type="float">
            <text:p>4181994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186606" calcext:value-type="float">
            <text:p>4186606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4189766" calcext:value-type="float">
            <text:p>4189766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4194019" calcext:value-type="float">
            <text:p>4194019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4197617" calcext:value-type="float">
            <text:p>4197617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4201778" calcext:value-type="float">
            <text:p>420177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4205485" calcext:value-type="float">
            <text:p>420548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209411" calcext:value-type="float">
            <text:p>4209411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213144" calcext:value-type="float">
            <text:p>4213144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4217229" calcext:value-type="float">
            <text:p>4217229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4220541" calcext:value-type="float">
            <text:p>422054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4224698" calcext:value-type="float">
            <text:p>4224698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4228027" calcext:value-type="float">
            <text:p>4228027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4232553" calcext:value-type="float">
            <text:p>423255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4235977" calcext:value-type="float">
            <text:p>4235977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4240276" calcext:value-type="float">
            <text:p>4240276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243669" calcext:value-type="float">
            <text:p>424366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247805" calcext:value-type="float">
            <text:p>4247805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251413" calcext:value-type="float">
            <text:p>425141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255419" calcext:value-type="float">
            <text:p>425541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4259103" calcext:value-type="float">
            <text:p>4259103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4263221" calcext:value-type="float">
            <text:p>4263221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4267001" calcext:value-type="float">
            <text:p>4267001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4271067" calcext:value-type="float">
            <text:p>4271067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274671" calcext:value-type="float">
            <text:p>4274671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4278669" calcext:value-type="float">
            <text:p>4278669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4282344" calcext:value-type="float">
            <text:p>42823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286093" calcext:value-type="float">
            <text:p>4286093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290040" calcext:value-type="float">
            <text:p>429004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4293964" calcext:value-type="float">
            <text:p>4293964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297959" calcext:value-type="float">
            <text:p>4297959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4301823" calcext:value-type="float">
            <text:p>4301823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305568" calcext:value-type="float">
            <text:p>4305568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4309473" calcext:value-type="float">
            <text:p>4309473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313450" calcext:value-type="float">
            <text:p>431345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317211" calcext:value-type="float">
            <text:p>4317211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321207" calcext:value-type="float">
            <text:p>432120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324957" calcext:value-type="float">
            <text:p>4324957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329075" calcext:value-type="float">
            <text:p>4329075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332573" calcext:value-type="float">
            <text:p>4332573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4336675" calcext:value-type="float">
            <text:p>4336675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340462" calcext:value-type="float">
            <text:p>4340462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344588" calcext:value-type="float">
            <text:p>4344588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4348351" calcext:value-type="float">
            <text:p>4348351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352089" calcext:value-type="float">
            <text:p>4352089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356224" calcext:value-type="float">
            <text:p>4356224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359981" calcext:value-type="float">
            <text:p>435998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363915" calcext:value-type="float">
            <text:p>436391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4367713" calcext:value-type="float">
            <text:p>4367713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4371514" calcext:value-type="float">
            <text:p>4371514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375417" calcext:value-type="float">
            <text:p>4375417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4379323" calcext:value-type="float">
            <text:p>4379323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4383196" calcext:value-type="float">
            <text:p>4383196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387088" calcext:value-type="float">
            <text:p>438708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4390829" calcext:value-type="float">
            <text:p>4390829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394725" calcext:value-type="float">
            <text:p>439472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4398706" calcext:value-type="float">
            <text:p>4398706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402674" calcext:value-type="float">
            <text:p>4402674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406439" calcext:value-type="float">
            <text:p>4406439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410375" calcext:value-type="float">
            <text:p>4410375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414414" calcext:value-type="float">
            <text:p>4414414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418049" calcext:value-type="float">
            <text:p>4418049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422175" calcext:value-type="float">
            <text:p>442217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4426021" calcext:value-type="float">
            <text:p>4426021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430046" calcext:value-type="float">
            <text:p>443004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4433858" calcext:value-type="float">
            <text:p>4433858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437717" calcext:value-type="float">
            <text:p>443771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441740" calcext:value-type="float">
            <text:p>444174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4445467" calcext:value-type="float">
            <text:p>4445467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449716" calcext:value-type="float">
            <text:p>4449716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4453566" calcext:value-type="float">
            <text:p>4453566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457681" calcext:value-type="float">
            <text:p>4457681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461397" calcext:value-type="float">
            <text:p>4461397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4465479" calcext:value-type="float">
            <text:p>4465479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469356" calcext:value-type="float">
            <text:p>4469356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473245" calcext:value-type="float">
            <text:p>4473245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477185" calcext:value-type="float">
            <text:p>447718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481196" calcext:value-type="float">
            <text:p>4481196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4485178" calcext:value-type="float">
            <text:p>4485178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489309" calcext:value-type="float">
            <text:p>4489309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493193" calcext:value-type="float">
            <text:p>4493193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497010" calcext:value-type="float">
            <text:p>449701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501034" calcext:value-type="float">
            <text:p>4501034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4504723" calcext:value-type="float">
            <text:p>4504723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508699" calcext:value-type="float">
            <text:p>4508699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512582" calcext:value-type="float">
            <text:p>451258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516782" calcext:value-type="float">
            <text:p>451678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520851" calcext:value-type="float">
            <text:p>4520851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4524991" calcext:value-type="float">
            <text:p>452499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528742" calcext:value-type="float">
            <text:p>4528742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532863" calcext:value-type="float">
            <text:p>4532863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536405" calcext:value-type="float">
            <text:p>4536405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540829" calcext:value-type="float">
            <text:p>4540829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544273" calcext:value-type="float">
            <text:p>4544273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548992" calcext:value-type="float">
            <text:p>454899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552445" calcext:value-type="float">
            <text:p>455244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4556863" calcext:value-type="float">
            <text:p>455686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560229" calcext:value-type="float">
            <text:p>4560229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564560" calcext:value-type="float">
            <text:p>456456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4568463" calcext:value-type="float">
            <text:p>4568463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572556" calcext:value-type="float">
            <text:p>457255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4576374" calcext:value-type="float">
            <text:p>4576374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4580627" calcext:value-type="float">
            <text:p>4580627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4584492" calcext:value-type="float">
            <text:p>458449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588945" calcext:value-type="float">
            <text:p>4588945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4592384" calcext:value-type="float">
            <text:p>4592384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4597207" calcext:value-type="float">
            <text:p>459720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600214" calcext:value-type="float">
            <text:p>4600214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4605183" calcext:value-type="float">
            <text:p>460518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4608275" calcext:value-type="float">
            <text:p>4608275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613227" calcext:value-type="float">
            <text:p>4613227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616306" calcext:value-type="float">
            <text:p>461630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621353" calcext:value-type="float">
            <text:p>462135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624437" calcext:value-type="float">
            <text:p>4624437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629346" calcext:value-type="float">
            <text:p>4629346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632685" calcext:value-type="float">
            <text:p>4632685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637755" calcext:value-type="float">
            <text:p>463775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641886" calcext:value-type="float">
            <text:p>4641886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647058" calcext:value-type="float">
            <text:p>4647058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651275" calcext:value-type="float">
            <text:p>465127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656247" calcext:value-type="float">
            <text:p>4656247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4660451" calcext:value-type="float">
            <text:p>466045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4665427" calcext:value-type="float">
            <text:p>4665427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4668861" calcext:value-type="float">
            <text:p>4668861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4673646" calcext:value-type="float">
            <text:p>4673646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676688" calcext:value-type="float">
            <text:p>4676688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681670" calcext:value-type="float">
            <text:p>468167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684905" calcext:value-type="float">
            <text:p>468490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689910" calcext:value-type="float">
            <text:p>468991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4692962" calcext:value-type="float">
            <text:p>469296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698021" calcext:value-type="float">
            <text:p>4698021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701108" calcext:value-type="float">
            <text:p>4701108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705997" calcext:value-type="float">
            <text:p>4705997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4709348" calcext:value-type="float">
            <text:p>4709348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713856" calcext:value-type="float">
            <text:p>4713856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4717671" calcext:value-type="float">
            <text:p>4717671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4722082" calcext:value-type="float">
            <text:p>472208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726012" calcext:value-type="float">
            <text:p>4726012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4730174" calcext:value-type="float">
            <text:p>4730174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4734131" calcext:value-type="float">
            <text:p>4734131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738461" calcext:value-type="float">
            <text:p>473846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741972" calcext:value-type="float">
            <text:p>4741972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4746378" calcext:value-type="float">
            <text:p>4746378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749907" calcext:value-type="float">
            <text:p>474990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4754704" calcext:value-type="float">
            <text:p>4754704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758333" calcext:value-type="float">
            <text:p>4758333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762889" calcext:value-type="float">
            <text:p>476288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766485" calcext:value-type="float">
            <text:p>4766485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770868" calcext:value-type="float">
            <text:p>4770868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4774692" calcext:value-type="float">
            <text:p>4774692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778937" calcext:value-type="float">
            <text:p>4778937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4782841" calcext:value-type="float">
            <text:p>4782841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787205" calcext:value-type="float">
            <text:p>4787205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791210" calcext:value-type="float">
            <text:p>479121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795519" calcext:value-type="float">
            <text:p>4795519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799337" calcext:value-type="float">
            <text:p>4799337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4803574" calcext:value-type="float">
            <text:p>4803574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807467" calcext:value-type="float">
            <text:p>4807467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4811440" calcext:value-type="float">
            <text:p>481144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4815621" calcext:value-type="float">
            <text:p>4815621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819779" calcext:value-type="float">
            <text:p>4819779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824011" calcext:value-type="float">
            <text:p>4824011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828105" calcext:value-type="float">
            <text:p>4828105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4832072" calcext:value-type="float">
            <text:p>4832072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4836209" calcext:value-type="float">
            <text:p>4836209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840422" calcext:value-type="float">
            <text:p>4840422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844406" calcext:value-type="float">
            <text:p>484440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848639" calcext:value-type="float">
            <text:p>4848639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852611" calcext:value-type="float">
            <text:p>485261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4856973" calcext:value-type="float">
            <text:p>4856973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860678" calcext:value-type="float">
            <text:p>4860678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865023" calcext:value-type="float">
            <text:p>4865023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869034" calcext:value-type="float">
            <text:p>4869034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4873404" calcext:value-type="float">
            <text:p>4873404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877389" calcext:value-type="float">
            <text:p>4877389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881348" calcext:value-type="float">
            <text:p>4881348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885727" calcext:value-type="float">
            <text:p>488572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889706" calcext:value-type="float">
            <text:p>488970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893872" calcext:value-type="float">
            <text:p>489387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4897894" calcext:value-type="float">
            <text:p>4897894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4901919" calcext:value-type="float">
            <text:p>4901919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4906052" calcext:value-type="float">
            <text:p>4906052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910188" calcext:value-type="float">
            <text:p>4910188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4914289" calcext:value-type="float">
            <text:p>4914289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4918410" calcext:value-type="float">
            <text:p>491841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4922371" calcext:value-type="float">
            <text:p>492237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4926496" calcext:value-type="float">
            <text:p>492649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930711" calcext:value-type="float">
            <text:p>4930711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4934912" calcext:value-type="float">
            <text:p>4934912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4938898" calcext:value-type="float">
            <text:p>4938898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4943065" calcext:value-type="float">
            <text:p>494306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4947341" calcext:value-type="float">
            <text:p>4947341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4951189" calcext:value-type="float">
            <text:p>4951189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4955557" calcext:value-type="float">
            <text:p>4955557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4959628" calcext:value-type="float">
            <text:p>4959628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963889" calcext:value-type="float">
            <text:p>4963889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4967924" calcext:value-type="float">
            <text:p>4967924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4972009" calcext:value-type="float">
            <text:p>4972009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976267" calcext:value-type="float">
            <text:p>4976267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4980212" calcext:value-type="float">
            <text:p>4980212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4984709" calcext:value-type="float">
            <text:p>4984709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4988784" calcext:value-type="float">
            <text:p>4988784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993139" calcext:value-type="float">
            <text:p>4993139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997072" calcext:value-type="float">
            <text:p>4997072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5001392" calcext:value-type="float">
            <text:p>5001392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5005495" calcext:value-type="float">
            <text:p>5005495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5009611" calcext:value-type="float">
            <text:p>500961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5013780" calcext:value-type="float">
            <text:p>501378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5018025" calcext:value-type="float">
            <text:p>5018025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5022238" calcext:value-type="float">
            <text:p>5022238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5026610" calcext:value-type="float">
            <text:p>502661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5030719" calcext:value-type="float">
            <text:p>5030719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5034759" calcext:value-type="float">
            <text:p>5034759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5039016" calcext:value-type="float">
            <text:p>5039016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5042920" calcext:value-type="float">
            <text:p>504292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5047126" calcext:value-type="float">
            <text:p>5047126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5051235" calcext:value-type="float">
            <text:p>505123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5055678" calcext:value-type="float">
            <text:p>5055678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5059983" calcext:value-type="float">
            <text:p>505998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5064363" calcext:value-type="float">
            <text:p>5064363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5068331" calcext:value-type="float">
            <text:p>5068331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5072691" calcext:value-type="float">
            <text:p>5072691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5076438" calcext:value-type="float">
            <text:p>5076438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5081118" calcext:value-type="float">
            <text:p>5081118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5084761" calcext:value-type="float">
            <text:p>5084761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5089753" calcext:value-type="float">
            <text:p>5089753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5093405" calcext:value-type="float">
            <text:p>509340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98078" calcext:value-type="float">
            <text:p>5098078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5101638" calcext:value-type="float">
            <text:p>5101638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5106219" calcext:value-type="float">
            <text:p>5106219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5110347" calcext:value-type="float">
            <text:p>5110347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5114676" calcext:value-type="float">
            <text:p>5114676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5118714" calcext:value-type="float">
            <text:p>511871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5123212" calcext:value-type="float">
            <text:p>5123212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5127299" calcext:value-type="float">
            <text:p>5127299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5132009" calcext:value-type="float">
            <text:p>5132009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5135645" calcext:value-type="float">
            <text:p>513564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140746" calcext:value-type="float">
            <text:p>5140746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5143925" calcext:value-type="float">
            <text:p>5143925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5149180" calcext:value-type="float">
            <text:p>514918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5152449" calcext:value-type="float">
            <text:p>5152449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5157686" calcext:value-type="float">
            <text:p>515768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5160941" calcext:value-type="float">
            <text:p>516094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5166278" calcext:value-type="float">
            <text:p>5166278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5169538" calcext:value-type="float">
            <text:p>5169538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5174729" calcext:value-type="float">
            <text:p>5174729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5178258" calcext:value-type="float">
            <text:p>517825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183618" calcext:value-type="float">
            <text:p>5183618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5187985" calcext:value-type="float">
            <text:p>5187985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5193453" calcext:value-type="float">
            <text:p>5193453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5197911" calcext:value-type="float">
            <text:p>5197911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5203167" calcext:value-type="float">
            <text:p>5203167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5207611" calcext:value-type="float">
            <text:p>5207611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5212871" calcext:value-type="float">
            <text:p>5212871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5216502" calcext:value-type="float">
            <text:p>5216502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5221559" calcext:value-type="float">
            <text:p>5221559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5224775" calcext:value-type="float">
            <text:p>522477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230040" calcext:value-type="float">
            <text:p>523004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5233460" calcext:value-type="float">
            <text:p>523346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5238749" calcext:value-type="float">
            <text:p>5238749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5241975" calcext:value-type="float">
            <text:p>5241975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5247321" calcext:value-type="float">
            <text:p>5247321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250584" calcext:value-type="float">
            <text:p>5250584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5255750" calcext:value-type="float">
            <text:p>525575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5259292" calcext:value-type="float">
            <text:p>5259292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5264055" calcext:value-type="float">
            <text:p>5264055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5268087" calcext:value-type="float">
            <text:p>526808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5272748" calcext:value-type="float">
            <text:p>5272748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5276901" calcext:value-type="float">
            <text:p>527690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5281299" calcext:value-type="float">
            <text:p>5281299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5285480" calcext:value-type="float">
            <text:p>528548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5290055" calcext:value-type="float">
            <text:p>5290055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5293765" calcext:value-type="float">
            <text:p>5293765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5298420" calcext:value-type="float">
            <text:p>529842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5302149" calcext:value-type="float">
            <text:p>530214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5307217" calcext:value-type="float">
            <text:p>5307217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5311051" calcext:value-type="float">
            <text:p>5311051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315864" calcext:value-type="float">
            <text:p>5315864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5319663" calcext:value-type="float">
            <text:p>531966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5324293" calcext:value-type="float">
            <text:p>5324293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5328333" calcext:value-type="float">
            <text:p>532833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5332817" calcext:value-type="float">
            <text:p>5332817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5336941" calcext:value-type="float">
            <text:p>5336941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5341551" calcext:value-type="float">
            <text:p>5341551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5345781" calcext:value-type="float">
            <text:p>5345781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5350333" calcext:value-type="float">
            <text:p>5350333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5354365" calcext:value-type="float">
            <text:p>535436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5358841" calcext:value-type="float">
            <text:p>5358841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5362952" calcext:value-type="float">
            <text:p>5362952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5367149" calcext:value-type="float">
            <text:p>5367149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5371564" calcext:value-type="float">
            <text:p>5371564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5375956" calcext:value-type="float">
            <text:p>5375956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5380425" calcext:value-type="float">
            <text:p>538042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5384749" calcext:value-type="float">
            <text:p>5384749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5388938" calcext:value-type="float">
            <text:p>5388938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5393307" calcext:value-type="float">
            <text:p>5393307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5397756" calcext:value-type="float">
            <text:p>5397756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401963" calcext:value-type="float">
            <text:p>5401963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5406433" calcext:value-type="float">
            <text:p>540643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5410627" calcext:value-type="float">
            <text:p>5410627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5415233" calcext:value-type="float">
            <text:p>5415233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5419145" calcext:value-type="float">
            <text:p>541914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5423733" calcext:value-type="float">
            <text:p>5423733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5427968" calcext:value-type="float">
            <text:p>5427968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5432582" calcext:value-type="float">
            <text:p>5432582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5436789" calcext:value-type="float">
            <text:p>5436789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5440969" calcext:value-type="float">
            <text:p>544096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5445592" calcext:value-type="float">
            <text:p>5445592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5449793" calcext:value-type="float">
            <text:p>544979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5454191" calcext:value-type="float">
            <text:p>5454191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5458437" calcext:value-type="float">
            <text:p>545843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462686" calcext:value-type="float">
            <text:p>5462686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5467049" calcext:value-type="float">
            <text:p>5467049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5471415" calcext:value-type="float">
            <text:p>5471415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5475744" calcext:value-type="float">
            <text:p>547574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5480094" calcext:value-type="float">
            <text:p>548009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5484275" calcext:value-type="float">
            <text:p>548427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488629" calcext:value-type="float">
            <text:p>5488629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5493078" calcext:value-type="float">
            <text:p>5493078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5497512" calcext:value-type="float">
            <text:p>5497512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5501719" calcext:value-type="float">
            <text:p>5501719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5506117" calcext:value-type="float">
            <text:p>5506117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5510630" calcext:value-type="float">
            <text:p>551063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5514691" calcext:value-type="float">
            <text:p>5514691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5519301" calcext:value-type="float">
            <text:p>5519301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5523597" calcext:value-type="float">
            <text:p>5523597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5528094" calcext:value-type="float">
            <text:p>552809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32352" calcext:value-type="float">
            <text:p>5532352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5536663" calcext:value-type="float">
            <text:p>5536663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5541156" calcext:value-type="float">
            <text:p>5541156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5545319" calcext:value-type="float">
            <text:p>5545319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5550064" calcext:value-type="float">
            <text:p>5550064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5554364" calcext:value-type="float">
            <text:p>5554364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5558959" calcext:value-type="float">
            <text:p>5558959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5563109" calcext:value-type="float">
            <text:p>5563109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5567667" calcext:value-type="float">
            <text:p>5567667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5571996" calcext:value-type="float">
            <text:p>5571996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576339" calcext:value-type="float">
            <text:p>5576339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5580737" calcext:value-type="float">
            <text:p>5580737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585216" calcext:value-type="float">
            <text:p>5585216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5589660" calcext:value-type="float">
            <text:p>558966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5594273" calcext:value-type="float">
            <text:p>5594273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5598607" calcext:value-type="float">
            <text:p>5598607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5602870" calcext:value-type="float">
            <text:p>560287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5607360" calcext:value-type="float">
            <text:p>560736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5611479" calcext:value-type="float">
            <text:p>5611479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5615915" calcext:value-type="float">
            <text:p>561591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5620250" calcext:value-type="float">
            <text:p>562025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5624936" calcext:value-type="float">
            <text:p>5624936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5629477" calcext:value-type="float">
            <text:p>5629477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5634097" calcext:value-type="float">
            <text:p>5634097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5638282" calcext:value-type="float">
            <text:p>5638282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5642881" calcext:value-type="float">
            <text:p>5642881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5646833" calcext:value-type="float">
            <text:p>564683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5651769" calcext:value-type="float">
            <text:p>5651769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5655611" calcext:value-type="float">
            <text:p>5655611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5660876" calcext:value-type="float">
            <text:p>5660876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664727" calcext:value-type="float">
            <text:p>5664727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5669655" calcext:value-type="float">
            <text:p>5669655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5673409" calcext:value-type="float">
            <text:p>5673409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5678240" calcext:value-type="float">
            <text:p>567824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5682593" calcext:value-type="float">
            <text:p>568259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5687158" calcext:value-type="float">
            <text:p>5687158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5691416" calcext:value-type="float">
            <text:p>5691416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5696159" calcext:value-type="float">
            <text:p>5696159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5700468" calcext:value-type="float">
            <text:p>570046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5705435" calcext:value-type="float">
            <text:p>570543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5709268" calcext:value-type="float">
            <text:p>5709268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5714647" calcext:value-type="float">
            <text:p>5714647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5717998" calcext:value-type="float">
            <text:p>5717998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5723539" calcext:value-type="float">
            <text:p>5723539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5726985" calcext:value-type="float">
            <text:p>5726985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5732507" calcext:value-type="float">
            <text:p>573250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5735938" calcext:value-type="float">
            <text:p>5735938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5741565" calcext:value-type="float">
            <text:p>5741565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5745001" calcext:value-type="float">
            <text:p>5745001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5750474" calcext:value-type="float">
            <text:p>575047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754193" calcext:value-type="float">
            <text:p>5754193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5759843" calcext:value-type="float">
            <text:p>5759843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5764446" calcext:value-type="float">
            <text:p>5764446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5770210" calcext:value-type="float">
            <text:p>577021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5774909" calcext:value-type="float">
            <text:p>5774909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5780449" calcext:value-type="float">
            <text:p>5780449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5785133" calcext:value-type="float">
            <text:p>5785133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5790677" calcext:value-type="float">
            <text:p>5790677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5794505" calcext:value-type="float">
            <text:p>5794505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5799834" calcext:value-type="float">
            <text:p>579983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5803224" calcext:value-type="float">
            <text:p>5803224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5808772" calcext:value-type="float">
            <text:p>5808772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5812377" calcext:value-type="float">
            <text:p>5812377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5817950" calcext:value-type="float">
            <text:p>581795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5821350" calcext:value-type="float">
            <text:p>582135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5826983" calcext:value-type="float">
            <text:p>5826983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5830422" calcext:value-type="float">
            <text:p>583042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5835865" calcext:value-type="float">
            <text:p>5835865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5839598" calcext:value-type="float">
            <text:p>5839598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5844616" calcext:value-type="float">
            <text:p>584461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5848865" calcext:value-type="float">
            <text:p>5848865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5853776" calcext:value-type="float">
            <text:p>5853776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5858152" calcext:value-type="float">
            <text:p>5858152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5862786" calcext:value-type="float">
            <text:p>5862786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5867191" calcext:value-type="float">
            <text:p>5867191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5872011" calcext:value-type="float">
            <text:p>5872011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5875920" calcext:value-type="float">
            <text:p>587592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5880824" calcext:value-type="float">
            <text:p>5880824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5884753" calcext:value-type="float">
            <text:p>5884753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5890092" calcext:value-type="float">
            <text:p>589009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5894131" calcext:value-type="float">
            <text:p>5894131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5899201" calcext:value-type="float">
            <text:p>5899201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5903203" calcext:value-type="float">
            <text:p>5903203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5908080" calcext:value-type="float">
            <text:p>590808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5912336" calcext:value-type="float">
            <text:p>5912336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5917059" calcext:value-type="float">
            <text:p>5917059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5921403" calcext:value-type="float">
            <text:p>5921403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5926259" calcext:value-type="float">
            <text:p>5926259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5930714" calcext:value-type="float">
            <text:p>5930714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5935509" calcext:value-type="float">
            <text:p>593550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5939755" calcext:value-type="float">
            <text:p>5939755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5944470" calcext:value-type="float">
            <text:p>594447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5948799" calcext:value-type="float">
            <text:p>5948799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5953220" calcext:value-type="float">
            <text:p>595322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5957869" calcext:value-type="float">
            <text:p>595786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5962495" calcext:value-type="float">
            <text:p>5962495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5967201" calcext:value-type="float">
            <text:p>5967201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5971755" calcext:value-type="float">
            <text:p>5971755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5976166" calcext:value-type="float">
            <text:p>5976166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5980767" calcext:value-type="float">
            <text:p>598076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985452" calcext:value-type="float">
            <text:p>5985452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5989882" calcext:value-type="float">
            <text:p>5989882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5994589" calcext:value-type="float">
            <text:p>5994589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5999005" calcext:value-type="float">
            <text:p>5999005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003855" calcext:value-type="float">
            <text:p>6003855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007974" calcext:value-type="float">
            <text:p>6007974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012805" calcext:value-type="float">
            <text:p>6012805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017264" calcext:value-type="float">
            <text:p>6017264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022122" calcext:value-type="float">
            <text:p>6022122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026551" calcext:value-type="float">
            <text:p>602655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030952" calcext:value-type="float">
            <text:p>6030952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035819" calcext:value-type="float">
            <text:p>6035819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040242" calcext:value-type="float">
            <text:p>6040242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044872" calcext:value-type="float">
            <text:p>6044872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049342" calcext:value-type="float">
            <text:p>6049342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053815" calcext:value-type="float">
            <text:p>605381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058408" calcext:value-type="float">
            <text:p>6058408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063004" calcext:value-type="float">
            <text:p>6063004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067561" calcext:value-type="float">
            <text:p>6067561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072140" calcext:value-type="float">
            <text:p>607214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076541" calcext:value-type="float">
            <text:p>6076541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081124" calcext:value-type="float">
            <text:p>6081124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085807" calcext:value-type="float">
            <text:p>6085807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090474" calcext:value-type="float">
            <text:p>6090474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094902" calcext:value-type="float">
            <text:p>609490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099531" calcext:value-type="float">
            <text:p>6099531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104281" calcext:value-type="float">
            <text:p>6104281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108555" calcext:value-type="float">
            <text:p>610855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113407" calcext:value-type="float">
            <text:p>6113407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117928" calcext:value-type="float">
            <text:p>6117928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122661" calcext:value-type="float">
            <text:p>612266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127142" calcext:value-type="float">
            <text:p>6127142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131679" calcext:value-type="float">
            <text:p>6131679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136407" calcext:value-type="float">
            <text:p>6136407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140788" calcext:value-type="float">
            <text:p>614078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145781" calcext:value-type="float">
            <text:p>614578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150306" calcext:value-type="float">
            <text:p>6150306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155141" calcext:value-type="float">
            <text:p>6155141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159508" calcext:value-type="float">
            <text:p>6159508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164304" calcext:value-type="float">
            <text:p>616430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168859" calcext:value-type="float">
            <text:p>6168859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173429" calcext:value-type="float">
            <text:p>6173429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178056" calcext:value-type="float">
            <text:p>6178056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6182769" calcext:value-type="float">
            <text:p>6182769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187444" calcext:value-type="float">
            <text:p>6187444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192298" calcext:value-type="float">
            <text:p>6192298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196857" calcext:value-type="float">
            <text:p>6196857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201343" calcext:value-type="float">
            <text:p>6201343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206066" calcext:value-type="float">
            <text:p>6206066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210400" calcext:value-type="float">
            <text:p>621040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215066" calcext:value-type="float">
            <text:p>6215066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6219627" calcext:value-type="float">
            <text:p>6219627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224556" calcext:value-type="float">
            <text:p>6224556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229333" calcext:value-type="float">
            <text:p>622933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234193" calcext:value-type="float">
            <text:p>6234193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238595" calcext:value-type="float">
            <text:p>6238595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243433" calcext:value-type="float">
            <text:p>6243433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247590" calcext:value-type="float">
            <text:p>624759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252782" calcext:value-type="float">
            <text:p>625278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256823" calcext:value-type="float">
            <text:p>625682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262361" calcext:value-type="float">
            <text:p>6262361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266411" calcext:value-type="float">
            <text:p>6266411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271594" calcext:value-type="float">
            <text:p>6271594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275542" calcext:value-type="float">
            <text:p>6275542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280623" calcext:value-type="float">
            <text:p>6280623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285201" calcext:value-type="float">
            <text:p>6285201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290002" calcext:value-type="float">
            <text:p>6290002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294480" calcext:value-type="float">
            <text:p>629448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299468" calcext:value-type="float">
            <text:p>6299468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303999" calcext:value-type="float">
            <text:p>630399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309223" calcext:value-type="float">
            <text:p>6309223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313253" calcext:value-type="float">
            <text:p>6313253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318910" calcext:value-type="float">
            <text:p>631891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322433" calcext:value-type="float">
            <text:p>6322433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328260" calcext:value-type="float">
            <text:p>632826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6331883" calcext:value-type="float">
            <text:p>633188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337690" calcext:value-type="float">
            <text:p>633769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341297" calcext:value-type="float">
            <text:p>6341297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347214" calcext:value-type="float">
            <text:p>6347214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350826" calcext:value-type="float">
            <text:p>635082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356581" calcext:value-type="float">
            <text:p>6356581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360490" calcext:value-type="float">
            <text:p>636049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366430" calcext:value-type="float">
            <text:p>636643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371269" calcext:value-type="float">
            <text:p>6371269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377329" calcext:value-type="float">
            <text:p>6377329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382269" calcext:value-type="float">
            <text:p>6382269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388093" calcext:value-type="float">
            <text:p>6388093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393017" calcext:value-type="float">
            <text:p>639301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398845" calcext:value-type="float">
            <text:p>6398845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402870" calcext:value-type="float">
            <text:p>640287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408471" calcext:value-type="float">
            <text:p>6408471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6412035" calcext:value-type="float">
            <text:p>6412035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417866" calcext:value-type="float">
            <text:p>6417866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421656" calcext:value-type="float">
            <text:p>6421656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427513" calcext:value-type="float">
            <text:p>6427513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6431087" calcext:value-type="float">
            <text:p>6431087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437007" calcext:value-type="float">
            <text:p>6437007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440622" calcext:value-type="float">
            <text:p>6440622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446342" calcext:value-type="float">
            <text:p>6446342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6450266" calcext:value-type="float">
            <text:p>645026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455539" calcext:value-type="float">
            <text:p>6455539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460005" calcext:value-type="float">
            <text:p>6460005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465166" calcext:value-type="float">
            <text:p>6465166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469765" calcext:value-type="float">
            <text:p>646976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474635" calcext:value-type="float">
            <text:p>6474635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479264" calcext:value-type="float">
            <text:p>6479264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484329" calcext:value-type="float">
            <text:p>6484329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488437" calcext:value-type="float">
            <text:p>6488437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493590" calcext:value-type="float">
            <text:p>649359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497719" calcext:value-type="float">
            <text:p>6497719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503329" calcext:value-type="float">
            <text:p>6503329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507573" calcext:value-type="float">
            <text:p>6507573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512900" calcext:value-type="float">
            <text:p>651290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517105" calcext:value-type="float">
            <text:p>6517105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522229" calcext:value-type="float">
            <text:p>6522229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526701" calcext:value-type="float">
            <text:p>6526701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531663" calcext:value-type="float">
            <text:p>6531663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536227" calcext:value-type="float">
            <text:p>6536227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541329" calcext:value-type="float">
            <text:p>6541329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546009" calcext:value-type="float">
            <text:p>654600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551047" calcext:value-type="float">
            <text:p>6551047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555507" calcext:value-type="float">
            <text:p>6555507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560461" calcext:value-type="float">
            <text:p>6560461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565008" calcext:value-type="float">
            <text:p>6565008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569653" calcext:value-type="float">
            <text:p>6569653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574536" calcext:value-type="float">
            <text:p>6574536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579396" calcext:value-type="float">
            <text:p>6579396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584339" calcext:value-type="float">
            <text:p>6584339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589123" calcext:value-type="float">
            <text:p>6589123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593756" calcext:value-type="float">
            <text:p>6593756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598589" calcext:value-type="float">
            <text:p>6598589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603510" calcext:value-type="float">
            <text:p>660351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608163" calcext:value-type="float">
            <text:p>6608163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613107" calcext:value-type="float">
            <text:p>6613107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617745" calcext:value-type="float">
            <text:p>6617745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622839" calcext:value-type="float">
            <text:p>6622839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627165" calcext:value-type="float">
            <text:p>6627165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632239" calcext:value-type="float">
            <text:p>6632239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636922" calcext:value-type="float">
            <text:p>6636922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642024" calcext:value-type="float">
            <text:p>664202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646675" calcext:value-type="float">
            <text:p>6646675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651297" calcext:value-type="float">
            <text:p>6651297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656408" calcext:value-type="float">
            <text:p>6656408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661053" calcext:value-type="float">
            <text:p>666105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665915" calcext:value-type="float">
            <text:p>6665915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670609" calcext:value-type="float">
            <text:p>6670609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675306" calcext:value-type="float">
            <text:p>6675306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680129" calcext:value-type="float">
            <text:p>6680129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684955" calcext:value-type="float">
            <text:p>6684955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689740" calcext:value-type="float">
            <text:p>668974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694548" calcext:value-type="float">
            <text:p>6694548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699169" calcext:value-type="float">
            <text:p>6699169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703981" calcext:value-type="float">
            <text:p>6703981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708898" calcext:value-type="float">
            <text:p>6708898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713798" calcext:value-type="float">
            <text:p>6713798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718447" calcext:value-type="float">
            <text:p>6718447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723307" calcext:value-type="float">
            <text:p>6723307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728294" calcext:value-type="float">
            <text:p>6728294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732781" calcext:value-type="float">
            <text:p>6732781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737875" calcext:value-type="float">
            <text:p>673787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742621" calcext:value-type="float">
            <text:p>6742621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747590" calcext:value-type="float">
            <text:p>674759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752294" calcext:value-type="float">
            <text:p>6752294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757057" calcext:value-type="float">
            <text:p>6757057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762020" calcext:value-type="float">
            <text:p>676202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766619" calcext:value-type="float">
            <text:p>6766619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771860" calcext:value-type="float">
            <text:p>677186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6776610" calcext:value-type="float">
            <text:p>677661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781685" calcext:value-type="float">
            <text:p>6781685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786269" calcext:value-type="float">
            <text:p>678626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791303" calcext:value-type="float">
            <text:p>6791303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796084" calcext:value-type="float">
            <text:p>6796084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800881" calcext:value-type="float">
            <text:p>6800881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805737" calcext:value-type="float">
            <text:p>6805737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810684" calcext:value-type="float">
            <text:p>6810684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815590" calcext:value-type="float">
            <text:p>681559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820685" calcext:value-type="float">
            <text:p>6820685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825469" calcext:value-type="float">
            <text:p>6825469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830178" calcext:value-type="float">
            <text:p>6830178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835134" calcext:value-type="float">
            <text:p>6835134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839683" calcext:value-type="float">
            <text:p>6839683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844579" calcext:value-type="float">
            <text:p>6844579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849366" calcext:value-type="float">
            <text:p>6849366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854538" calcext:value-type="float">
            <text:p>6854538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859551" calcext:value-type="float">
            <text:p>6859551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864651" calcext:value-type="float">
            <text:p>6864651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869270" calcext:value-type="float">
            <text:p>686927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874347" calcext:value-type="float">
            <text:p>6874347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878709" calcext:value-type="float">
            <text:p>6878709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884157" calcext:value-type="float">
            <text:p>6884157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888397" calcext:value-type="float">
            <text:p>6888397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6894208" calcext:value-type="float">
            <text:p>6894208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898457" calcext:value-type="float">
            <text:p>6898457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903895" calcext:value-type="float">
            <text:p>6903895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908037" calcext:value-type="float">
            <text:p>6908037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913368" calcext:value-type="float">
            <text:p>6913368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918171" calcext:value-type="float">
            <text:p>6918171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923208" calcext:value-type="float">
            <text:p>6923208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927906" calcext:value-type="float">
            <text:p>6927906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933139" calcext:value-type="float">
            <text:p>693313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937892" calcext:value-type="float">
            <text:p>6937892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943373" calcext:value-type="float">
            <text:p>694337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947600" calcext:value-type="float">
            <text:p>694760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953535" calcext:value-type="float">
            <text:p>6953535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957230" calcext:value-type="float">
            <text:p>695723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963343" calcext:value-type="float">
            <text:p>6963343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967143" calcext:value-type="float">
            <text:p>6967143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973235" calcext:value-type="float">
            <text:p>6973235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977018" calcext:value-type="float">
            <text:p>6977018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983225" calcext:value-type="float">
            <text:p>698322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987013" calcext:value-type="float">
            <text:p>6987013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6993050" calcext:value-type="float">
            <text:p>699305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997149" calcext:value-type="float">
            <text:p>6997149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7003379" calcext:value-type="float">
            <text:p>7003379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7008454" calcext:value-type="float">
            <text:p>7008454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7014810" calcext:value-type="float">
            <text:p>701481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7019991" calcext:value-type="float">
            <text:p>7019991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7026099" calcext:value-type="float">
            <text:p>7026099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7031263" calcext:value-type="float">
            <text:p>7031263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7037375" calcext:value-type="float">
            <text:p>703737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7041597" calcext:value-type="float">
            <text:p>7041597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7047470" calcext:value-type="float">
            <text:p>704747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7051208" calcext:value-type="float">
            <text:p>7051208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7057322" calcext:value-type="float">
            <text:p>7057322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7061297" calcext:value-type="float">
            <text:p>7061297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7067438" calcext:value-type="float">
            <text:p>7067438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7071186" calcext:value-type="float">
            <text:p>7071186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7077393" calcext:value-type="float">
            <text:p>7077393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7081184" calcext:value-type="float">
            <text:p>7081184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7087181" calcext:value-type="float">
            <text:p>708718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7091296" calcext:value-type="float">
            <text:p>7091296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7096824" calcext:value-type="float">
            <text:p>7096824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7101507" calcext:value-type="float">
            <text:p>7101507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7106918" calcext:value-type="float">
            <text:p>7106918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7111740" calcext:value-type="float">
            <text:p>711174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7116846" calcext:value-type="float">
            <text:p>7116846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7121699" calcext:value-type="float">
            <text:p>7121699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7127009" calcext:value-type="float">
            <text:p>7127009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7131316" calcext:value-type="float">
            <text:p>7131316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7136718" calcext:value-type="float">
            <text:p>713671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7141047" calcext:value-type="float">
            <text:p>7141047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7146928" calcext:value-type="float">
            <text:p>7146928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7151377" calcext:value-type="float">
            <text:p>7151377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7156961" calcext:value-type="float">
            <text:p>7156961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7161369" calcext:value-type="float">
            <text:p>7161369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7166740" calcext:value-type="float">
            <text:p>716674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7171428" calcext:value-type="float">
            <text:p>7171428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7176629" calcext:value-type="float">
            <text:p>7176629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7181413" calcext:value-type="float">
            <text:p>7181413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7186761" calcext:value-type="float">
            <text:p>718676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7191666" calcext:value-type="float">
            <text:p>7191666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7196947" calcext:value-type="float">
            <text:p>7196947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7201621" calcext:value-type="float">
            <text:p>7201621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7206814" calcext:value-type="float">
            <text:p>7206814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7211579" calcext:value-type="float">
            <text:p>7211579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7216448" calcext:value-type="float">
            <text:p>7216448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7221565" calcext:value-type="float">
            <text:p>7221565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7226659" calcext:value-type="float">
            <text:p>7226659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7231839" calcext:value-type="float">
            <text:p>7231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01T19:06:31.377599543</dc:date>
    <meta:editing-duration>PT4M6S</meta:editing-duration>
    <meta:editing-cycles>1</meta:editing-cycles>
    <meta:document-statistic meta:table-count="1" meta:cell-count="57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color="#ff0000" draw:fill-color="#ff420e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bar" chart:style-name="ch1">
        <chart:legend chart:legend-position="end" svg:x="11.871cm" svg:y="3.706cm" style:legend-expansion="high" chart:style-name="ch2"/>
        <chart:plot-area chart:style-name="ch3" table:cell-range-address="day_21.A1:day_21.B2858" svg:x="0.319cm" svg:y="0.18cm" svg:width="11.233cm" svg:height="8.646cm">
          <chart:coordinate-region svg:x="1.866cm" svg:y="0.379cm" svg:width="9.686cm" svg:height="7.3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y_21.A1:day_21.A2858" chart:class="chart:bar">
            <chart:data-point chart:repeated="2858"/>
          </chart:series>
          <chart:series chart:style-name="ch8" chart:values-cell-range-address="day_21.B1:day_21.B2858" chart:class="chart:bar">
            <chart:regression-curve chart:style-name="ch9">
              <chart:equation chart:display-equation="true" chart:display-r-square="true"/>
            </chart:regression-curve>
            <chart:data-point chart:repeated="1794"/>
            <chart:data-point chart:style-name="ch10"/>
            <chart:data-point chart:repeated="247"/>
            <chart:data-point chart:style-name="ch10"/>
            <chart:data-point chart:repeated="8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y_21.A1:day_21.A2858</svg:desc>
                </draw:g>
              </table:table-cell>
              <table:table-cell office:value-type="float" office:value="4">
                <text:p>4</text:p>
                <draw:g>
                  <svg:desc>day_21.B1:day_21.B28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127">
                <text:p>5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029">
                <text:p>8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889">
                <text:p>8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247">
                <text:p>9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608">
                <text:p>9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773">
                <text:p>9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156">
                <text:p>101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359">
                <text:p>103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543">
                <text:p>10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736">
                <text:p>10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929">
                <text:p>109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130">
                <text:p>111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323">
                <text:p>113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527">
                <text:p>11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725">
                <text:p>11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939">
                <text:p>119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542">
                <text:p>125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764">
                <text:p>127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975">
                <text:p>129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408">
                <text:p>13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613">
                <text:p>136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835">
                <text:p>13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049">
                <text:p>140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489">
                <text:p>14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715">
                <text:p>14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940">
                <text:p>149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5168">
                <text:p>151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5621">
                <text:p>156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5858">
                <text:p>158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6098">
                <text:p>160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327">
                <text:p>163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6567">
                <text:p>165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814">
                <text:p>168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041">
                <text:p>170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295">
                <text:p>172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541">
                <text:p>175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790">
                <text:p>177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277">
                <text:p>182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8779">
                <text:p>187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060">
                <text:p>190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310">
                <text:p>193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9585">
                <text:p>19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9829">
                <text:p>198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0364">
                <text:p>203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1164">
                <text:p>211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1450">
                <text:p>21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1725">
                <text:p>21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2258">
                <text:p>222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2554">
                <text:p>225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2803">
                <text:p>22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3099">
                <text:p>230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3366">
                <text:p>233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3678">
                <text:p>236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4550">
                <text:p>245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4847">
                <text:p>24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109">
                <text:p>251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5697">
                <text:p>256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6317">
                <text:p>263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6655">
                <text:p>266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6917">
                <text:p>26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7248">
                <text:p>272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7551">
                <text:p>275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8166">
                <text:p>281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8499">
                <text:p>284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8812">
                <text:p>28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9153">
                <text:p>291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9440">
                <text:p>294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815">
                <text:p>298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0070">
                <text:p>300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0463">
                <text:p>304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0723">
                <text:p>307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1115">
                <text:p>311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1378">
                <text:p>313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1785">
                <text:p>317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2053">
                <text:p>32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2450">
                <text:p>324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2749">
                <text:p>32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3179">
                <text:p>331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3970">
                <text:p>339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331">
                <text:p>343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4759">
                <text:p>347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5123">
                <text:p>351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5555">
                <text:p>355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5837">
                <text:p>358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6270">
                <text:p>362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6528">
                <text:p>36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6982">
                <text:p>369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7257">
                <text:p>372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7718">
                <text:p>377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7986">
                <text:p>379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8453">
                <text:p>384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8724">
                <text:p>387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9181">
                <text:p>391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9476">
                <text:p>39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9904">
                <text:p>399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0247">
                <text:p>402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0658">
                <text:p>406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1020">
                <text:p>410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1406">
                <text:p>41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1779">
                <text:p>417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2189">
                <text:p>421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2516">
                <text:p>425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2938">
                <text:p>429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3267">
                <text:p>432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3728">
                <text:p>43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4077">
                <text:p>440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4521">
                <text:p>445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4869">
                <text:p>448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5300">
                <text:p>453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5668">
                <text:p>456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6089">
                <text:p>460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6473">
                <text:p>464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6901">
                <text:p>469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7306">
                <text:p>473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7727">
                <text:p>477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8121">
                <text:p>48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8534">
                <text:p>48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8939">
                <text:p>489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9328">
                <text:p>493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9765">
                <text:p>497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0179">
                <text:p>501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0619">
                <text:p>50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1033">
                <text:p>510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1448">
                <text:p>514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1873">
                <text:p>518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2310">
                <text:p>523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2726">
                <text:p>527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3167">
                <text:p>531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3587">
                <text:p>535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4045">
                <text:p>540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4438">
                <text:p>54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4895">
                <text:p>548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5322">
                <text:p>553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5788">
                <text:p>557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6221">
                <text:p>562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6644">
                <text:p>566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7119">
                <text:p>57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7546">
                <text:p>575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8438">
                <text:p>584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8879">
                <text:p>588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9332">
                <text:p>593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9788">
                <text:p>597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0241">
                <text:p>602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0698">
                <text:p>606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61139">
                <text:p>61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1600">
                <text:p>616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2071">
                <text:p>620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2544">
                <text:p>625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2994">
                <text:p>629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3465">
                <text:p>634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3949">
                <text:p>639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4389">
                <text:p>643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4885">
                <text:p>648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5356">
                <text:p>653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5841">
                <text:p>658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6308">
                <text:p>663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6777">
                <text:p>667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7275">
                <text:p>67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7732">
                <text:p>677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8261">
                <text:p>682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8736">
                <text:p>687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9251">
                <text:p>692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9712">
                <text:p>697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0224">
                <text:p>702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0711">
                <text:p>707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1195">
                <text:p>711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1700">
                <text:p>717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2201">
                <text:p>722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2718">
                <text:p>727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3234">
                <text:p>732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3743">
                <text:p>737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4215">
                <text:p>742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4744">
                <text:p>747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5208">
                <text:p>752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5734">
                <text:p>757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6227">
                <text:p>762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6782">
                <text:p>767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7311">
                <text:p>773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7851">
                <text:p>778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8347">
                <text:p>783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8883">
                <text:p>788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9350">
                <text:p>793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9934">
                <text:p>799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0393">
                <text:p>803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1017">
                <text:p>810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1485">
                <text:p>814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2078">
                <text:p>820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2534">
                <text:p>825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3115">
                <text:p>831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3643">
                <text:p>836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4196">
                <text:p>841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4714">
                <text:p>847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5292">
                <text:p>852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5827">
                <text:p>858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6425">
                <text:p>864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6909">
                <text:p>869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7562">
                <text:p>875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7989">
                <text:p>879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8668">
                <text:p>886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9105">
                <text:p>891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9782">
                <text:p>897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0221">
                <text:p>902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0918">
                <text:p>909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1362">
                <text:p>913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2041">
                <text:p>920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2530">
                <text:p>925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3250">
                <text:p>932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3841">
                <text:p>938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4573">
                <text:p>945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5175">
                <text:p>951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5887">
                <text:p>958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6491">
                <text:p>964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7207">
                <text:p>972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7686">
                <text:p>976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8391">
                <text:p>983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8823">
                <text:p>988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9560">
                <text:p>995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0020">
                <text:p>1000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0765">
                <text:p>1007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1207">
                <text:p>1012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1961">
                <text:p>1019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2408">
                <text:p>1024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3142">
                <text:p>1031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3628">
                <text:p>1036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4311">
                <text:p>1043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4871">
                <text:p>1048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5532">
                <text:p>1055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6117">
                <text:p>1061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6739">
                <text:p>1067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7336">
                <text:p>107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7991">
                <text:p>1079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8517">
                <text:p>1085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9188">
                <text:p>1091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9717">
                <text:p>1097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10449">
                <text:p>1104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11003">
                <text:p>1110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11704">
                <text:p>1117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2255">
                <text:p>1122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12933">
                <text:p>1129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13517">
                <text:p>1135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14177">
                <text:p>1141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4781">
                <text:p>1147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15455">
                <text:p>115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6085">
                <text:p>1160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16749">
                <text:p>1167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17357">
                <text:p>1173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18009">
                <text:p>1180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18632">
                <text:p>1186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19245">
                <text:p>1192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19916">
                <text:p>1199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20564">
                <text:p>1205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21241">
                <text:p>1212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21885">
                <text:p>1218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22522">
                <text:p>1225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23179">
                <text:p>1231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23852">
                <text:p>1238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24491">
                <text:p>1244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25169">
                <text:p>1251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25811">
                <text:p>1258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26513">
                <text:p>1265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27113">
                <text:p>1271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27813">
                <text:p>1278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28464">
                <text:p>1284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29174">
                <text:p>1291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29829">
                <text:p>1298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30473">
                <text:p>1304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31192">
                <text:p>1311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31841">
                <text:p>1318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32527">
                <text:p>1325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33189">
                <text:p>1331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33854">
                <text:p>1338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34537">
                <text:p>1345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35223">
                <text:p>1352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35904">
                <text:p>1359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36590">
                <text:p>13659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37251">
                <text:p>1372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37941">
                <text:p>1379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38646">
                <text:p>1386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39352">
                <text:p>1393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40023">
                <text:p>1400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40725">
                <text:p>1407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41446">
                <text:p>1414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42099">
                <text:p>1420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42837">
                <text:p>1428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43533">
                <text:p>1435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44254">
                <text:p>1442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44944">
                <text:p>1449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45639">
                <text:p>1456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46372">
                <text:p>1463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47047">
                <text:p>1470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47824">
                <text:p>1478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48524">
                <text:p>1485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49279">
                <text:p>1492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49957">
                <text:p>1499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50707">
                <text:p>1507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51420">
                <text:p>15142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52131">
                <text:p>1521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52865">
                <text:p>1528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53600">
                <text:p>1536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54348">
                <text:p>1543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55105">
                <text:p>1551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55839">
                <text:p>1558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56534">
                <text:p>1565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57296">
                <text:p>1572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57975">
                <text:p>1579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58731">
                <text:p>1587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59450">
                <text:p>15945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60248">
                <text:p>1602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61013">
                <text:p>1610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61793">
                <text:p>1617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62506">
                <text:p>1625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63281">
                <text:p>1632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63953">
                <text:p>1639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64793">
                <text:p>1647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65451">
                <text:p>1654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66348">
                <text:p>1663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67015">
                <text:p>1670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67863">
                <text:p>1678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68513">
                <text:p>1685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69344">
                <text:p>1693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70097">
                <text:p>1700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70886">
                <text:p>1708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71624">
                <text:p>1716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72447">
                <text:p>1724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73204">
                <text:p>1732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74059">
                <text:p>1740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74740">
                <text:p>1747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75671">
                <text:p>1756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76270">
                <text:p>17627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77235">
                <text:p>1772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77849">
                <text:p>1778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78811">
                <text:p>1788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79426">
                <text:p>1794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80413">
                <text:p>1804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81033">
                <text:p>1810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81994">
                <text:p>1819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82673">
                <text:p>1826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83683">
                <text:p>1836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84510">
                <text:p>1845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85538">
                <text:p>1855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86381">
                <text:p>1863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87377">
                <text:p>1873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88221">
                <text:p>1882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89221">
                <text:p>1892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89897">
                <text:p>1898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90874">
                <text:p>1908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91480">
                <text:p>1914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92500">
                <text:p>1925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93145">
                <text:p>1931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94174">
                <text:p>1941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94790">
                <text:p>19479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95831">
                <text:p>1958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96454">
                <text:p>1964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97465">
                <text:p>1974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98142">
                <text:p>1981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99080">
                <text:p>1990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99857">
                <text:p>1998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00768">
                <text:p>2007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01576">
                <text:p>2015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02434">
                <text:p>2024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03255">
                <text:p>203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04155">
                <text:p>2041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04880">
                <text:p>2048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05800">
                <text:p>2058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06529">
                <text:p>2065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07532">
                <text:p>2075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08291">
                <text:p>2082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09249">
                <text:p>2092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10003">
                <text:p>2100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10928">
                <text:p>2109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11728">
                <text:p>2117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12627">
                <text:p>2126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13451">
                <text:p>2134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14371">
                <text:p>2143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15226">
                <text:p>2152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16133">
                <text:p>2161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16955">
                <text:p>2169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17846">
                <text:p>2178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18687">
                <text:p>2186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19524">
                <text:p>2195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20429">
                <text:p>2204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21311">
                <text:p>221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22225">
                <text:p>2222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23099">
                <text:p>2230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23958">
                <text:p>2239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24847">
                <text:p>2248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25756">
                <text:p>2257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26618">
                <text:p>2266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27533">
                <text:p>2275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28397">
                <text:p>2283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29343">
                <text:p>2293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30150">
                <text:p>23015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31093">
                <text:p>2310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31968">
                <text:p>2319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32922">
                <text:p>2329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33799">
                <text:p>2337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34664">
                <text:p>2346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35627">
                <text:p>2356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36498">
                <text:p>2364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37416">
                <text:p>2374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38302">
                <text:p>2383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39191">
                <text:p>2391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40104">
                <text:p>2401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41020">
                <text:p>2410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41929">
                <text:p>2419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42844">
                <text:p>2428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43725">
                <text:p>2437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44644">
                <text:p>2446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45583">
                <text:p>2455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46522">
                <text:p>2465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47414">
                <text:p>2474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48347">
                <text:p>2483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49305">
                <text:p>2493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50171">
                <text:p>2501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51151">
                <text:p>2511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52072">
                <text:p>2520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53029">
                <text:p>25302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53942">
                <text:p>2539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54863">
                <text:p>2548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55831">
                <text:p>2558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56724">
                <text:p>2567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57749">
                <text:p>2577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58674">
                <text:p>2586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59669">
                <text:p>2596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60564">
                <text:p>2605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61552">
                <text:p>2615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62491">
                <text:p>2624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63429">
                <text:p>2634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64392">
                <text:p>2643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65361">
                <text:p>2653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66340">
                <text:p>2663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67338">
                <text:p>2673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68297">
                <text:p>2682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69215">
                <text:p>2692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70210">
                <text:p>2702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71104">
                <text:p>2711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72090">
                <text:p>27209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73035">
                <text:p>2730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74076">
                <text:p>2740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75077">
                <text:p>2750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76097">
                <text:p>2760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77027">
                <text:p>2770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78041">
                <text:p>2780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78918">
                <text:p>2789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80014">
                <text:p>2800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80871">
                <text:p>2808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82041">
                <text:p>2820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82907">
                <text:p>2829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84010">
                <text:p>2840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84854">
                <text:p>2848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85935">
                <text:p>2859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86913">
                <text:p>2869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87938">
                <text:p>2879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88896">
                <text:p>2888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89964">
                <text:p>2899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90943">
                <text:p>2909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92055">
                <text:p>2920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92933">
                <text:p>2929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94142">
                <text:p>2941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94913">
                <text:p>2949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96164">
                <text:p>2961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96955">
                <text:p>2969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98202">
                <text:p>2982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98993">
                <text:p>2989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00270">
                <text:p>3002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01066">
                <text:p>30106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02309">
                <text:p>3023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03178">
                <text:p>3031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04478">
                <text:p>3044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05541">
                <text:p>3055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06865">
                <text:p>3068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07949">
                <text:p>3079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09229">
                <text:p>3092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10313">
                <text:p>3103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11597">
                <text:p>3115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12470">
                <text:p>3124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13719">
                <text:p>3137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14499">
                <text:p>3144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15802">
                <text:p>3158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16632">
                <text:p>3166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17945">
                <text:p>3179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18735">
                <text:p>3187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20063">
                <text:p>3200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20862">
                <text:p>3208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22150">
                <text:p>3221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23018">
                <text:p>3230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24211">
                <text:p>3242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25205">
                <text:p>3252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26366">
                <text:p>3263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27397">
                <text:p>3273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28491">
                <text:p>3284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29536">
                <text:p>3295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30681">
                <text:p>3306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31605">
                <text:p>3316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32774">
                <text:p>3327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33703">
                <text:p>3337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34977">
                <text:p>3349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35941">
                <text:p>3359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37156">
                <text:p>3371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38113">
                <text:p>3381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39285">
                <text:p>3392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40301">
                <text:p>3403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41439">
                <text:p>3414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42483">
                <text:p>3424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43649">
                <text:p>3436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44729">
                <text:p>3447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45879">
                <text:p>3458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46915">
                <text:p>3469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48045">
                <text:p>3480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49104">
                <text:p>3491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50165">
                <text:p>3501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51304">
                <text:p>3513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52420">
                <text:p>3524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53571">
                <text:p>3535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54675">
                <text:p>3546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55756">
                <text:p>3557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56877">
                <text:p>3568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58022">
                <text:p>3580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59107">
                <text:p>3591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60259">
                <text:p>3602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61345">
                <text:p>3613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62535">
                <text:p>3625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63549">
                <text:p>3635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64735">
                <text:p>3647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65834">
                <text:p>3658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67032">
                <text:p>3670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68131">
                <text:p>3681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69217">
                <text:p>3692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70424">
                <text:p>3704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71517">
                <text:p>3715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72667">
                <text:p>3726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73777">
                <text:p>3737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74890">
                <text:p>3748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76033">
                <text:p>3760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77179">
                <text:p>3771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78316">
                <text:p>3783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79460">
                <text:p>37946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80561">
                <text:p>3805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81709">
                <text:p>3817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82882">
                <text:p>3828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84054">
                <text:p>3840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85167">
                <text:p>3851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86331">
                <text:p>3863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87526">
                <text:p>3875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88605">
                <text:p>3886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89827">
                <text:p>3898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90973">
                <text:p>3909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92166">
                <text:p>3921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93302">
                <text:p>3933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94449">
                <text:p>3944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95652">
                <text:p>3956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96763">
                <text:p>3967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98036">
                <text:p>3980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99186">
                <text:p>3991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00421">
                <text:p>4004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01533">
                <text:p>4015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02759">
                <text:p>4027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03924">
                <text:p>4039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05089">
                <text:p>4050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06281">
                <text:p>4062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07484">
                <text:p>40748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08694">
                <text:p>4086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09933">
                <text:p>4099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11117">
                <text:p>4111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12258">
                <text:p>4122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13486">
                <text:p>4134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14595">
                <text:p>4145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15811">
                <text:p>4158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16982">
                <text:p>4169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18266">
                <text:p>4182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19503">
                <text:p>4195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20763">
                <text:p>4207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21910">
                <text:p>4219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23163">
                <text:p>4231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24245">
                <text:p>4242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25597">
                <text:p>4255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26653">
                <text:p>4266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28096">
                <text:p>4280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29161">
                <text:p>4291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30519">
                <text:p>4305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31557">
                <text:p>4315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32888">
                <text:p>4328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34091">
                <text:p>4340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35352">
                <text:p>4353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36530">
                <text:p>43653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37843">
                <text:p>4378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39044">
                <text:p>43904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40413">
                <text:p>4404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41488">
                <text:p>4414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42975">
                <text:p>4429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43918">
                <text:p>4439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45455">
                <text:p>4454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46423">
                <text:p>4464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47955">
                <text:p>4479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48922">
                <text:p>4489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50489">
                <text:p>4504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51461">
                <text:p>4514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52986">
                <text:p>4529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54045">
                <text:p>4540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55635">
                <text:p>4556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56934">
                <text:p>4569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58554">
                <text:p>4585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59879">
                <text:p>4598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61443">
                <text:p>4614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62767">
                <text:p>4627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64335">
                <text:p>4643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65405">
                <text:p>4654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66926">
                <text:p>4669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67880">
                <text:p>46788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69466">
                <text:p>4694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70481">
                <text:p>4704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72078">
                <text:p>4720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73042">
                <text:p>47304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74657">
                <text:p>4746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75632">
                <text:p>4756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77197">
                <text:p>4771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78256">
                <text:p>4782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79704">
                <text:p>4797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80915">
                <text:p>4809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82326">
                <text:p>4823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83580">
                <text:p>48358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84910">
                <text:p>4849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86179">
                <text:p>4861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87569">
                <text:p>4875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88692">
                <text:p>48869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90110">
                <text:p>4901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91239">
                <text:p>49123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92784">
                <text:p>4927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93953">
                <text:p>4939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95425">
                <text:p>4954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96585">
                <text:p>4965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98004">
                <text:p>4980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99236">
                <text:p>4992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500613">
                <text:p>5006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01877">
                <text:p>5018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03289">
                <text:p>5032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504594">
                <text:p>5045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505987">
                <text:p>5059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507237">
                <text:p>5072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508606">
                <text:p>5086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509883">
                <text:p>5098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11168">
                <text:p>5111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512541">
                <text:p>5125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513891">
                <text:p>5138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515279">
                <text:p>51527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516613">
                <text:p>5166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517916">
                <text:p>5179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519269">
                <text:p>5192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520650">
                <text:p>52065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21958">
                <text:p>5219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523347">
                <text:p>52334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524655">
                <text:p>5246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526089">
                <text:p>5260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527310">
                <text:p>5273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28739">
                <text:p>5287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530062">
                <text:p>5300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31504">
                <text:p>53150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532825">
                <text:p>5328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534132">
                <text:p>5341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535583">
                <text:p>5355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36898">
                <text:p>5368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38280">
                <text:p>53828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39614">
                <text:p>5396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540951">
                <text:p>5409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42324">
                <text:p>5423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543700">
                <text:p>5437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45065">
                <text:p>5450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546438">
                <text:p>5464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547759">
                <text:p>5477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549136">
                <text:p>5491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50543">
                <text:p>5505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51948">
                <text:p>5519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53282">
                <text:p>5532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554677">
                <text:p>5546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556109">
                <text:p>5561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57401">
                <text:p>5574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58865">
                <text:p>5588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560236">
                <text:p>5602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561665">
                <text:p>5616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563024">
                <text:p>5630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564397">
                <text:p>5643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565835">
                <text:p>5658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567164">
                <text:p>5671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568685">
                <text:p>5686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570060">
                <text:p>57006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571535">
                <text:p>5715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572864">
                <text:p>5728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574328">
                <text:p>5743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575719">
                <text:p>5757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577111">
                <text:p>5771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578532">
                <text:p>5785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579969">
                <text:p>5799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581410">
                <text:p>5814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582890">
                <text:p>58289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584299">
                <text:p>5842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585663">
                <text:p>5856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587124">
                <text:p>5871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588448">
                <text:p>58844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589894">
                <text:p>5898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591291">
                <text:p>5912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592818">
                <text:p>5928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594291">
                <text:p>5942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95791">
                <text:p>5957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597155">
                <text:p>5971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598647">
                <text:p>59864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599934">
                <text:p>5999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01542">
                <text:p>6015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602797">
                <text:p>6027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604513">
                <text:p>6045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605777">
                <text:p>6057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607390">
                <text:p>60739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608622">
                <text:p>6086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610203">
                <text:p>6102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611631">
                <text:p>6116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613128">
                <text:p>6131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614526">
                <text:p>6145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16084">
                <text:p>6160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617507">
                <text:p>6175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619133">
                <text:p>6191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620405">
                <text:p>6204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622170">
                <text:p>62217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623285">
                <text:p>6232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25108">
                <text:p>6251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626253">
                <text:p>6262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628070">
                <text:p>62807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629213">
                <text:p>6292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631070">
                <text:p>63107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632218">
                <text:p>6322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634025">
                <text:p>6340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635274">
                <text:p>6352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637154">
                <text:p>6371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638689">
                <text:p>6386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40605">
                <text:p>6406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642171">
                <text:p>6421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44019">
                <text:p>6440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645583">
                <text:p>64558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647435">
                <text:p>6474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648702">
                <text:p>6487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650495">
                <text:p>6504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651623">
                <text:p>6516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653492">
                <text:p>6534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654692">
                <text:p>6546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56573">
                <text:p>6565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57711">
                <text:p>6577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659613">
                <text:p>6596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660764">
                <text:p>6607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662606">
                <text:p>6626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663856">
                <text:p>6638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665559">
                <text:p>66555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666987">
                <text:p>66698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668648">
                <text:p>6686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670125">
                <text:p>6701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671691">
                <text:p>6716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673184">
                <text:p>6731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674819">
                <text:p>6748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676141">
                <text:p>6761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677808">
                <text:p>6778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679137">
                <text:p>6791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680953">
                <text:p>6809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682327">
                <text:p>6823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684056">
                <text:p>6840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685419">
                <text:p>6854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687085">
                <text:p>68708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688533">
                <text:p>6885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690149">
                <text:p>6901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691633">
                <text:p>6916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693291">
                <text:p>6932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694821">
                <text:p>6948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696457">
                <text:p>6964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697921">
                <text:p>6979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99529">
                <text:p>6995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01024">
                <text:p>7010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02533">
                <text:p>7025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04140">
                <text:p>70414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05724">
                <text:p>7057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07349">
                <text:p>7073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08913">
                <text:p>7089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10438">
                <text:p>7104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12023">
                <text:p>7120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13640">
                <text:p>71364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15171">
                <text:p>7151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16797">
                <text:p>7167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18327">
                <text:p>71832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20005">
                <text:p>7200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21433">
                <text:p>7214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23105">
                <text:p>7231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24652">
                <text:p>7246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26338">
                <text:p>7263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27881">
                <text:p>7278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29409">
                <text:p>72940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31104">
                <text:p>7311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32641">
                <text:p>7326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34255">
                <text:p>7342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35813">
                <text:p>7358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37374">
                <text:p>73737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38977">
                <text:p>7389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40583">
                <text:p>74058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42176">
                <text:p>74217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43778">
                <text:p>7437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45319">
                <text:p>7453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46925">
                <text:p>7469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48566">
                <text:p>7485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50204">
                <text:p>75020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51759">
                <text:p>75175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53385">
                <text:p>7533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55054">
                <text:p>7550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56559">
                <text:p>75655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58265">
                <text:p>7582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59861">
                <text:p>75986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61526">
                <text:p>7615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63108">
                <text:p>7631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64707">
                <text:p>7647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66380">
                <text:p>76638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67927">
                <text:p>7679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69696">
                <text:p>7696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71296">
                <text:p>7712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73011">
                <text:p>7730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74557">
                <text:p>7745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76259">
                <text:p>7762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77876">
                <text:p>7778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79495">
                <text:p>7794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81145">
                <text:p>7811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82816">
                <text:p>7828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84488">
                <text:p>7844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86209">
                <text:p>7862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87843">
                <text:p>7878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89430">
                <text:p>78943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91124">
                <text:p>7911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92663">
                <text:p>79266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94339">
                <text:p>7943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95962">
                <text:p>7959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97732">
                <text:p>7977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99441">
                <text:p>79944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801181">
                <text:p>80118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802762">
                <text:p>8027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804493">
                <text:p>8044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805985">
                <text:p>80598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807849">
                <text:p>80784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809303">
                <text:p>80930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811292">
                <text:p>8112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812755">
                <text:p>8127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814623">
                <text:p>8146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16049">
                <text:p>81604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17880">
                <text:p>81788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19533">
                <text:p>8195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821266">
                <text:p>8212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22884">
                <text:p>8228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824687">
                <text:p>82468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826332">
                <text:p>8263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828215">
                <text:p>8282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829684">
                <text:p>8296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831727">
                <text:p>8317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833014">
                <text:p>8330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835123">
                <text:p>8351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836445">
                <text:p>8364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838547">
                <text:p>8385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839866">
                <text:p>8398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842013">
                <text:p>8420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843337">
                <text:p>84333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845426">
                <text:p>84542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846865">
                <text:p>8468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849035">
                <text:p>8490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50806">
                <text:p>8508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853018">
                <text:p>85301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854825">
                <text:p>8548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856957">
                <text:p>8569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858761">
                <text:p>8587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860897">
                <text:p>8608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862361">
                <text:p>8623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864426">
                <text:p>8644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865728">
                <text:p>8657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867880">
                <text:p>86788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869265">
                <text:p>8692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871430">
                <text:p>87143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872742">
                <text:p>87274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874931">
                <text:p>87493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876258">
                <text:p>8762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878377">
                <text:p>8783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879818">
                <text:p>8798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881776">
                <text:p>8817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883421">
                <text:p>8834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885332">
                <text:p>8853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87032">
                <text:p>88703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888834">
                <text:p>88883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890551">
                <text:p>89055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892431">
                <text:p>89243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893952">
                <text:p>8939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895868">
                <text:p>89586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897397">
                <text:p>8973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899484">
                <text:p>89948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901063">
                <text:p>90106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903049">
                <text:p>9030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904615">
                <text:p>9046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906528">
                <text:p>90652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908192">
                <text:p>90819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910047">
                <text:p>91004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911751">
                <text:p>9117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913655">
                <text:p>91365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915410">
                <text:p>91541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917289">
                <text:p>91728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918967">
                <text:p>91896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920814">
                <text:p>92081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922527">
                <text:p>9225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924260">
                <text:p>92426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926101">
                <text:p>92610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927919">
                <text:p>92791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929781">
                <text:p>92978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931575">
                <text:p>93157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933322">
                <text:p>9333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935139">
                <text:p>93513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936992">
                <text:p>9369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938746">
                <text:p>9387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940609">
                <text:p>94060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942361">
                <text:p>94236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944283">
                <text:p>94428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945918">
                <text:p>94591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947833">
                <text:p>9478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949604">
                <text:p>94960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951534">
                <text:p>95153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953299">
                <text:p>95329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955048">
                <text:p>9550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956987">
                <text:p>95698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958746">
                <text:p>9587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960592">
                <text:p>96059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962374">
                <text:p>96237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964159">
                <text:p>96415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965992">
                <text:p>9659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967828">
                <text:p>96782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969649">
                <text:p>96964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971480">
                <text:p>97148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973241">
                <text:p>97324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975076">
                <text:p>97507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976951">
                <text:p>9769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978822">
                <text:p>97882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980598">
                <text:p>98059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982455">
                <text:p>98245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984361">
                <text:p>98436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986079">
                <text:p>98607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988027">
                <text:p>98802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989848">
                <text:p>98984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991749">
                <text:p>99174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993554">
                <text:p>99355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995379">
                <text:p>99537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997287">
                <text:p>99728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999052">
                <text:p>9990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1001069">
                <text:p>10010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1002894">
                <text:p>10028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004849">
                <text:p>100484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006612">
                <text:p>100661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1008552">
                <text:p>100855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1010395">
                <text:p>10103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1012241">
                <text:p>101224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014120">
                <text:p>101412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1016025">
                <text:p>10160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1017928">
                <text:p>101792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1019890">
                <text:p>101989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1021749">
                <text:p>102174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1023559">
                <text:p>102355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025486">
                <text:p>102548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027240">
                <text:p>102724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1029146">
                <text:p>102914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1030995">
                <text:p>103099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1033008">
                <text:p>103300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1034953">
                <text:p>103495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1036933">
                <text:p>10369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1038731">
                <text:p>103873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1040701">
                <text:p>10407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042398">
                <text:p>104239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044518">
                <text:p>10445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1046171">
                <text:p>104617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048433">
                <text:p>104843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050095">
                <text:p>105009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052218">
                <text:p>105221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1053838">
                <text:p>105383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055919">
                <text:p>105591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1057797">
                <text:p>105779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1059766">
                <text:p>10597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1061604">
                <text:p>106160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1063652">
                <text:p>106365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1065519">
                <text:p>10655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1067659">
                <text:p>10676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1069325">
                <text:p>10693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071646">
                <text:p>107164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1073105">
                <text:p>10731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1075500">
                <text:p>10755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1076999">
                <text:p>107699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079386">
                <text:p>107938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1080881">
                <text:p>108088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1083318">
                <text:p>108331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1084818">
                <text:p>10848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1087189">
                <text:p>108718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1088818">
                <text:p>108881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1091278">
                <text:p>10912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1093285">
                <text:p>109328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1095793">
                <text:p>109579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1097841">
                <text:p>109784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1100257">
                <text:p>110025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02301">
                <text:p>110230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1104721">
                <text:p>11047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1106382">
                <text:p>110638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1108719">
                <text:p>110871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1110195">
                <text:p>111019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112630">
                <text:p>111263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1114200">
                <text:p>11142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1116649">
                <text:p>111664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1118135">
                <text:p>111813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1120611">
                <text:p>11206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1122114">
                <text:p>112211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1124510">
                <text:p>112451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1126142">
                <text:p>112614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1128355">
                <text:p>11283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1130217">
                <text:p>113021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32378">
                <text:p>113237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134301">
                <text:p>113430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1136339">
                <text:p>113633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1138280">
                <text:p>113828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1140405">
                <text:p>11404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1142125">
                <text:p>114212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1144290">
                <text:p>114429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1146019">
                <text:p>114601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1148377">
                <text:p>11483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1150161">
                <text:p>115016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1152404">
                <text:p>115240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1154173">
                <text:p>115417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1156333">
                <text:p>115633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1158213">
                <text:p>11582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1160307">
                <text:p>11603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1162231">
                <text:p>116223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1164381">
                <text:p>116438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1166361">
                <text:p>116636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1168483">
                <text:p>116848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1170375">
                <text:p>117037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172461">
                <text:p>117246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1174392">
                <text:p>117439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176349">
                <text:p>117634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1178424">
                <text:p>117842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180476">
                <text:p>118047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1182575">
                <text:p>118257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1184599">
                <text:p>118459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1186568">
                <text:p>118656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1188617">
                <text:p>118861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1190706">
                <text:p>119070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192683">
                <text:p>11926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1194783">
                <text:p>119478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1196757">
                <text:p>119675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1198923">
                <text:p>11989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1200765">
                <text:p>120076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202923">
                <text:p>120292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1204918">
                <text:p>120491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1207092">
                <text:p>120709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1209079">
                <text:p>12090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1211049">
                <text:p>121104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1213232">
                <text:p>121323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1215213">
                <text:p>121521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1217291">
                <text:p>12172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219297">
                <text:p>121929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1221306">
                <text:p>122130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223369">
                <text:p>12233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225435">
                <text:p>122543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1227484">
                <text:p>122748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229544">
                <text:p>122954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1231525">
                <text:p>123152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233589">
                <text:p>123358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1235698">
                <text:p>12356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237802">
                <text:p>123780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239799">
                <text:p>12397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1241887">
                <text:p>124188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1244030">
                <text:p>124403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1245961">
                <text:p>124596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248151">
                <text:p>124815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1250197">
                <text:p>125019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1252334">
                <text:p>125233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254362">
                <text:p>125436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1256413">
                <text:p>125641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1258556">
                <text:p>125855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1260539">
                <text:p>126053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1262804">
                <text:p>126280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1264854">
                <text:p>126485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1267049">
                <text:p>126704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1269029">
                <text:p>126902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1271207">
                <text:p>127120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1273276">
                <text:p>12732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75349">
                <text:p>127534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1277457">
                <text:p>127745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1279596">
                <text:p>127959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1281730">
                <text:p>128173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1283933">
                <text:p>128393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1286017">
                <text:p>128601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1288050">
                <text:p>128805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1290210">
                <text:p>129021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1292179">
                <text:p>129217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1294315">
                <text:p>129431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1296390">
                <text:p>129639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1298646">
                <text:p>12986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1300827">
                <text:p>130082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1303047">
                <text:p>130304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1305062">
                <text:p>130506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1307271">
                <text:p>130727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1309173">
                <text:p>130917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1311549">
                <text:p>131154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1313401">
                <text:p>131340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1315936">
                <text:p>131593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1317797">
                <text:p>131779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1320175">
                <text:p>132017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1321989">
                <text:p>132198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324320">
                <text:p>132432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1326423">
                <text:p>132642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1328628">
                <text:p>132862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1330686">
                <text:p>133068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1332979">
                <text:p>133297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1335068">
                <text:p>133506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1337465">
                <text:p>133746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1339328">
                <text:p>133932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1341927">
                <text:p>134192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1343558">
                <text:p>134355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1346239">
                <text:p>134623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1347915">
                <text:p>134791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350587">
                <text:p>135058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352258">
                <text:p>135225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1354985">
                <text:p>135498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356661">
                <text:p>13566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359314">
                <text:p>13593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1361133">
                <text:p>136113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1363883">
                <text:p>136388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1366126">
                <text:p>136612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1368930">
                <text:p>136893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1371219">
                <text:p>137121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1373919">
                <text:p>13739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1376203">
                <text:p>137620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1378907">
                <text:p>137890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1380765">
                <text:p>138076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1383374">
                <text:p>138337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1385024">
                <text:p>138502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1387742">
                <text:p>138774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1389497">
                <text:p>138949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1392230">
                <text:p>139223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1393890">
                <text:p>139389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1396653">
                <text:p>139665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1398332">
                <text:p>139833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1401005">
                <text:p>140100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1402828">
                <text:p>140282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1405296">
                <text:p>140529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1407375">
                <text:p>140737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1409786">
                <text:p>140978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1411932">
                <text:p>141193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1414206">
                <text:p>141420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1416371">
                <text:p>141637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1418741">
                <text:p>141874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1420660">
                <text:p>142066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1423074">
                <text:p>142307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425003">
                <text:p>142500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1427632">
                <text:p>14276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1429621">
                <text:p>142962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1432121">
                <text:p>143212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1434093">
                <text:p>143409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1436500">
                <text:p>14365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1438596">
                <text:p>143859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1440929">
                <text:p>144092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1443073">
                <text:p>144307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1445469">
                <text:p>14454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1447674">
                <text:p>144767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1450039">
                <text:p>145003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1452145">
                <text:p>145214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1454470">
                <text:p>145447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1456619">
                <text:p>145661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458800">
                <text:p>14588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1461109">
                <text:p>146110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1463395">
                <text:p>146339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1465731">
                <text:p>146573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1467985">
                <text:p>146798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1470176">
                <text:p>147017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472457">
                <text:p>147245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1474782">
                <text:p>147478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1476982">
                <text:p>147698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1479319">
                <text:p>147931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1481515">
                <text:p>148151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1483925">
                <text:p>148392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1485974">
                <text:p>148597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1488375">
                <text:p>148837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1490594">
                <text:p>149059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1493012">
                <text:p>149301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1495221">
                <text:p>149522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1497412">
                <text:p>149741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1499839">
                <text:p>149983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1502042">
                <text:p>150204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504352">
                <text:p>150435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506582">
                <text:p>150658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1508815">
                <text:p>15088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1511108">
                <text:p>151110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1513404">
                <text:p>15134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1515681">
                <text:p>151568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517970">
                <text:p>151797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1520171">
                <text:p>152017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1522464">
                <text:p>152246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1524807">
                <text:p>152480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1527144">
                <text:p>152714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1529362">
                <text:p>152936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1531681">
                <text:p>153168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1534061">
                <text:p>153406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1536205">
                <text:p>153620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1538637">
                <text:p>153863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540908">
                <text:p>154090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1543281">
                <text:p>154328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1545532">
                <text:p>15455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1547809">
                <text:p>154780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1550187">
                <text:p>155018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1552388">
                <text:p>155238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1554901">
                <text:p>155490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1557176">
                <text:p>155717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1559611">
                <text:p>155961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1561808">
                <text:p>156180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1564224">
                <text:p>156422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1566519">
                <text:p>156651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1568819">
                <text:p>156881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1571156">
                <text:p>157115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1573529">
                <text:p>157352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1575894">
                <text:p>157589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1578338">
                <text:p>157833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1580647">
                <text:p>158064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1582903">
                <text:p>158290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1585296">
                <text:p>158529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1587480">
                <text:p>158748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1589846">
                <text:p>158984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1592147">
                <text:p>159214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1594646">
                <text:p>159464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1597063">
                <text:p>159706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1599523">
                <text:p>159952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601755">
                <text:p>16017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1604203">
                <text:p>160420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1606310">
                <text:p>160631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1608942">
                <text:p>160894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1610993">
                <text:p>161099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1613801">
                <text:p>161380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1615861">
                <text:p>161586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1618494">
                <text:p>161849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1620502">
                <text:p>16205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1623083">
                <text:p>162308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1625411">
                <text:p>162541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1627852">
                <text:p>16278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1630130">
                <text:p>163013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1632668">
                <text:p>163266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1634979">
                <text:p>163497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1637633">
                <text:p>163763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1639693">
                <text:p>163969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1642570">
                <text:p>164257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1644373">
                <text:p>16443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1647340">
                <text:p>164734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1649193">
                <text:p>164919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1652150">
                <text:p>165215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1653997">
                <text:p>165399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1657014">
                <text:p>165701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1658866">
                <text:p>165886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1661801">
                <text:p>16618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1663810">
                <text:p>166381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1666850">
                <text:p>166685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1669329">
                <text:p>16693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1672429">
                <text:p>167242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1674959">
                <text:p>167495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1677943">
                <text:p>167794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1680467">
                <text:p>168046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1683455">
                <text:p>168345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1685510">
                <text:p>168551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1688391">
                <text:p>168839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1690215">
                <text:p>169021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1693216">
                <text:p>169321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1695156">
                <text:p>169515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1698173">
                <text:p>169817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1700007">
                <text:p>170000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1703057">
                <text:p>17030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1704912">
                <text:p>170491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1707862">
                <text:p>170786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1709876">
                <text:p>170987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1712599">
                <text:p>171259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1714895">
                <text:p>17148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1717556">
                <text:p>171755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1719925">
                <text:p>171992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1722435">
                <text:p>172243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1724824">
                <text:p>172482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1727439">
                <text:p>172743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1729557">
                <text:p>172955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1732220">
                <text:p>173222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1734349">
                <text:p>173434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1737249">
                <text:p>173724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1739443">
                <text:p>173944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1742200">
                <text:p>17422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1744375">
                <text:p>174437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1747029">
                <text:p>174702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1749341">
                <text:p>174934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1751913">
                <text:p>175191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1754277">
                <text:p>175427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1756919">
                <text:p>175691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1759349">
                <text:p>175934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1761957">
                <text:p>176195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1764277">
                <text:p>176427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1766841">
                <text:p>176684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1769208">
                <text:p>176920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1771613">
                <text:p>177161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1774156">
                <text:p>177415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1776676">
                <text:p>177667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1779249">
                <text:p>177924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1781733">
                <text:p>178173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1784146">
                <text:p>178414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1786659">
                <text:p>178665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1789220">
                <text:p>17892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1791643">
                <text:p>179164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1794217">
                <text:p>179421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1796635">
                <text:p>179663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1799289">
                <text:p>179928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1801545">
                <text:p>180154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1804189">
                <text:p>18041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1806632">
                <text:p>180663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1809294">
                <text:p>180929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1811725">
                <text:p>181172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1814137">
                <text:p>181413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1816808">
                <text:p>181680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1819233">
                <text:p>181923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1821775">
                <text:p>182177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1824229">
                <text:p>182422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1826686">
                <text:p>182668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1829209">
                <text:p>182920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1831735">
                <text:p>183173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1834240">
                <text:p>183424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1836758">
                <text:p>18367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1839179">
                <text:p>183917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841701">
                <text:p>184170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1844278">
                <text:p>184427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1846848">
                <text:p>184684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1849287">
                <text:p>184928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1851837">
                <text:p>185183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1854454">
                <text:p>185445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1856811">
                <text:p>185681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1859485">
                <text:p>185948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1861981">
                <text:p>186198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1864590">
                <text:p>186459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1867064">
                <text:p>186706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1869567">
                <text:p>186956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1872180">
                <text:p>187218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1874599">
                <text:p>187459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1877360">
                <text:p>187736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1879860">
                <text:p>187986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1882535">
                <text:p>188253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1884949">
                <text:p>188494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1887603">
                <text:p>188760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1890124">
                <text:p>189012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1892651">
                <text:p>189265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1895217">
                <text:p>189521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1897824">
                <text:p>189782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1900420">
                <text:p>190042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1903105">
                <text:p>190310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1905639">
                <text:p>190563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1908118">
                <text:p>190811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1910744">
                <text:p>191074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1913143">
                <text:p>191314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1915739">
                <text:p>191573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1918266">
                <text:p>191826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1921008">
                <text:p>192100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1923661">
                <text:p>192366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1926361">
                <text:p>192636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1928810">
                <text:p>192881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1931497">
                <text:p>193149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1933809">
                <text:p>193380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1936697">
                <text:p>193669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1938947">
                <text:p>193894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1942028">
                <text:p>194202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1944287">
                <text:p>194428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1947175">
                <text:p>194717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1949377">
                <text:p>194937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1952208">
                <text:p>195220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1954761">
                <text:p>195476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1957438">
                <text:p>195743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1959936">
                <text:p>195993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1962719">
                <text:p>196271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1965252">
                <text:p>196525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1968163">
                <text:p>196816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1970420">
                <text:p>197042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1973575">
                <text:p>197357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1975550">
                <text:p>197555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1978803">
                <text:p>197880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1980833">
                <text:p>19808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1984075">
                <text:p>198407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1986098">
                <text:p>198609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1989405">
                <text:p>198940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1991433">
                <text:p>199143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1994650">
                <text:p>19946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1996849">
                <text:p>19968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2000179">
                <text:p>200017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2002894">
                <text:p>200289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2006290">
                <text:p>200629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2009061">
                <text:p>200906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2012329">
                <text:p>20123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2015093">
                <text:p>201509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2018365">
                <text:p>20183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2020617">
                <text:p>202061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2023770">
                <text:p>202377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2025768">
                <text:p>202576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2029052">
                <text:p>202905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2031177">
                <text:p>203117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2034478">
                <text:p>203447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2036486">
                <text:p>203648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2039823">
                <text:p>203982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2041854">
                <text:p>204185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2045081">
                <text:p>204508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2047286">
                <text:p>20472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2050264">
                <text:p>205026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2052777">
                <text:p>205277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2055688">
                <text:p>205568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2058280">
                <text:p>205828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2061026">
                <text:p>206102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2063639">
                <text:p>206363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2066499">
                <text:p>206649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2068816">
                <text:p>206881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2071728">
                <text:p>207172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2074057">
                <text:p>207405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2077228">
                <text:p>207722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2079627">
                <text:p>207962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2082641">
                <text:p>208264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2085019">
                <text:p>208501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2087920">
                <text:p>208792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2090448">
                <text:p>209044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2093259">
                <text:p>209325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2095843">
                <text:p>209584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2098731">
                <text:p>209873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2101386">
                <text:p>210138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2104237">
                <text:p>210423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2106771">
                <text:p>210677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2109574">
                <text:p>210957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2112159">
                <text:p>211215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2114788">
                <text:p>211478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2117565">
                <text:p>211756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2120319">
                <text:p>212031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2123129">
                <text:p>212312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2125843">
                <text:p>212584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2128478">
                <text:p>212847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2131223">
                <text:p>213122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2134020">
                <text:p>213402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2136666">
                <text:p>213666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2139477">
                <text:p>213947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2142117">
                <text:p>214211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2145015">
                <text:p>214501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2147478">
                <text:p>214747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2150365">
                <text:p>215036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2153032">
                <text:p>215303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2155938">
                <text:p>215593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2158591">
                <text:p>215859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2161224">
                <text:p>216122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2164139">
                <text:p>216413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2166786">
                <text:p>216678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2169560">
                <text:p>216956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2172238">
                <text:p>217223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2174919">
                <text:p>217491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2177672">
                <text:p>217767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2180428">
                <text:p>218042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2183161">
                <text:p>218316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2185908">
                <text:p>218590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2188549">
                <text:p>218854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2191300">
                <text:p>219130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2194111">
                <text:p>219411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2196914">
                <text:p>219691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2199574">
                <text:p>219957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2202355">
                <text:p>220235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2205209">
                <text:p>220520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2207779">
                <text:p>220777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2210695">
                <text:p>221069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2213416">
                <text:p>221341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2216261">
                <text:p>221626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2218958">
                <text:p>221895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2221687">
                <text:p>222168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2224535">
                <text:p>222453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2227172">
                <text:p>222717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2230181">
                <text:p>223018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2232906">
                <text:p>223290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2235821">
                <text:p>223582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2238452">
                <text:p>223845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2241344">
                <text:p>224134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2244091">
                <text:p>224409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2246845">
                <text:p>224684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2249640">
                <text:p>224964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2252481">
                <text:p>225248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2255308">
                <text:p>225530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2258234">
                <text:p>225823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2260993">
                <text:p>226099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2263695">
                <text:p>226369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266554">
                <text:p>226655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2269168">
                <text:p>226916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2271994">
                <text:p>227199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2274747">
                <text:p>227474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2277732">
                <text:p>227773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2280621">
                <text:p>228062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2283561">
                <text:p>228356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2286227">
                <text:p>228622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2289153">
                <text:p>228915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2291670">
                <text:p>229167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2294814">
                <text:p>229481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2297263">
                <text:p>229726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2300617">
                <text:p>230061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2303075">
                <text:p>230307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2306218">
                <text:p>230621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2308614">
                <text:p>230861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2311695">
                <text:p>231169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2314473">
                <text:p>231447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2317386">
                <text:p>231738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2320104">
                <text:p>232010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2323132">
                <text:p>232313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2325887">
                <text:p>232588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2329055">
                <text:p>232905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2331509">
                <text:p>233150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2334942">
                <text:p>233494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2337089">
                <text:p>233708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2340628">
                <text:p>234062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2342835">
                <text:p>234283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2346362">
                <text:p>234636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2348561">
                <text:p>234856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2352158">
                <text:p>235215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2354362">
                <text:p>235436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2357861">
                <text:p>235786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2360250">
                <text:p>236025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2363870">
                <text:p>236387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2366821">
                <text:p>236682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2370513">
                <text:p>237051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2373525">
                <text:p>237352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2377077">
                <text:p>237707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2380081">
                <text:p>238008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2383637">
                <text:p>238363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2386086">
                <text:p>238608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2389511">
                <text:p>238951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2391683">
                <text:p>239168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2395250">
                <text:p>239525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2397560">
                <text:p>239756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2401145">
                <text:p>240114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2403327">
                <text:p>240332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2406951">
                <text:p>240695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2409158">
                <text:p>240915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2412662">
                <text:p>241266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2415058">
                <text:p>241505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2418291">
                <text:p>241829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2421021">
                <text:p>242102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2424182">
                <text:p>242418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2426997">
                <text:p>242699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2429979">
                <text:p>242997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2432816">
                <text:p>243281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2435921">
                <text:p>243592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2438437">
                <text:p>24384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2441598">
                <text:p>244159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2444127">
                <text:p>244412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2447569">
                <text:p>244756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2450173">
                <text:p>245017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2453444">
                <text:p>245344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2456025">
                <text:p>245602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2459173">
                <text:p>245917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2461917">
                <text:p>246191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2464967">
                <text:p>246496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2467771">
                <text:p>246777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2470905">
                <text:p>247090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2473785">
                <text:p>247378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2476879">
                <text:p>247687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2479627">
                <text:p>247962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2482669">
                <text:p>248266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2485472">
                <text:p>248547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2488325">
                <text:p>248832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2491336">
                <text:p>249133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2494324">
                <text:p>249432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2497371">
                <text:p>249737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2500315">
                <text:p>250031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2503172">
                <text:p>250317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2506149">
                <text:p>250614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2509182">
                <text:p>250918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2512051">
                <text:p>251205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2515099">
                <text:p>251509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2517961">
                <text:p>251796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2521103">
                <text:p>252110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2523773">
                <text:p>252377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2526903">
                <text:p>252690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2529794">
                <text:p>25297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2532944">
                <text:p>253294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2535819">
                <text:p>253581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2538673">
                <text:p>253867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2541832">
                <text:p>254183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2544701">
                <text:p>254470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2547707">
                <text:p>254770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2550609">
                <text:p>255060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2553514">
                <text:p>255351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2556497">
                <text:p>255649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2559483">
                <text:p>255948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2562444">
                <text:p>256244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2565420">
                <text:p>256542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2568281">
                <text:p>256828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2571261">
                <text:p>257126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2574306">
                <text:p>257430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2577342">
                <text:p>257734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2580223">
                <text:p>258022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2583235">
                <text:p>258323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2586326">
                <text:p>258632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2589109">
                <text:p>258910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2592267">
                <text:p>259226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2595213">
                <text:p>259521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2598294">
                <text:p>259829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2601214">
                <text:p>260121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2604169">
                <text:p>260416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2607252">
                <text:p>26072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2610107">
                <text:p>261010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2613364">
                <text:p>261336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2616314">
                <text:p>261631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2619469">
                <text:p>261946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2622317">
                <text:p>262231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2625447">
                <text:p>262544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2628420">
                <text:p>262842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2631401">
                <text:p>263140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2634425">
                <text:p>263442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2637500">
                <text:p>26375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2640558">
                <text:p>264055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2643725">
                <text:p>264372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2646709">
                <text:p>264670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2649634">
                <text:p>264963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2652726">
                <text:p>265272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2655555">
                <text:p>265555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2658611">
                <text:p>265861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2661590">
                <text:p>266159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2664818">
                <text:p>266481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2667943">
                <text:p>266794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2671123">
                <text:p>267112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2674006">
                <text:p>267400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2677171">
                <text:p>267717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2679893">
                <text:p>267989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2683293">
                <text:p>268329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2685941">
                <text:p>268594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2689568">
                <text:p>268956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2692225">
                <text:p>269222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2695623">
                <text:p>269562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2698213">
                <text:p>269821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2701544">
                <text:p>270154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2704547">
                <text:p>270454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2707696">
                <text:p>270769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2710634">
                <text:p>271063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2713907">
                <text:p>271390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2716884">
                <text:p>271688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2720309">
                <text:p>272030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2722960">
                <text:p>272296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2726671">
                <text:p>272667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2728990">
                <text:p>272899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2732815">
                <text:p>273281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2735199">
                <text:p>273519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2739011">
                <text:p>273901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2741386">
                <text:p>274138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2745273">
                <text:p>274527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2747653">
                <text:p>274765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2751434">
                <text:p>275143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2754013">
                <text:p>275401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2757923">
                <text:p>275792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2761110">
                <text:p>276111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2765098">
                <text:p>276509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2768351">
                <text:p>276835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2772187">
                <text:p>277218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2775431">
                <text:p>277543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2779271">
                <text:p>277927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2781917">
                <text:p>278191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2785614">
                <text:p>278561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2787960">
                <text:p>278796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2791810">
                <text:p>279181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2794305">
                <text:p>279430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2798174">
                <text:p>279817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2800530">
                <text:p>280053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2804441">
                <text:p>28044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2806824">
                <text:p>280682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2810605">
                <text:p>281060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2813192">
                <text:p>281319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2816680">
                <text:p>281668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2819627">
                <text:p>281962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2823038">
                <text:p>282303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2826076">
                <text:p>282607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2829294">
                <text:p>282929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2832355">
                <text:p>283235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2835705">
                <text:p>283570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2838420">
                <text:p>283842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2841830">
                <text:p>284183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2844559">
                <text:p>284455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2848272">
                <text:p>284827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2851081">
                <text:p>285108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2854609">
                <text:p>285460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2857393">
                <text:p>28573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2860788">
                <text:p>286078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2863748">
                <text:p>286374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2867037">
                <text:p>286703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2870061">
                <text:p>287006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2873441">
                <text:p>287344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2876546">
                <text:p>287654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2879883">
                <text:p>287988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2882845">
                <text:p>288284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2886126">
                <text:p>288612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2889147">
                <text:p>288914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2892224">
                <text:p>289222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2895469">
                <text:p>289546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2898691">
                <text:p>289869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2901975">
                <text:p>290197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2905149">
                <text:p>290514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2908228">
                <text:p>290822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2911437">
                <text:p>291143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2914706">
                <text:p>291470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2917798">
                <text:p>291779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2921083">
                <text:p>292108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2924167">
                <text:p>292416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2927553">
                <text:p>292755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2930430">
                <text:p>293043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2933803">
                <text:p>293380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2936918">
                <text:p>293691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2940312">
                <text:p>294031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2943409">
                <text:p>294340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2946484">
                <text:p>294648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2949887">
                <text:p>294988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2952978">
                <text:p>295297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2956216">
                <text:p>295621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2959342">
                <text:p>29593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2962471">
                <text:p>296247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2965684">
                <text:p>296568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2968900">
                <text:p>29689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2972089">
                <text:p>297208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2975294">
                <text:p>297529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2978375">
                <text:p>297837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2981584">
                <text:p>298158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2984863">
                <text:p>298486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2988132">
                <text:p>298813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2991234">
                <text:p>299123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2994477">
                <text:p>299447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2997805">
                <text:p>299780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3000801">
                <text:p>300080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3004201">
                <text:p>300420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3007372">
                <text:p>300737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3010689">
                <text:p>301068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3013832">
                <text:p>301383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3017013">
                <text:p>301701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3020331">
                <text:p>302033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3023404">
                <text:p>302340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3026909">
                <text:p>302690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3030084">
                <text:p>303008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3033479">
                <text:p>303347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3036544">
                <text:p>303654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3039912">
                <text:p>303991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3043111">
                <text:p>304311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3046319">
                <text:p>304631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3049572">
                <text:p>304957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3052881">
                <text:p>305288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3056170">
                <text:p>305617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3059578">
                <text:p>305957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3062787">
                <text:p>306278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3065935">
                <text:p>306593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3069260">
                <text:p>306926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3072304">
                <text:p>307230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3075590">
                <text:p>307559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3078795">
                <text:p>307879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3082266">
                <text:p>308226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3085627">
                <text:p>308562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3089047">
                <text:p>308904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3092147">
                <text:p>309214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3095551">
                <text:p>309555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3098478">
                <text:p>309847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3102134">
                <text:p>310213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3104981">
                <text:p>310498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3108881">
                <text:p>310888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3111737">
                <text:p>311173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3115390">
                <text:p>311539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3118174">
                <text:p>311817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3121755">
                <text:p>31217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3124983">
                <text:p>312498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3128368">
                <text:p>312836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3131526">
                <text:p>313152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3135044">
                <text:p>313504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3138243">
                <text:p>313824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3141925">
                <text:p>314192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3144773">
                <text:p>314477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3148762">
                <text:p>314876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3151253">
                <text:p>315125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3155364">
                <text:p>315536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3157925">
                <text:p>315792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3162022">
                <text:p>316202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3164573">
                <text:p>316457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3168750">
                <text:p>316875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3171306">
                <text:p>317130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3175369">
                <text:p>317536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3178138">
                <text:p>317813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3182338">
                <text:p>318233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3185761">
                <text:p>318576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3190045">
                <text:p>319004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3193539">
                <text:p>319353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3197659">
                <text:p>319765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3201143">
                <text:p>320114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3205267">
                <text:p>320526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3208110">
                <text:p>320811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3212079">
                <text:p>321207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3214599">
                <text:p>321459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3218732">
                <text:p>321873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3221412">
                <text:p>322141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3225565">
                <text:p>322556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3228095">
                <text:p>322809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3232293">
                <text:p>323229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3234852">
                <text:p>323485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3238910">
                <text:p>323891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3241688">
                <text:p>324168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3245431">
                <text:p>324543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3248595">
                <text:p>324859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3252256">
                <text:p>325225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3255517">
                <text:p>325551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3258971">
                <text:p>325897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3262256">
                <text:p>326225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3265851">
                <text:p>326585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3268765">
                <text:p>326876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3272424">
                <text:p>327242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3275353">
                <text:p>327535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3279337">
                <text:p>327933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3282351">
                <text:p>328235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3286136">
                <text:p>328613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3289123">
                <text:p>328912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3292765">
                <text:p>329276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3295941">
                <text:p>329594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3299469">
                <text:p>329946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3302713">
                <text:p>330271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3306339">
                <text:p>330633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3309669">
                <text:p>330966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3313249">
                <text:p>331324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3316425">
                <text:p>331642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3319945">
                <text:p>331994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3323184">
                <text:p>332318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3326485">
                <text:p>332648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3329964">
                <text:p>332996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3333420">
                <text:p>333342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3336941">
                <text:p>333694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3340345">
                <text:p>334034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3343646">
                <text:p>334364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3347087">
                <text:p>334708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3350592">
                <text:p>335059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3353907">
                <text:p>335390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3357429">
                <text:p>335742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3360735">
                <text:p>336073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3364365">
                <text:p>336436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3367449">
                <text:p>336744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3371065">
                <text:p>337106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3374404">
                <text:p>337440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3378042">
                <text:p>337804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3381361">
                <text:p>338136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3384657">
                <text:p>338465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3388304">
                <text:p>338830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3391617">
                <text:p>339161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3395087">
                <text:p>339508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3398437">
                <text:p>339843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3401790">
                <text:p>340179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3405233">
                <text:p>340523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3408679">
                <text:p>340867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3412096">
                <text:p>341209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3415530">
                <text:p>341553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3418831">
                <text:p>341883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3422269">
                <text:p>342226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3425782">
                <text:p>342578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3429284">
                <text:p>342928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3432607">
                <text:p>343260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3436081">
                <text:p>343608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3439646">
                <text:p>343964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3442855">
                <text:p>344285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3446497">
                <text:p>344649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3449893">
                <text:p>344989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3453446">
                <text:p>345344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3456812">
                <text:p>345681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3460219">
                <text:p>346021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3463772">
                <text:p>346377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3467063">
                <text:p>346706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3470816">
                <text:p>347081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3474216">
                <text:p>347421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3477851">
                <text:p>347785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3481133">
                <text:p>348113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3484739">
                <text:p>348473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3488164">
                <text:p>348816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3491599">
                <text:p>349159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3495081">
                <text:p>349508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3498624">
                <text:p>349862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3502144">
                <text:p>350214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3505793">
                <text:p>35057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3509227">
                <text:p>350922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3512598">
                <text:p>351259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3516156">
                <text:p>35161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3519415">
                <text:p>351941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3522931">
                <text:p>352293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3526362">
                <text:p>352636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3530076">
                <text:p>353007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3533673">
                <text:p>353367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3537333">
                <text:p>353733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540650">
                <text:p>354065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3544293">
                <text:p>354429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3547425">
                <text:p>354742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3551337">
                <text:p>355133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3554383">
                <text:p>355438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3558556">
                <text:p>355855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3561611">
                <text:p>356161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3565519">
                <text:p>356551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3568497">
                <text:p>356849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3572328">
                <text:p>357232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575781">
                <text:p>357578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3579402">
                <text:p>357940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3582780">
                <text:p>358278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3586543">
                <text:p>358654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3589964">
                <text:p>358996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3593903">
                <text:p>359390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3596948">
                <text:p>359694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3601215">
                <text:p>360121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3603878">
                <text:p>360387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3608275">
                <text:p>360827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3611013">
                <text:p>361101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3615395">
                <text:p>361539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3618122">
                <text:p>361812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3622589">
                <text:p>362258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3625321">
                <text:p>362532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3629666">
                <text:p>362966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3632625">
                <text:p>363262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7">
                <text:p>2027</text:p>
              </table:table-cell>
              <table:table-cell office:value-type="float" office:value="3637115">
                <text:p>363711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8">
                <text:p>2028</text:p>
              </table:table-cell>
              <table:table-cell office:value-type="float" office:value="3640774">
                <text:p>364077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9">
                <text:p>2029</text:p>
              </table:table-cell>
              <table:table-cell office:value-type="float" office:value="3645354">
                <text:p>364535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3649089">
                <text:p>364908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1">
                <text:p>2031</text:p>
              </table:table-cell>
              <table:table-cell office:value-type="float" office:value="3653493">
                <text:p>365349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2">
                <text:p>2032</text:p>
              </table:table-cell>
              <table:table-cell office:value-type="float" office:value="3657217">
                <text:p>365721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3661625">
                <text:p>366162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4">
                <text:p>2034</text:p>
              </table:table-cell>
              <table:table-cell office:value-type="float" office:value="3664665">
                <text:p>366466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3668906">
                <text:p>366890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6">
                <text:p>2036</text:p>
              </table:table-cell>
              <table:table-cell office:value-type="float" office:value="3671600">
                <text:p>367160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3676016">
                <text:p>367601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8">
                <text:p>2038</text:p>
              </table:table-cell>
              <table:table-cell office:value-type="float" office:value="3678881">
                <text:p>367888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9">
                <text:p>2039</text:p>
              </table:table-cell>
              <table:table-cell office:value-type="float" office:value="3683318">
                <text:p>368331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3686022">
                <text:p>36860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1">
                <text:p>2041</text:p>
              </table:table-cell>
              <table:table-cell office:value-type="float" office:value="3690507">
                <text:p>369050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2">
                <text:p>2042</text:p>
              </table:table-cell>
              <table:table-cell office:value-type="float" office:value="3693242">
                <text:p>369324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3697577">
                <text:p>369757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4">
                <text:p>2044</text:p>
              </table:table-cell>
              <table:table-cell office:value-type="float" office:value="3700546">
                <text:p>370054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5">
                <text:p>2045</text:p>
              </table:table-cell>
              <table:table-cell office:value-type="float" office:value="3704544">
                <text:p>370454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6">
                <text:p>2046</text:p>
              </table:table-cell>
              <table:table-cell office:value-type="float" office:value="3707925">
                <text:p>370792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3711836">
                <text:p>371183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3715320">
                <text:p>371532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3719010">
                <text:p>371901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3722519">
                <text:p>372251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1">
                <text:p>2051</text:p>
              </table:table-cell>
              <table:table-cell office:value-type="float" office:value="3726359">
                <text:p>372635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2">
                <text:p>2052</text:p>
              </table:table-cell>
              <table:table-cell office:value-type="float" office:value="3729472">
                <text:p>372947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3">
                <text:p>2053</text:p>
              </table:table-cell>
              <table:table-cell office:value-type="float" office:value="3733380">
                <text:p>373338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4">
                <text:p>2054</text:p>
              </table:table-cell>
              <table:table-cell office:value-type="float" office:value="3736509">
                <text:p>373650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5">
                <text:p>2055</text:p>
              </table:table-cell>
              <table:table-cell office:value-type="float" office:value="3740764">
                <text:p>374076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6">
                <text:p>2056</text:p>
              </table:table-cell>
              <table:table-cell office:value-type="float" office:value="3743983">
                <text:p>374398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7">
                <text:p>2057</text:p>
              </table:table-cell>
              <table:table-cell office:value-type="float" office:value="3748025">
                <text:p>374802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8">
                <text:p>2058</text:p>
              </table:table-cell>
              <table:table-cell office:value-type="float" office:value="3751215">
                <text:p>375121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3755104">
                <text:p>375510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3758496">
                <text:p>375849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1">
                <text:p>2061</text:p>
              </table:table-cell>
              <table:table-cell office:value-type="float" office:value="3762263">
                <text:p>376226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2">
                <text:p>2062</text:p>
              </table:table-cell>
              <table:table-cell office:value-type="float" office:value="3765727">
                <text:p>376572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3">
                <text:p>2063</text:p>
              </table:table-cell>
              <table:table-cell office:value-type="float" office:value="3769599">
                <text:p>376959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4">
                <text:p>2064</text:p>
              </table:table-cell>
              <table:table-cell office:value-type="float" office:value="3773154">
                <text:p>377315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5">
                <text:p>2065</text:p>
              </table:table-cell>
              <table:table-cell office:value-type="float" office:value="3776977">
                <text:p>377697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6">
                <text:p>2066</text:p>
              </table:table-cell>
              <table:table-cell office:value-type="float" office:value="3780367">
                <text:p>378036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7">
                <text:p>2067</text:p>
              </table:table-cell>
              <table:table-cell office:value-type="float" office:value="3784126">
                <text:p>378412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8">
                <text:p>2068</text:p>
              </table:table-cell>
              <table:table-cell office:value-type="float" office:value="3787583">
                <text:p>378758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9">
                <text:p>2069</text:p>
              </table:table-cell>
              <table:table-cell office:value-type="float" office:value="3791108">
                <text:p>379110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3794821">
                <text:p>379482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1">
                <text:p>2071</text:p>
              </table:table-cell>
              <table:table-cell office:value-type="float" office:value="3798511">
                <text:p>37985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2">
                <text:p>2072</text:p>
              </table:table-cell>
              <table:table-cell office:value-type="float" office:value="3802269">
                <text:p>380226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3">
                <text:p>2073</text:p>
              </table:table-cell>
              <table:table-cell office:value-type="float" office:value="3805903">
                <text:p>380590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4">
                <text:p>2074</text:p>
              </table:table-cell>
              <table:table-cell office:value-type="float" office:value="3809426">
                <text:p>380942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5">
                <text:p>2075</text:p>
              </table:table-cell>
              <table:table-cell office:value-type="float" office:value="3813099">
                <text:p>381309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3816840">
                <text:p>381684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7">
                <text:p>2077</text:p>
              </table:table-cell>
              <table:table-cell office:value-type="float" office:value="3820378">
                <text:p>382037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8">
                <text:p>2078</text:p>
              </table:table-cell>
              <table:table-cell office:value-type="float" office:value="3824137">
                <text:p>382413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9">
                <text:p>2079</text:p>
              </table:table-cell>
              <table:table-cell office:value-type="float" office:value="3827665">
                <text:p>382766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3831539">
                <text:p>383153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1">
                <text:p>2081</text:p>
              </table:table-cell>
              <table:table-cell office:value-type="float" office:value="3834830">
                <text:p>383483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2">
                <text:p>2082</text:p>
              </table:table-cell>
              <table:table-cell office:value-type="float" office:value="3838689">
                <text:p>383868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3">
                <text:p>2083</text:p>
              </table:table-cell>
              <table:table-cell office:value-type="float" office:value="3842252">
                <text:p>384225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4">
                <text:p>2084</text:p>
              </table:table-cell>
              <table:table-cell office:value-type="float" office:value="3846134">
                <text:p>384613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5">
                <text:p>2085</text:p>
              </table:table-cell>
              <table:table-cell office:value-type="float" office:value="3849675">
                <text:p>384967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6">
                <text:p>2086</text:p>
              </table:table-cell>
              <table:table-cell office:value-type="float" office:value="3853192">
                <text:p>385319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7">
                <text:p>2087</text:p>
              </table:table-cell>
              <table:table-cell office:value-type="float" office:value="3857083">
                <text:p>385708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8">
                <text:p>2088</text:p>
              </table:table-cell>
              <table:table-cell office:value-type="float" office:value="3860618">
                <text:p>386061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9">
                <text:p>2089</text:p>
              </table:table-cell>
              <table:table-cell office:value-type="float" office:value="3864320">
                <text:p>386432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3867894">
                <text:p>386789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1">
                <text:p>2091</text:p>
              </table:table-cell>
              <table:table-cell office:value-type="float" office:value="3871471">
                <text:p>387147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2">
                <text:p>2092</text:p>
              </table:table-cell>
              <table:table-cell office:value-type="float" office:value="3875144">
                <text:p>387514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3">
                <text:p>2093</text:p>
              </table:table-cell>
              <table:table-cell office:value-type="float" office:value="3878820">
                <text:p>387882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4">
                <text:p>2094</text:p>
              </table:table-cell>
              <table:table-cell office:value-type="float" office:value="3882465">
                <text:p>388246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5">
                <text:p>2095</text:p>
              </table:table-cell>
              <table:table-cell office:value-type="float" office:value="3886128">
                <text:p>38861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6">
                <text:p>2096</text:p>
              </table:table-cell>
              <table:table-cell office:value-type="float" office:value="3889649">
                <text:p>388964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7">
                <text:p>2097</text:p>
              </table:table-cell>
              <table:table-cell office:value-type="float" office:value="3893316">
                <text:p>389331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8">
                <text:p>2098</text:p>
              </table:table-cell>
              <table:table-cell office:value-type="float" office:value="3897063">
                <text:p>389706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9">
                <text:p>2099</text:p>
              </table:table-cell>
              <table:table-cell office:value-type="float" office:value="3900798">
                <text:p>390079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3904342">
                <text:p>390434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1">
                <text:p>2101</text:p>
              </table:table-cell>
              <table:table-cell office:value-type="float" office:value="3908047">
                <text:p>390804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2">
                <text:p>2102</text:p>
              </table:table-cell>
              <table:table-cell office:value-type="float" office:value="3911849">
                <text:p>391184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3">
                <text:p>2103</text:p>
              </table:table-cell>
              <table:table-cell office:value-type="float" office:value="3915271">
                <text:p>391527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4">
                <text:p>2104</text:p>
              </table:table-cell>
              <table:table-cell office:value-type="float" office:value="3919155">
                <text:p>391915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5">
                <text:p>2105</text:p>
              </table:table-cell>
              <table:table-cell office:value-type="float" office:value="3922776">
                <text:p>392277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6">
                <text:p>2106</text:p>
              </table:table-cell>
              <table:table-cell office:value-type="float" office:value="3926565">
                <text:p>392656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7">
                <text:p>2107</text:p>
              </table:table-cell>
              <table:table-cell office:value-type="float" office:value="3930154">
                <text:p>393015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3933787">
                <text:p>39337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3937575">
                <text:p>393757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3941084">
                <text:p>394108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1">
                <text:p>2111</text:p>
              </table:table-cell>
              <table:table-cell office:value-type="float" office:value="3945085">
                <text:p>394508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2">
                <text:p>2112</text:p>
              </table:table-cell>
              <table:table-cell office:value-type="float" office:value="3948710">
                <text:p>394871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3">
                <text:p>2113</text:p>
              </table:table-cell>
              <table:table-cell office:value-type="float" office:value="3952585">
                <text:p>395258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4">
                <text:p>2114</text:p>
              </table:table-cell>
              <table:table-cell office:value-type="float" office:value="3956084">
                <text:p>395608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5">
                <text:p>2115</text:p>
              </table:table-cell>
              <table:table-cell office:value-type="float" office:value="3959928">
                <text:p>395992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3963579">
                <text:p>396357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7">
                <text:p>2117</text:p>
              </table:table-cell>
              <table:table-cell office:value-type="float" office:value="3967241">
                <text:p>396724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8">
                <text:p>2118</text:p>
              </table:table-cell>
              <table:table-cell office:value-type="float" office:value="3970952">
                <text:p>397095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9">
                <text:p>2119</text:p>
              </table:table-cell>
              <table:table-cell office:value-type="float" office:value="3974729">
                <text:p>397472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3978480">
                <text:p>397848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1">
                <text:p>2121</text:p>
              </table:table-cell>
              <table:table-cell office:value-type="float" office:value="3982370">
                <text:p>398237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2">
                <text:p>2122</text:p>
              </table:table-cell>
              <table:table-cell office:value-type="float" office:value="3986029">
                <text:p>398602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3">
                <text:p>2123</text:p>
              </table:table-cell>
              <table:table-cell office:value-type="float" office:value="3989623">
                <text:p>398962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4">
                <text:p>2124</text:p>
              </table:table-cell>
              <table:table-cell office:value-type="float" office:value="3993414">
                <text:p>399341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5">
                <text:p>2125</text:p>
              </table:table-cell>
              <table:table-cell office:value-type="float" office:value="3996888">
                <text:p>399688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6">
                <text:p>2126</text:p>
              </table:table-cell>
              <table:table-cell office:value-type="float" office:value="4000634">
                <text:p>400063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7">
                <text:p>2127</text:p>
              </table:table-cell>
              <table:table-cell office:value-type="float" office:value="4004291">
                <text:p>400429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8">
                <text:p>2128</text:p>
              </table:table-cell>
              <table:table-cell office:value-type="float" office:value="4008248">
                <text:p>400824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9">
                <text:p>2129</text:p>
              </table:table-cell>
              <table:table-cell office:value-type="float" office:value="4012081">
                <text:p>401208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4015981">
                <text:p>401598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1">
                <text:p>2131</text:p>
              </table:table-cell>
              <table:table-cell office:value-type="float" office:value="4019515">
                <text:p>401951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2">
                <text:p>2132</text:p>
              </table:table-cell>
              <table:table-cell office:value-type="float" office:value="4023397">
                <text:p>402339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3">
                <text:p>2133</text:p>
              </table:table-cell>
              <table:table-cell office:value-type="float" office:value="4026734">
                <text:p>402673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4">
                <text:p>2134</text:p>
              </table:table-cell>
              <table:table-cell office:value-type="float" office:value="4030902">
                <text:p>403090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5">
                <text:p>2135</text:p>
              </table:table-cell>
              <table:table-cell office:value-type="float" office:value="4034147">
                <text:p>403414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6">
                <text:p>2136</text:p>
              </table:table-cell>
              <table:table-cell office:value-type="float" office:value="4038593">
                <text:p>403859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7">
                <text:p>2137</text:p>
              </table:table-cell>
              <table:table-cell office:value-type="float" office:value="4041847">
                <text:p>404184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8">
                <text:p>2138</text:p>
              </table:table-cell>
              <table:table-cell office:value-type="float" office:value="4046010">
                <text:p>404601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9">
                <text:p>2139</text:p>
              </table:table-cell>
              <table:table-cell office:value-type="float" office:value="4049182">
                <text:p>404918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4053263">
                <text:p>405326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1">
                <text:p>2141</text:p>
              </table:table-cell>
              <table:table-cell office:value-type="float" office:value="4056941">
                <text:p>405694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2">
                <text:p>2142</text:p>
              </table:table-cell>
              <table:table-cell office:value-type="float" office:value="4060798">
                <text:p>406079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3">
                <text:p>2143</text:p>
              </table:table-cell>
              <table:table-cell office:value-type="float" office:value="4064396">
                <text:p>406439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4">
                <text:p>2144</text:p>
              </table:table-cell>
              <table:table-cell office:value-type="float" office:value="4068404">
                <text:p>406840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5">
                <text:p>2145</text:p>
              </table:table-cell>
              <table:table-cell office:value-type="float" office:value="4072047">
                <text:p>407204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6">
                <text:p>2146</text:p>
              </table:table-cell>
              <table:table-cell office:value-type="float" office:value="4076243">
                <text:p>407624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7">
                <text:p>2147</text:p>
              </table:table-cell>
              <table:table-cell office:value-type="float" office:value="4079485">
                <text:p>407948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8">
                <text:p>2148</text:p>
              </table:table-cell>
              <table:table-cell office:value-type="float" office:value="4084030">
                <text:p>408403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9">
                <text:p>2149</text:p>
              </table:table-cell>
              <table:table-cell office:value-type="float" office:value="4086865">
                <text:p>408686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4091548">
                <text:p>409154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1">
                <text:p>2151</text:p>
              </table:table-cell>
              <table:table-cell office:value-type="float" office:value="4094463">
                <text:p>409446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2">
                <text:p>2152</text:p>
              </table:table-cell>
              <table:table-cell office:value-type="float" office:value="4099130">
                <text:p>409913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3">
                <text:p>2153</text:p>
              </table:table-cell>
              <table:table-cell office:value-type="float" office:value="4102033">
                <text:p>410203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4">
                <text:p>2154</text:p>
              </table:table-cell>
              <table:table-cell office:value-type="float" office:value="4106790">
                <text:p>410679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5">
                <text:p>2155</text:p>
              </table:table-cell>
              <table:table-cell office:value-type="float" office:value="4109698">
                <text:p>410969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6">
                <text:p>2156</text:p>
              </table:table-cell>
              <table:table-cell office:value-type="float" office:value="4114325">
                <text:p>411432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4117474">
                <text:p>411747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8">
                <text:p>2158</text:p>
              </table:table-cell>
              <table:table-cell office:value-type="float" office:value="4122254">
                <text:p>412225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9">
                <text:p>2159</text:p>
              </table:table-cell>
              <table:table-cell office:value-type="float" office:value="4126149">
                <text:p>412614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4131025">
                <text:p>413102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1">
                <text:p>2161</text:p>
              </table:table-cell>
              <table:table-cell office:value-type="float" office:value="4135001">
                <text:p>413500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4139689">
                <text:p>413968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3">
                <text:p>2163</text:p>
              </table:table-cell>
              <table:table-cell office:value-type="float" office:value="4143653">
                <text:p>414365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4">
                <text:p>2164</text:p>
              </table:table-cell>
              <table:table-cell office:value-type="float" office:value="4148345">
                <text:p>41483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4151582">
                <text:p>415158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6">
                <text:p>2166</text:p>
              </table:table-cell>
              <table:table-cell office:value-type="float" office:value="4156095">
                <text:p>415609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7">
                <text:p>2167</text:p>
              </table:table-cell>
              <table:table-cell office:value-type="float" office:value="4158963">
                <text:p>415896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4163662">
                <text:p>416366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9">
                <text:p>2169</text:p>
              </table:table-cell>
              <table:table-cell office:value-type="float" office:value="4166712">
                <text:p>416671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4171433">
                <text:p>417143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1">
                <text:p>2171</text:p>
              </table:table-cell>
              <table:table-cell office:value-type="float" office:value="4174311">
                <text:p>417431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2">
                <text:p>2172</text:p>
              </table:table-cell>
              <table:table-cell office:value-type="float" office:value="4179083">
                <text:p>417908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3">
                <text:p>2173</text:p>
              </table:table-cell>
              <table:table-cell office:value-type="float" office:value="4181994">
                <text:p>418199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4">
                <text:p>2174</text:p>
              </table:table-cell>
              <table:table-cell office:value-type="float" office:value="4186606">
                <text:p>418660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5">
                <text:p>2175</text:p>
              </table:table-cell>
              <table:table-cell office:value-type="float" office:value="4189766">
                <text:p>418976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6">
                <text:p>2176</text:p>
              </table:table-cell>
              <table:table-cell office:value-type="float" office:value="4194019">
                <text:p>419401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7">
                <text:p>2177</text:p>
              </table:table-cell>
              <table:table-cell office:value-type="float" office:value="4197617">
                <text:p>419761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8">
                <text:p>2178</text:p>
              </table:table-cell>
              <table:table-cell office:value-type="float" office:value="4201778">
                <text:p>420177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9">
                <text:p>2179</text:p>
              </table:table-cell>
              <table:table-cell office:value-type="float" office:value="4205485">
                <text:p>420548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4209411">
                <text:p>420941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1">
                <text:p>2181</text:p>
              </table:table-cell>
              <table:table-cell office:value-type="float" office:value="4213144">
                <text:p>421314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2">
                <text:p>2182</text:p>
              </table:table-cell>
              <table:table-cell office:value-type="float" office:value="4217229">
                <text:p>421722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3">
                <text:p>2183</text:p>
              </table:table-cell>
              <table:table-cell office:value-type="float" office:value="4220541">
                <text:p>422054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4">
                <text:p>2184</text:p>
              </table:table-cell>
              <table:table-cell office:value-type="float" office:value="4224698">
                <text:p>422469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5">
                <text:p>2185</text:p>
              </table:table-cell>
              <table:table-cell office:value-type="float" office:value="4228027">
                <text:p>422802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6">
                <text:p>2186</text:p>
              </table:table-cell>
              <table:table-cell office:value-type="float" office:value="4232553">
                <text:p>423255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7">
                <text:p>2187</text:p>
              </table:table-cell>
              <table:table-cell office:value-type="float" office:value="4235977">
                <text:p>423597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8">
                <text:p>2188</text:p>
              </table:table-cell>
              <table:table-cell office:value-type="float" office:value="4240276">
                <text:p>424027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9">
                <text:p>2189</text:p>
              </table:table-cell>
              <table:table-cell office:value-type="float" office:value="4243669">
                <text:p>424366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4247805">
                <text:p>424780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1">
                <text:p>2191</text:p>
              </table:table-cell>
              <table:table-cell office:value-type="float" office:value="4251413">
                <text:p>425141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2">
                <text:p>2192</text:p>
              </table:table-cell>
              <table:table-cell office:value-type="float" office:value="4255419">
                <text:p>425541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3">
                <text:p>2193</text:p>
              </table:table-cell>
              <table:table-cell office:value-type="float" office:value="4259103">
                <text:p>425910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4">
                <text:p>2194</text:p>
              </table:table-cell>
              <table:table-cell office:value-type="float" office:value="4263221">
                <text:p>426322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5">
                <text:p>2195</text:p>
              </table:table-cell>
              <table:table-cell office:value-type="float" office:value="4267001">
                <text:p>426700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6">
                <text:p>2196</text:p>
              </table:table-cell>
              <table:table-cell office:value-type="float" office:value="4271067">
                <text:p>427106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7">
                <text:p>2197</text:p>
              </table:table-cell>
              <table:table-cell office:value-type="float" office:value="4274671">
                <text:p>427467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8">
                <text:p>2198</text:p>
              </table:table-cell>
              <table:table-cell office:value-type="float" office:value="4278669">
                <text:p>427866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9">
                <text:p>2199</text:p>
              </table:table-cell>
              <table:table-cell office:value-type="float" office:value="4282344">
                <text:p>428234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4286093">
                <text:p>428609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01">
                <text:p>2201</text:p>
              </table:table-cell>
              <table:table-cell office:value-type="float" office:value="4290040">
                <text:p>429004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02">
                <text:p>2202</text:p>
              </table:table-cell>
              <table:table-cell office:value-type="float" office:value="4293964">
                <text:p>429396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03">
                <text:p>2203</text:p>
              </table:table-cell>
              <table:table-cell office:value-type="float" office:value="4297959">
                <text:p>429795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04">
                <text:p>2204</text:p>
              </table:table-cell>
              <table:table-cell office:value-type="float" office:value="4301823">
                <text:p>430182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05">
                <text:p>2205</text:p>
              </table:table-cell>
              <table:table-cell office:value-type="float" office:value="4305568">
                <text:p>430556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06">
                <text:p>2206</text:p>
              </table:table-cell>
              <table:table-cell office:value-type="float" office:value="4309473">
                <text:p>430947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07">
                <text:p>2207</text:p>
              </table:table-cell>
              <table:table-cell office:value-type="float" office:value="4313450">
                <text:p>431345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08">
                <text:p>2208</text:p>
              </table:table-cell>
              <table:table-cell office:value-type="float" office:value="4317211">
                <text:p>431721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09">
                <text:p>2209</text:p>
              </table:table-cell>
              <table:table-cell office:value-type="float" office:value="4321207">
                <text:p>432120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10">
                <text:p>2210</text:p>
              </table:table-cell>
              <table:table-cell office:value-type="float" office:value="4324957">
                <text:p>432495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11">
                <text:p>2211</text:p>
              </table:table-cell>
              <table:table-cell office:value-type="float" office:value="4329075">
                <text:p>432907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12">
                <text:p>2212</text:p>
              </table:table-cell>
              <table:table-cell office:value-type="float" office:value="4332573">
                <text:p>433257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3">
                <text:p>2213</text:p>
              </table:table-cell>
              <table:table-cell office:value-type="float" office:value="4336675">
                <text:p>433667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14">
                <text:p>2214</text:p>
              </table:table-cell>
              <table:table-cell office:value-type="float" office:value="4340462">
                <text:p>434046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15">
                <text:p>2215</text:p>
              </table:table-cell>
              <table:table-cell office:value-type="float" office:value="4344588">
                <text:p>434458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16">
                <text:p>2216</text:p>
              </table:table-cell>
              <table:table-cell office:value-type="float" office:value="4348351">
                <text:p>434835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17">
                <text:p>2217</text:p>
              </table:table-cell>
              <table:table-cell office:value-type="float" office:value="4352089">
                <text:p>435208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18">
                <text:p>2218</text:p>
              </table:table-cell>
              <table:table-cell office:value-type="float" office:value="4356224">
                <text:p>435622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19">
                <text:p>2219</text:p>
              </table:table-cell>
              <table:table-cell office:value-type="float" office:value="4359981">
                <text:p>435998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20">
                <text:p>2220</text:p>
              </table:table-cell>
              <table:table-cell office:value-type="float" office:value="4363915">
                <text:p>436391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21">
                <text:p>2221</text:p>
              </table:table-cell>
              <table:table-cell office:value-type="float" office:value="4367713">
                <text:p>4367713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22">
                <text:p>2222</text:p>
              </table:table-cell>
              <table:table-cell office:value-type="float" office:value="4371514">
                <text:p>437151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23">
                <text:p>2223</text:p>
              </table:table-cell>
              <table:table-cell office:value-type="float" office:value="4375417">
                <text:p>437541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24">
                <text:p>2224</text:p>
              </table:table-cell>
              <table:table-cell office:value-type="float" office:value="4379323">
                <text:p>437932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25">
                <text:p>2225</text:p>
              </table:table-cell>
              <table:table-cell office:value-type="float" office:value="4383196">
                <text:p>438319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6">
                <text:p>2226</text:p>
              </table:table-cell>
              <table:table-cell office:value-type="float" office:value="4387088">
                <text:p>438708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27">
                <text:p>2227</text:p>
              </table:table-cell>
              <table:table-cell office:value-type="float" office:value="4390829">
                <text:p>439082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28">
                <text:p>2228</text:p>
              </table:table-cell>
              <table:table-cell office:value-type="float" office:value="4394725">
                <text:p>439472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29">
                <text:p>2229</text:p>
              </table:table-cell>
              <table:table-cell office:value-type="float" office:value="4398706">
                <text:p>439870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30">
                <text:p>2230</text:p>
              </table:table-cell>
              <table:table-cell office:value-type="float" office:value="4402674">
                <text:p>440267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31">
                <text:p>2231</text:p>
              </table:table-cell>
              <table:table-cell office:value-type="float" office:value="4406439">
                <text:p>440643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32">
                <text:p>2232</text:p>
              </table:table-cell>
              <table:table-cell office:value-type="float" office:value="4410375">
                <text:p>441037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33">
                <text:p>2233</text:p>
              </table:table-cell>
              <table:table-cell office:value-type="float" office:value="4414414">
                <text:p>441441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34">
                <text:p>2234</text:p>
              </table:table-cell>
              <table:table-cell office:value-type="float" office:value="4418049">
                <text:p>441804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35">
                <text:p>2235</text:p>
              </table:table-cell>
              <table:table-cell office:value-type="float" office:value="4422175">
                <text:p>442217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6">
                <text:p>2236</text:p>
              </table:table-cell>
              <table:table-cell office:value-type="float" office:value="4426021">
                <text:p>442602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37">
                <text:p>2237</text:p>
              </table:table-cell>
              <table:table-cell office:value-type="float" office:value="4430046">
                <text:p>443004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38">
                <text:p>2238</text:p>
              </table:table-cell>
              <table:table-cell office:value-type="float" office:value="4433858">
                <text:p>443385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39">
                <text:p>2239</text:p>
              </table:table-cell>
              <table:table-cell office:value-type="float" office:value="4437717">
                <text:p>443771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40">
                <text:p>2240</text:p>
              </table:table-cell>
              <table:table-cell office:value-type="float" office:value="4441740">
                <text:p>444174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41">
                <text:p>2241</text:p>
              </table:table-cell>
              <table:table-cell office:value-type="float" office:value="4445467">
                <text:p>444546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42">
                <text:p>2242</text:p>
              </table:table-cell>
              <table:table-cell office:value-type="float" office:value="4449716">
                <text:p>444971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43">
                <text:p>2243</text:p>
              </table:table-cell>
              <table:table-cell office:value-type="float" office:value="4453566">
                <text:p>445356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44">
                <text:p>2244</text:p>
              </table:table-cell>
              <table:table-cell office:value-type="float" office:value="4457681">
                <text:p>445768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45">
                <text:p>2245</text:p>
              </table:table-cell>
              <table:table-cell office:value-type="float" office:value="4461397">
                <text:p>446139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46">
                <text:p>2246</text:p>
              </table:table-cell>
              <table:table-cell office:value-type="float" office:value="4465479">
                <text:p>446547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47">
                <text:p>2247</text:p>
              </table:table-cell>
              <table:table-cell office:value-type="float" office:value="4469356">
                <text:p>446935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48">
                <text:p>2248</text:p>
              </table:table-cell>
              <table:table-cell office:value-type="float" office:value="4473245">
                <text:p>447324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49">
                <text:p>2249</text:p>
              </table:table-cell>
              <table:table-cell office:value-type="float" office:value="4477185">
                <text:p>447718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4481196">
                <text:p>448119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51">
                <text:p>2251</text:p>
              </table:table-cell>
              <table:table-cell office:value-type="float" office:value="4485178">
                <text:p>448517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52">
                <text:p>2252</text:p>
              </table:table-cell>
              <table:table-cell office:value-type="float" office:value="4489309">
                <text:p>4489309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53">
                <text:p>2253</text:p>
              </table:table-cell>
              <table:table-cell office:value-type="float" office:value="4493193">
                <text:p>449319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4497010">
                <text:p>449701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55">
                <text:p>2255</text:p>
              </table:table-cell>
              <table:table-cell office:value-type="float" office:value="4501034">
                <text:p>450103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56">
                <text:p>2256</text:p>
              </table:table-cell>
              <table:table-cell office:value-type="float" office:value="4504723">
                <text:p>450472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57">
                <text:p>2257</text:p>
              </table:table-cell>
              <table:table-cell office:value-type="float" office:value="4508699">
                <text:p>450869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58">
                <text:p>2258</text:p>
              </table:table-cell>
              <table:table-cell office:value-type="float" office:value="4512582">
                <text:p>451258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59">
                <text:p>2259</text:p>
              </table:table-cell>
              <table:table-cell office:value-type="float" office:value="4516782">
                <text:p>451678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60">
                <text:p>2260</text:p>
              </table:table-cell>
              <table:table-cell office:value-type="float" office:value="4520851">
                <text:p>452085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61">
                <text:p>2261</text:p>
              </table:table-cell>
              <table:table-cell office:value-type="float" office:value="4524991">
                <text:p>452499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2">
                <text:p>2262</text:p>
              </table:table-cell>
              <table:table-cell office:value-type="float" office:value="4528742">
                <text:p>452874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63">
                <text:p>2263</text:p>
              </table:table-cell>
              <table:table-cell office:value-type="float" office:value="4532863">
                <text:p>453286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64">
                <text:p>2264</text:p>
              </table:table-cell>
              <table:table-cell office:value-type="float" office:value="4536405">
                <text:p>453640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65">
                <text:p>2265</text:p>
              </table:table-cell>
              <table:table-cell office:value-type="float" office:value="4540829">
                <text:p>4540829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66">
                <text:p>2266</text:p>
              </table:table-cell>
              <table:table-cell office:value-type="float" office:value="4544273">
                <text:p>454427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7">
                <text:p>2267</text:p>
              </table:table-cell>
              <table:table-cell office:value-type="float" office:value="4548992">
                <text:p>454899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8">
                <text:p>2268</text:p>
              </table:table-cell>
              <table:table-cell office:value-type="float" office:value="4552445">
                <text:p>455244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9">
                <text:p>2269</text:p>
              </table:table-cell>
              <table:table-cell office:value-type="float" office:value="4556863">
                <text:p>4556863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70">
                <text:p>2270</text:p>
              </table:table-cell>
              <table:table-cell office:value-type="float" office:value="4560229">
                <text:p>456022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71">
                <text:p>2271</text:p>
              </table:table-cell>
              <table:table-cell office:value-type="float" office:value="4564560">
                <text:p>456456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72">
                <text:p>2272</text:p>
              </table:table-cell>
              <table:table-cell office:value-type="float" office:value="4568463">
                <text:p>456846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73">
                <text:p>2273</text:p>
              </table:table-cell>
              <table:table-cell office:value-type="float" office:value="4572556">
                <text:p>457255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74">
                <text:p>2274</text:p>
              </table:table-cell>
              <table:table-cell office:value-type="float" office:value="4576374">
                <text:p>4576374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75">
                <text:p>2275</text:p>
              </table:table-cell>
              <table:table-cell office:value-type="float" office:value="4580627">
                <text:p>458062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76">
                <text:p>2276</text:p>
              </table:table-cell>
              <table:table-cell office:value-type="float" office:value="4584492">
                <text:p>458449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7">
                <text:p>2277</text:p>
              </table:table-cell>
              <table:table-cell office:value-type="float" office:value="4588945">
                <text:p>458894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78">
                <text:p>2278</text:p>
              </table:table-cell>
              <table:table-cell office:value-type="float" office:value="4592384">
                <text:p>459238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79">
                <text:p>2279</text:p>
              </table:table-cell>
              <table:table-cell office:value-type="float" office:value="4597207">
                <text:p>459720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80">
                <text:p>2280</text:p>
              </table:table-cell>
              <table:table-cell office:value-type="float" office:value="4600214">
                <text:p>460021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81">
                <text:p>2281</text:p>
              </table:table-cell>
              <table:table-cell office:value-type="float" office:value="4605183">
                <text:p>460518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82">
                <text:p>2282</text:p>
              </table:table-cell>
              <table:table-cell office:value-type="float" office:value="4608275">
                <text:p>460827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83">
                <text:p>2283</text:p>
              </table:table-cell>
              <table:table-cell office:value-type="float" office:value="4613227">
                <text:p>461322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84">
                <text:p>2284</text:p>
              </table:table-cell>
              <table:table-cell office:value-type="float" office:value="4616306">
                <text:p>461630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85">
                <text:p>2285</text:p>
              </table:table-cell>
              <table:table-cell office:value-type="float" office:value="4621353">
                <text:p>4621353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86">
                <text:p>2286</text:p>
              </table:table-cell>
              <table:table-cell office:value-type="float" office:value="4624437">
                <text:p>462443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87">
                <text:p>2287</text:p>
              </table:table-cell>
              <table:table-cell office:value-type="float" office:value="4629346">
                <text:p>462934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88">
                <text:p>2288</text:p>
              </table:table-cell>
              <table:table-cell office:value-type="float" office:value="4632685">
                <text:p>463268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89">
                <text:p>2289</text:p>
              </table:table-cell>
              <table:table-cell office:value-type="float" office:value="4637755">
                <text:p>463775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90">
                <text:p>2290</text:p>
              </table:table-cell>
              <table:table-cell office:value-type="float" office:value="4641886">
                <text:p>464188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91">
                <text:p>2291</text:p>
              </table:table-cell>
              <table:table-cell office:value-type="float" office:value="4647058">
                <text:p>464705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292">
                <text:p>2292</text:p>
              </table:table-cell>
              <table:table-cell office:value-type="float" office:value="4651275">
                <text:p>465127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93">
                <text:p>2293</text:p>
              </table:table-cell>
              <table:table-cell office:value-type="float" office:value="4656247">
                <text:p>465624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94">
                <text:p>2294</text:p>
              </table:table-cell>
              <table:table-cell office:value-type="float" office:value="4660451">
                <text:p>466045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295">
                <text:p>2295</text:p>
              </table:table-cell>
              <table:table-cell office:value-type="float" office:value="4665427">
                <text:p>466542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96">
                <text:p>2296</text:p>
              </table:table-cell>
              <table:table-cell office:value-type="float" office:value="4668861">
                <text:p>466886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97">
                <text:p>2297</text:p>
              </table:table-cell>
              <table:table-cell office:value-type="float" office:value="4673646">
                <text:p>467364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98">
                <text:p>2298</text:p>
              </table:table-cell>
              <table:table-cell office:value-type="float" office:value="4676688">
                <text:p>467668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99">
                <text:p>2299</text:p>
              </table:table-cell>
              <table:table-cell office:value-type="float" office:value="4681670">
                <text:p>468167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4684905">
                <text:p>468490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01">
                <text:p>2301</text:p>
              </table:table-cell>
              <table:table-cell office:value-type="float" office:value="4689910">
                <text:p>468991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02">
                <text:p>2302</text:p>
              </table:table-cell>
              <table:table-cell office:value-type="float" office:value="4692962">
                <text:p>469296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03">
                <text:p>2303</text:p>
              </table:table-cell>
              <table:table-cell office:value-type="float" office:value="4698021">
                <text:p>469802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4701108">
                <text:p>470110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05">
                <text:p>2305</text:p>
              </table:table-cell>
              <table:table-cell office:value-type="float" office:value="4705997">
                <text:p>470599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06">
                <text:p>2306</text:p>
              </table:table-cell>
              <table:table-cell office:value-type="float" office:value="4709348">
                <text:p>470934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07">
                <text:p>2307</text:p>
              </table:table-cell>
              <table:table-cell office:value-type="float" office:value="4713856">
                <text:p>471385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08">
                <text:p>2308</text:p>
              </table:table-cell>
              <table:table-cell office:value-type="float" office:value="4717671">
                <text:p>471767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09">
                <text:p>2309</text:p>
              </table:table-cell>
              <table:table-cell office:value-type="float" office:value="4722082">
                <text:p>472208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10">
                <text:p>2310</text:p>
              </table:table-cell>
              <table:table-cell office:value-type="float" office:value="4726012">
                <text:p>472601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11">
                <text:p>2311</text:p>
              </table:table-cell>
              <table:table-cell office:value-type="float" office:value="4730174">
                <text:p>473017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12">
                <text:p>2312</text:p>
              </table:table-cell>
              <table:table-cell office:value-type="float" office:value="4734131">
                <text:p>473413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13">
                <text:p>2313</text:p>
              </table:table-cell>
              <table:table-cell office:value-type="float" office:value="4738461">
                <text:p>473846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14">
                <text:p>2314</text:p>
              </table:table-cell>
              <table:table-cell office:value-type="float" office:value="4741972">
                <text:p>474197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15">
                <text:p>2315</text:p>
              </table:table-cell>
              <table:table-cell office:value-type="float" office:value="4746378">
                <text:p>474637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16">
                <text:p>2316</text:p>
              </table:table-cell>
              <table:table-cell office:value-type="float" office:value="4749907">
                <text:p>4749907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17">
                <text:p>2317</text:p>
              </table:table-cell>
              <table:table-cell office:value-type="float" office:value="4754704">
                <text:p>475470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18">
                <text:p>2318</text:p>
              </table:table-cell>
              <table:table-cell office:value-type="float" office:value="4758333">
                <text:p>475833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19">
                <text:p>2319</text:p>
              </table:table-cell>
              <table:table-cell office:value-type="float" office:value="4762889">
                <text:p>476288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20">
                <text:p>2320</text:p>
              </table:table-cell>
              <table:table-cell office:value-type="float" office:value="4766485">
                <text:p>476648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21">
                <text:p>2321</text:p>
              </table:table-cell>
              <table:table-cell office:value-type="float" office:value="4770868">
                <text:p>477086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2">
                <text:p>2322</text:p>
              </table:table-cell>
              <table:table-cell office:value-type="float" office:value="4774692">
                <text:p>477469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23">
                <text:p>2323</text:p>
              </table:table-cell>
              <table:table-cell office:value-type="float" office:value="4778937">
                <text:p>477893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24">
                <text:p>2324</text:p>
              </table:table-cell>
              <table:table-cell office:value-type="float" office:value="4782841">
                <text:p>478284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25">
                <text:p>2325</text:p>
              </table:table-cell>
              <table:table-cell office:value-type="float" office:value="4787205">
                <text:p>478720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26">
                <text:p>2326</text:p>
              </table:table-cell>
              <table:table-cell office:value-type="float" office:value="4791210">
                <text:p>479121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27">
                <text:p>2327</text:p>
              </table:table-cell>
              <table:table-cell office:value-type="float" office:value="4795519">
                <text:p>4795519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28">
                <text:p>2328</text:p>
              </table:table-cell>
              <table:table-cell office:value-type="float" office:value="4799337">
                <text:p>4799337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29">
                <text:p>2329</text:p>
              </table:table-cell>
              <table:table-cell office:value-type="float" office:value="4803574">
                <text:p>480357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30">
                <text:p>2330</text:p>
              </table:table-cell>
              <table:table-cell office:value-type="float" office:value="4807467">
                <text:p>480746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31">
                <text:p>2331</text:p>
              </table:table-cell>
              <table:table-cell office:value-type="float" office:value="4811440">
                <text:p>481144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32">
                <text:p>2332</text:p>
              </table:table-cell>
              <table:table-cell office:value-type="float" office:value="4815621">
                <text:p>481562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33">
                <text:p>2333</text:p>
              </table:table-cell>
              <table:table-cell office:value-type="float" office:value="4819779">
                <text:p>481977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34">
                <text:p>2334</text:p>
              </table:table-cell>
              <table:table-cell office:value-type="float" office:value="4824011">
                <text:p>482401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35">
                <text:p>2335</text:p>
              </table:table-cell>
              <table:table-cell office:value-type="float" office:value="4828105">
                <text:p>482810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36">
                <text:p>2336</text:p>
              </table:table-cell>
              <table:table-cell office:value-type="float" office:value="4832072">
                <text:p>483207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37">
                <text:p>2337</text:p>
              </table:table-cell>
              <table:table-cell office:value-type="float" office:value="4836209">
                <text:p>483620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38">
                <text:p>2338</text:p>
              </table:table-cell>
              <table:table-cell office:value-type="float" office:value="4840422">
                <text:p>484042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39">
                <text:p>2339</text:p>
              </table:table-cell>
              <table:table-cell office:value-type="float" office:value="4844406">
                <text:p>484440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40">
                <text:p>2340</text:p>
              </table:table-cell>
              <table:table-cell office:value-type="float" office:value="4848639">
                <text:p>484863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41">
                <text:p>2341</text:p>
              </table:table-cell>
              <table:table-cell office:value-type="float" office:value="4852611">
                <text:p>485261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42">
                <text:p>2342</text:p>
              </table:table-cell>
              <table:table-cell office:value-type="float" office:value="4856973">
                <text:p>485697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43">
                <text:p>2343</text:p>
              </table:table-cell>
              <table:table-cell office:value-type="float" office:value="4860678">
                <text:p>4860678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44">
                <text:p>2344</text:p>
              </table:table-cell>
              <table:table-cell office:value-type="float" office:value="4865023">
                <text:p>48650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45">
                <text:p>2345</text:p>
              </table:table-cell>
              <table:table-cell office:value-type="float" office:value="4869034">
                <text:p>486903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46">
                <text:p>2346</text:p>
              </table:table-cell>
              <table:table-cell office:value-type="float" office:value="4873404">
                <text:p>487340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47">
                <text:p>2347</text:p>
              </table:table-cell>
              <table:table-cell office:value-type="float" office:value="4877389">
                <text:p>487738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48">
                <text:p>2348</text:p>
              </table:table-cell>
              <table:table-cell office:value-type="float" office:value="4881348">
                <text:p>488134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49">
                <text:p>2349</text:p>
              </table:table-cell>
              <table:table-cell office:value-type="float" office:value="4885727">
                <text:p>488572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4889706">
                <text:p>488970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51">
                <text:p>2351</text:p>
              </table:table-cell>
              <table:table-cell office:value-type="float" office:value="4893872">
                <text:p>489387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52">
                <text:p>2352</text:p>
              </table:table-cell>
              <table:table-cell office:value-type="float" office:value="4897894">
                <text:p>489789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53">
                <text:p>2353</text:p>
              </table:table-cell>
              <table:table-cell office:value-type="float" office:value="4901919">
                <text:p>490191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54">
                <text:p>2354</text:p>
              </table:table-cell>
              <table:table-cell office:value-type="float" office:value="4906052">
                <text:p>490605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55">
                <text:p>2355</text:p>
              </table:table-cell>
              <table:table-cell office:value-type="float" office:value="4910188">
                <text:p>491018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56">
                <text:p>2356</text:p>
              </table:table-cell>
              <table:table-cell office:value-type="float" office:value="4914289">
                <text:p>491428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57">
                <text:p>2357</text:p>
              </table:table-cell>
              <table:table-cell office:value-type="float" office:value="4918410">
                <text:p>491841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58">
                <text:p>2358</text:p>
              </table:table-cell>
              <table:table-cell office:value-type="float" office:value="4922371">
                <text:p>492237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59">
                <text:p>2359</text:p>
              </table:table-cell>
              <table:table-cell office:value-type="float" office:value="4926496">
                <text:p>492649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60">
                <text:p>2360</text:p>
              </table:table-cell>
              <table:table-cell office:value-type="float" office:value="4930711">
                <text:p>4930711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61">
                <text:p>2361</text:p>
              </table:table-cell>
              <table:table-cell office:value-type="float" office:value="4934912">
                <text:p>493491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2">
                <text:p>2362</text:p>
              </table:table-cell>
              <table:table-cell office:value-type="float" office:value="4938898">
                <text:p>493889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63">
                <text:p>2363</text:p>
              </table:table-cell>
              <table:table-cell office:value-type="float" office:value="4943065">
                <text:p>494306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64">
                <text:p>2364</text:p>
              </table:table-cell>
              <table:table-cell office:value-type="float" office:value="4947341">
                <text:p>494734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65">
                <text:p>2365</text:p>
              </table:table-cell>
              <table:table-cell office:value-type="float" office:value="4951189">
                <text:p>495118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66">
                <text:p>2366</text:p>
              </table:table-cell>
              <table:table-cell office:value-type="float" office:value="4955557">
                <text:p>495555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67">
                <text:p>2367</text:p>
              </table:table-cell>
              <table:table-cell office:value-type="float" office:value="4959628">
                <text:p>495962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68">
                <text:p>2368</text:p>
              </table:table-cell>
              <table:table-cell office:value-type="float" office:value="4963889">
                <text:p>496388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69">
                <text:p>2369</text:p>
              </table:table-cell>
              <table:table-cell office:value-type="float" office:value="4967924">
                <text:p>496792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70">
                <text:p>2370</text:p>
              </table:table-cell>
              <table:table-cell office:value-type="float" office:value="4972009">
                <text:p>497200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71">
                <text:p>2371</text:p>
              </table:table-cell>
              <table:table-cell office:value-type="float" office:value="4976267">
                <text:p>497626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72">
                <text:p>2372</text:p>
              </table:table-cell>
              <table:table-cell office:value-type="float" office:value="4980212">
                <text:p>498021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73">
                <text:p>2373</text:p>
              </table:table-cell>
              <table:table-cell office:value-type="float" office:value="4984709">
                <text:p>498470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4988784">
                <text:p>498878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75">
                <text:p>2375</text:p>
              </table:table-cell>
              <table:table-cell office:value-type="float" office:value="4993139">
                <text:p>499313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76">
                <text:p>2376</text:p>
              </table:table-cell>
              <table:table-cell office:value-type="float" office:value="4997072">
                <text:p>499707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7">
                <text:p>2377</text:p>
              </table:table-cell>
              <table:table-cell office:value-type="float" office:value="5001392">
                <text:p>500139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78">
                <text:p>2378</text:p>
              </table:table-cell>
              <table:table-cell office:value-type="float" office:value="5005495">
                <text:p>500549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79">
                <text:p>2379</text:p>
              </table:table-cell>
              <table:table-cell office:value-type="float" office:value="5009611">
                <text:p>500961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80">
                <text:p>2380</text:p>
              </table:table-cell>
              <table:table-cell office:value-type="float" office:value="5013780">
                <text:p>501378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81">
                <text:p>2381</text:p>
              </table:table-cell>
              <table:table-cell office:value-type="float" office:value="5018025">
                <text:p>501802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82">
                <text:p>2382</text:p>
              </table:table-cell>
              <table:table-cell office:value-type="float" office:value="5022238">
                <text:p>502223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83">
                <text:p>2383</text:p>
              </table:table-cell>
              <table:table-cell office:value-type="float" office:value="5026610">
                <text:p>502661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84">
                <text:p>2384</text:p>
              </table:table-cell>
              <table:table-cell office:value-type="float" office:value="5030719">
                <text:p>503071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85">
                <text:p>2385</text:p>
              </table:table-cell>
              <table:table-cell office:value-type="float" office:value="5034759">
                <text:p>503475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86">
                <text:p>2386</text:p>
              </table:table-cell>
              <table:table-cell office:value-type="float" office:value="5039016">
                <text:p>503901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87">
                <text:p>2387</text:p>
              </table:table-cell>
              <table:table-cell office:value-type="float" office:value="5042920">
                <text:p>504292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88">
                <text:p>2388</text:p>
              </table:table-cell>
              <table:table-cell office:value-type="float" office:value="5047126">
                <text:p>5047126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89">
                <text:p>2389</text:p>
              </table:table-cell>
              <table:table-cell office:value-type="float" office:value="5051235">
                <text:p>505123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90">
                <text:p>2390</text:p>
              </table:table-cell>
              <table:table-cell office:value-type="float" office:value="5055678">
                <text:p>505567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391">
                <text:p>2391</text:p>
              </table:table-cell>
              <table:table-cell office:value-type="float" office:value="5059983">
                <text:p>505998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92">
                <text:p>2392</text:p>
              </table:table-cell>
              <table:table-cell office:value-type="float" office:value="5064363">
                <text:p>506436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93">
                <text:p>2393</text:p>
              </table:table-cell>
              <table:table-cell office:value-type="float" office:value="5068331">
                <text:p>50683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94">
                <text:p>2394</text:p>
              </table:table-cell>
              <table:table-cell office:value-type="float" office:value="5072691">
                <text:p>507269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95">
                <text:p>2395</text:p>
              </table:table-cell>
              <table:table-cell office:value-type="float" office:value="5076438">
                <text:p>507643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96">
                <text:p>2396</text:p>
              </table:table-cell>
              <table:table-cell office:value-type="float" office:value="5081118">
                <text:p>5081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97">
                <text:p>2397</text:p>
              </table:table-cell>
              <table:table-cell office:value-type="float" office:value="5084761">
                <text:p>508476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398">
                <text:p>2398</text:p>
              </table:table-cell>
              <table:table-cell office:value-type="float" office:value="5089753">
                <text:p>508975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399">
                <text:p>2399</text:p>
              </table:table-cell>
              <table:table-cell office:value-type="float" office:value="5093405">
                <text:p>509340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5098078">
                <text:p>509807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401">
                <text:p>2401</text:p>
              </table:table-cell>
              <table:table-cell office:value-type="float" office:value="5101638">
                <text:p>510163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02">
                <text:p>2402</text:p>
              </table:table-cell>
              <table:table-cell office:value-type="float" office:value="5106219">
                <text:p>510621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03">
                <text:p>2403</text:p>
              </table:table-cell>
              <table:table-cell office:value-type="float" office:value="5110347">
                <text:p>5110347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04">
                <text:p>2404</text:p>
              </table:table-cell>
              <table:table-cell office:value-type="float" office:value="5114676">
                <text:p>511467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05">
                <text:p>2405</text:p>
              </table:table-cell>
              <table:table-cell office:value-type="float" office:value="5118714">
                <text:p>5118714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06">
                <text:p>2406</text:p>
              </table:table-cell>
              <table:table-cell office:value-type="float" office:value="5123212">
                <text:p>5123212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07">
                <text:p>2407</text:p>
              </table:table-cell>
              <table:table-cell office:value-type="float" office:value="5127299">
                <text:p>512729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08">
                <text:p>2408</text:p>
              </table:table-cell>
              <table:table-cell office:value-type="float" office:value="5132009">
                <text:p>5132009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09">
                <text:p>2409</text:p>
              </table:table-cell>
              <table:table-cell office:value-type="float" office:value="5135645">
                <text:p>513564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10">
                <text:p>2410</text:p>
              </table:table-cell>
              <table:table-cell office:value-type="float" office:value="5140746">
                <text:p>514074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11">
                <text:p>2411</text:p>
              </table:table-cell>
              <table:table-cell office:value-type="float" office:value="5143925">
                <text:p>514392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12">
                <text:p>2412</text:p>
              </table:table-cell>
              <table:table-cell office:value-type="float" office:value="5149180">
                <text:p>514918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13">
                <text:p>2413</text:p>
              </table:table-cell>
              <table:table-cell office:value-type="float" office:value="5152449">
                <text:p>515244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14">
                <text:p>2414</text:p>
              </table:table-cell>
              <table:table-cell office:value-type="float" office:value="5157686">
                <text:p>515768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15">
                <text:p>2415</text:p>
              </table:table-cell>
              <table:table-cell office:value-type="float" office:value="5160941">
                <text:p>516094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16">
                <text:p>2416</text:p>
              </table:table-cell>
              <table:table-cell office:value-type="float" office:value="5166278">
                <text:p>516627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17">
                <text:p>2417</text:p>
              </table:table-cell>
              <table:table-cell office:value-type="float" office:value="5169538">
                <text:p>5169538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18">
                <text:p>2418</text:p>
              </table:table-cell>
              <table:table-cell office:value-type="float" office:value="5174729">
                <text:p>517472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19">
                <text:p>2419</text:p>
              </table:table-cell>
              <table:table-cell office:value-type="float" office:value="5178258">
                <text:p>517825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20">
                <text:p>2420</text:p>
              </table:table-cell>
              <table:table-cell office:value-type="float" office:value="5183618">
                <text:p>518361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21">
                <text:p>2421</text:p>
              </table:table-cell>
              <table:table-cell office:value-type="float" office:value="5187985">
                <text:p>518798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22">
                <text:p>2422</text:p>
              </table:table-cell>
              <table:table-cell office:value-type="float" office:value="5193453">
                <text:p>519345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23">
                <text:p>2423</text:p>
              </table:table-cell>
              <table:table-cell office:value-type="float" office:value="5197911">
                <text:p>519791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24">
                <text:p>2424</text:p>
              </table:table-cell>
              <table:table-cell office:value-type="float" office:value="5203167">
                <text:p>5203167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25">
                <text:p>2425</text:p>
              </table:table-cell>
              <table:table-cell office:value-type="float" office:value="5207611">
                <text:p>520761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26">
                <text:p>2426</text:p>
              </table:table-cell>
              <table:table-cell office:value-type="float" office:value="5212871">
                <text:p>521287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427">
                <text:p>2427</text:p>
              </table:table-cell>
              <table:table-cell office:value-type="float" office:value="5216502">
                <text:p>521650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28">
                <text:p>2428</text:p>
              </table:table-cell>
              <table:table-cell office:value-type="float" office:value="5221559">
                <text:p>522155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429">
                <text:p>2429</text:p>
              </table:table-cell>
              <table:table-cell office:value-type="float" office:value="5224775">
                <text:p>522477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430">
                <text:p>2430</text:p>
              </table:table-cell>
              <table:table-cell office:value-type="float" office:value="5230040">
                <text:p>523004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431">
                <text:p>2431</text:p>
              </table:table-cell>
              <table:table-cell office:value-type="float" office:value="5233460">
                <text:p>523346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432">
                <text:p>2432</text:p>
              </table:table-cell>
              <table:table-cell office:value-type="float" office:value="5238749">
                <text:p>523874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33">
                <text:p>2433</text:p>
              </table:table-cell>
              <table:table-cell office:value-type="float" office:value="5241975">
                <text:p>524197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34">
                <text:p>2434</text:p>
              </table:table-cell>
              <table:table-cell office:value-type="float" office:value="5247321">
                <text:p>524732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5">
                <text:p>2435</text:p>
              </table:table-cell>
              <table:table-cell office:value-type="float" office:value="5250584">
                <text:p>525058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6">
                <text:p>2436</text:p>
              </table:table-cell>
              <table:table-cell office:value-type="float" office:value="5255750">
                <text:p>525575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37">
                <text:p>2437</text:p>
              </table:table-cell>
              <table:table-cell office:value-type="float" office:value="5259292">
                <text:p>525929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438">
                <text:p>2438</text:p>
              </table:table-cell>
              <table:table-cell office:value-type="float" office:value="5264055">
                <text:p>526405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439">
                <text:p>2439</text:p>
              </table:table-cell>
              <table:table-cell office:value-type="float" office:value="5268087">
                <text:p>526808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40">
                <text:p>2440</text:p>
              </table:table-cell>
              <table:table-cell office:value-type="float" office:value="5272748">
                <text:p>527274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41">
                <text:p>2441</text:p>
              </table:table-cell>
              <table:table-cell office:value-type="float" office:value="5276901">
                <text:p>5276901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442">
                <text:p>2442</text:p>
              </table:table-cell>
              <table:table-cell office:value-type="float" office:value="5281299">
                <text:p>528129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443">
                <text:p>2443</text:p>
              </table:table-cell>
              <table:table-cell office:value-type="float" office:value="5285480">
                <text:p>528548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444">
                <text:p>2444</text:p>
              </table:table-cell>
              <table:table-cell office:value-type="float" office:value="5290055">
                <text:p>529005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445">
                <text:p>2445</text:p>
              </table:table-cell>
              <table:table-cell office:value-type="float" office:value="5293765">
                <text:p>529376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446">
                <text:p>2446</text:p>
              </table:table-cell>
              <table:table-cell office:value-type="float" office:value="5298420">
                <text:p>529842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447">
                <text:p>2447</text:p>
              </table:table-cell>
              <table:table-cell office:value-type="float" office:value="5302149">
                <text:p>5302149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448">
                <text:p>2448</text:p>
              </table:table-cell>
              <table:table-cell office:value-type="float" office:value="5307217">
                <text:p>530721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449">
                <text:p>2449</text:p>
              </table:table-cell>
              <table:table-cell office:value-type="float" office:value="5311051">
                <text:p>531105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5315864">
                <text:p>531586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451">
                <text:p>2451</text:p>
              </table:table-cell>
              <table:table-cell office:value-type="float" office:value="5319663">
                <text:p>531966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52">
                <text:p>2452</text:p>
              </table:table-cell>
              <table:table-cell office:value-type="float" office:value="5324293">
                <text:p>532429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53">
                <text:p>2453</text:p>
              </table:table-cell>
              <table:table-cell office:value-type="float" office:value="5328333">
                <text:p>532833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54">
                <text:p>2454</text:p>
              </table:table-cell>
              <table:table-cell office:value-type="float" office:value="5332817">
                <text:p>533281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5">
                <text:p>2455</text:p>
              </table:table-cell>
              <table:table-cell office:value-type="float" office:value="5336941">
                <text:p>533694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456">
                <text:p>2456</text:p>
              </table:table-cell>
              <table:table-cell office:value-type="float" office:value="5341551">
                <text:p>534155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457">
                <text:p>2457</text:p>
              </table:table-cell>
              <table:table-cell office:value-type="float" office:value="5345781">
                <text:p>534578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58">
                <text:p>2458</text:p>
              </table:table-cell>
              <table:table-cell office:value-type="float" office:value="5350333">
                <text:p>535033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459">
                <text:p>2459</text:p>
              </table:table-cell>
              <table:table-cell office:value-type="float" office:value="5354365">
                <text:p>535436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60">
                <text:p>2460</text:p>
              </table:table-cell>
              <table:table-cell office:value-type="float" office:value="5358841">
                <text:p>5358841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461">
                <text:p>2461</text:p>
              </table:table-cell>
              <table:table-cell office:value-type="float" office:value="5362952">
                <text:p>536295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462">
                <text:p>2462</text:p>
              </table:table-cell>
              <table:table-cell office:value-type="float" office:value="5367149">
                <text:p>536714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463">
                <text:p>2463</text:p>
              </table:table-cell>
              <table:table-cell office:value-type="float" office:value="5371564">
                <text:p>537156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64">
                <text:p>2464</text:p>
              </table:table-cell>
              <table:table-cell office:value-type="float" office:value="5375956">
                <text:p>537595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465">
                <text:p>2465</text:p>
              </table:table-cell>
              <table:table-cell office:value-type="float" office:value="5380425">
                <text:p>538042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466">
                <text:p>2466</text:p>
              </table:table-cell>
              <table:table-cell office:value-type="float" office:value="5384749">
                <text:p>538474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467">
                <text:p>2467</text:p>
              </table:table-cell>
              <table:table-cell office:value-type="float" office:value="5388938">
                <text:p>538893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68">
                <text:p>2468</text:p>
              </table:table-cell>
              <table:table-cell office:value-type="float" office:value="5393307">
                <text:p>5393307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469">
                <text:p>2469</text:p>
              </table:table-cell>
              <table:table-cell office:value-type="float" office:value="5397756">
                <text:p>539775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470">
                <text:p>2470</text:p>
              </table:table-cell>
              <table:table-cell office:value-type="float" office:value="5401963">
                <text:p>540196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471">
                <text:p>2471</text:p>
              </table:table-cell>
              <table:table-cell office:value-type="float" office:value="5406433">
                <text:p>540643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72">
                <text:p>2472</text:p>
              </table:table-cell>
              <table:table-cell office:value-type="float" office:value="5410627">
                <text:p>541062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473">
                <text:p>2473</text:p>
              </table:table-cell>
              <table:table-cell office:value-type="float" office:value="5415233">
                <text:p>5415233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74">
                <text:p>2474</text:p>
              </table:table-cell>
              <table:table-cell office:value-type="float" office:value="5419145">
                <text:p>541914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475">
                <text:p>2475</text:p>
              </table:table-cell>
              <table:table-cell office:value-type="float" office:value="5423733">
                <text:p>542373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476">
                <text:p>2476</text:p>
              </table:table-cell>
              <table:table-cell office:value-type="float" office:value="5427968">
                <text:p>542796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477">
                <text:p>2477</text:p>
              </table:table-cell>
              <table:table-cell office:value-type="float" office:value="5432582">
                <text:p>543258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478">
                <text:p>2478</text:p>
              </table:table-cell>
              <table:table-cell office:value-type="float" office:value="5436789">
                <text:p>543678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479">
                <text:p>2479</text:p>
              </table:table-cell>
              <table:table-cell office:value-type="float" office:value="5440969">
                <text:p>544096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480">
                <text:p>2480</text:p>
              </table:table-cell>
              <table:table-cell office:value-type="float" office:value="5445592">
                <text:p>544559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81">
                <text:p>2481</text:p>
              </table:table-cell>
              <table:table-cell office:value-type="float" office:value="5449793">
                <text:p>544979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482">
                <text:p>2482</text:p>
              </table:table-cell>
              <table:table-cell office:value-type="float" office:value="5454191">
                <text:p>545419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483">
                <text:p>2483</text:p>
              </table:table-cell>
              <table:table-cell office:value-type="float" office:value="5458437">
                <text:p>545843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484">
                <text:p>2484</text:p>
              </table:table-cell>
              <table:table-cell office:value-type="float" office:value="5462686">
                <text:p>546268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485">
                <text:p>2485</text:p>
              </table:table-cell>
              <table:table-cell office:value-type="float" office:value="5467049">
                <text:p>546704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486">
                <text:p>2486</text:p>
              </table:table-cell>
              <table:table-cell office:value-type="float" office:value="5471415">
                <text:p>547141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487">
                <text:p>2487</text:p>
              </table:table-cell>
              <table:table-cell office:value-type="float" office:value="5475744">
                <text:p>5475744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488">
                <text:p>2488</text:p>
              </table:table-cell>
              <table:table-cell office:value-type="float" office:value="5480094">
                <text:p>548009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489">
                <text:p>2489</text:p>
              </table:table-cell>
              <table:table-cell office:value-type="float" office:value="5484275">
                <text:p>548427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90">
                <text:p>2490</text:p>
              </table:table-cell>
              <table:table-cell office:value-type="float" office:value="5488629">
                <text:p>548862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491">
                <text:p>2491</text:p>
              </table:table-cell>
              <table:table-cell office:value-type="float" office:value="5493078">
                <text:p>549307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492">
                <text:p>2492</text:p>
              </table:table-cell>
              <table:table-cell office:value-type="float" office:value="5497512">
                <text:p>549751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493">
                <text:p>2493</text:p>
              </table:table-cell>
              <table:table-cell office:value-type="float" office:value="5501719">
                <text:p>5501719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494">
                <text:p>2494</text:p>
              </table:table-cell>
              <table:table-cell office:value-type="float" office:value="5506117">
                <text:p>550611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495">
                <text:p>2495</text:p>
              </table:table-cell>
              <table:table-cell office:value-type="float" office:value="5510630">
                <text:p>551063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496">
                <text:p>2496</text:p>
              </table:table-cell>
              <table:table-cell office:value-type="float" office:value="5514691">
                <text:p>551469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497">
                <text:p>2497</text:p>
              </table:table-cell>
              <table:table-cell office:value-type="float" office:value="5519301">
                <text:p>551930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498">
                <text:p>2498</text:p>
              </table:table-cell>
              <table:table-cell office:value-type="float" office:value="5523597">
                <text:p>5523597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499">
                <text:p>2499</text:p>
              </table:table-cell>
              <table:table-cell office:value-type="float" office:value="5528094">
                <text:p>5528094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5532352">
                <text:p>553235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501">
                <text:p>2501</text:p>
              </table:table-cell>
              <table:table-cell office:value-type="float" office:value="5536663">
                <text:p>5536663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502">
                <text:p>2502</text:p>
              </table:table-cell>
              <table:table-cell office:value-type="float" office:value="5541156">
                <text:p>554115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03">
                <text:p>2503</text:p>
              </table:table-cell>
              <table:table-cell office:value-type="float" office:value="5545319">
                <text:p>554531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04">
                <text:p>2504</text:p>
              </table:table-cell>
              <table:table-cell office:value-type="float" office:value="5550064">
                <text:p>555006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05">
                <text:p>2505</text:p>
              </table:table-cell>
              <table:table-cell office:value-type="float" office:value="5554364">
                <text:p>555436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06">
                <text:p>2506</text:p>
              </table:table-cell>
              <table:table-cell office:value-type="float" office:value="5558959">
                <text:p>555895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7">
                <text:p>2507</text:p>
              </table:table-cell>
              <table:table-cell office:value-type="float" office:value="5563109">
                <text:p>5563109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08">
                <text:p>2508</text:p>
              </table:table-cell>
              <table:table-cell office:value-type="float" office:value="5567667">
                <text:p>5567667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09">
                <text:p>2509</text:p>
              </table:table-cell>
              <table:table-cell office:value-type="float" office:value="5571996">
                <text:p>5571996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10">
                <text:p>2510</text:p>
              </table:table-cell>
              <table:table-cell office:value-type="float" office:value="5576339">
                <text:p>557633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11">
                <text:p>2511</text:p>
              </table:table-cell>
              <table:table-cell office:value-type="float" office:value="5580737">
                <text:p>55807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12">
                <text:p>2512</text:p>
              </table:table-cell>
              <table:table-cell office:value-type="float" office:value="5585216">
                <text:p>558521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13">
                <text:p>2513</text:p>
              </table:table-cell>
              <table:table-cell office:value-type="float" office:value="5589660">
                <text:p>558966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14">
                <text:p>2514</text:p>
              </table:table-cell>
              <table:table-cell office:value-type="float" office:value="5594273">
                <text:p>559427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15">
                <text:p>2515</text:p>
              </table:table-cell>
              <table:table-cell office:value-type="float" office:value="5598607">
                <text:p>559860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16">
                <text:p>2516</text:p>
              </table:table-cell>
              <table:table-cell office:value-type="float" office:value="5602870">
                <text:p>560287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17">
                <text:p>2517</text:p>
              </table:table-cell>
              <table:table-cell office:value-type="float" office:value="5607360">
                <text:p>5607360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18">
                <text:p>2518</text:p>
              </table:table-cell>
              <table:table-cell office:value-type="float" office:value="5611479">
                <text:p>561147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19">
                <text:p>2519</text:p>
              </table:table-cell>
              <table:table-cell office:value-type="float" office:value="5615915">
                <text:p>561591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20">
                <text:p>2520</text:p>
              </table:table-cell>
              <table:table-cell office:value-type="float" office:value="5620250">
                <text:p>562025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21">
                <text:p>2521</text:p>
              </table:table-cell>
              <table:table-cell office:value-type="float" office:value="5624936">
                <text:p>5624936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22">
                <text:p>2522</text:p>
              </table:table-cell>
              <table:table-cell office:value-type="float" office:value="5629477">
                <text:p>562947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23">
                <text:p>2523</text:p>
              </table:table-cell>
              <table:table-cell office:value-type="float" office:value="5634097">
                <text:p>563409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24">
                <text:p>2524</text:p>
              </table:table-cell>
              <table:table-cell office:value-type="float" office:value="5638282">
                <text:p>563828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25">
                <text:p>2525</text:p>
              </table:table-cell>
              <table:table-cell office:value-type="float" office:value="5642881">
                <text:p>564288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26">
                <text:p>2526</text:p>
              </table:table-cell>
              <table:table-cell office:value-type="float" office:value="5646833">
                <text:p>564683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27">
                <text:p>2527</text:p>
              </table:table-cell>
              <table:table-cell office:value-type="float" office:value="5651769">
                <text:p>565176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28">
                <text:p>2528</text:p>
              </table:table-cell>
              <table:table-cell office:value-type="float" office:value="5655611">
                <text:p>565561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29">
                <text:p>2529</text:p>
              </table:table-cell>
              <table:table-cell office:value-type="float" office:value="5660876">
                <text:p>566087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30">
                <text:p>2530</text:p>
              </table:table-cell>
              <table:table-cell office:value-type="float" office:value="5664727">
                <text:p>566472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31">
                <text:p>2531</text:p>
              </table:table-cell>
              <table:table-cell office:value-type="float" office:value="5669655">
                <text:p>566965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32">
                <text:p>2532</text:p>
              </table:table-cell>
              <table:table-cell office:value-type="float" office:value="5673409">
                <text:p>567340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33">
                <text:p>2533</text:p>
              </table:table-cell>
              <table:table-cell office:value-type="float" office:value="5678240">
                <text:p>567824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34">
                <text:p>2534</text:p>
              </table:table-cell>
              <table:table-cell office:value-type="float" office:value="5682593">
                <text:p>568259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35">
                <text:p>2535</text:p>
              </table:table-cell>
              <table:table-cell office:value-type="float" office:value="5687158">
                <text:p>568715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36">
                <text:p>2536</text:p>
              </table:table-cell>
              <table:table-cell office:value-type="float" office:value="5691416">
                <text:p>5691416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37">
                <text:p>2537</text:p>
              </table:table-cell>
              <table:table-cell office:value-type="float" office:value="5696159">
                <text:p>5696159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38">
                <text:p>2538</text:p>
              </table:table-cell>
              <table:table-cell office:value-type="float" office:value="5700468">
                <text:p>570046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39">
                <text:p>2539</text:p>
              </table:table-cell>
              <table:table-cell office:value-type="float" office:value="5705435">
                <text:p>570543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40">
                <text:p>2540</text:p>
              </table:table-cell>
              <table:table-cell office:value-type="float" office:value="5709268">
                <text:p>570926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41">
                <text:p>2541</text:p>
              </table:table-cell>
              <table:table-cell office:value-type="float" office:value="5714647">
                <text:p>571464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42">
                <text:p>2542</text:p>
              </table:table-cell>
              <table:table-cell office:value-type="float" office:value="5717998">
                <text:p>5717998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43">
                <text:p>2543</text:p>
              </table:table-cell>
              <table:table-cell office:value-type="float" office:value="5723539">
                <text:p>572353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44">
                <text:p>2544</text:p>
              </table:table-cell>
              <table:table-cell office:value-type="float" office:value="5726985">
                <text:p>5726985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45">
                <text:p>2545</text:p>
              </table:table-cell>
              <table:table-cell office:value-type="float" office:value="5732507">
                <text:p>5732507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46">
                <text:p>2546</text:p>
              </table:table-cell>
              <table:table-cell office:value-type="float" office:value="5735938">
                <text:p>573593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47">
                <text:p>2547</text:p>
              </table:table-cell>
              <table:table-cell office:value-type="float" office:value="5741565">
                <text:p>574156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48">
                <text:p>2548</text:p>
              </table:table-cell>
              <table:table-cell office:value-type="float" office:value="5745001">
                <text:p>574500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49">
                <text:p>2549</text:p>
              </table:table-cell>
              <table:table-cell office:value-type="float" office:value="5750474">
                <text:p>5750474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5754193">
                <text:p>575419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51">
                <text:p>2551</text:p>
              </table:table-cell>
              <table:table-cell office:value-type="float" office:value="5759843">
                <text:p>575984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52">
                <text:p>2552</text:p>
              </table:table-cell>
              <table:table-cell office:value-type="float" office:value="5764446">
                <text:p>5764446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53">
                <text:p>2553</text:p>
              </table:table-cell>
              <table:table-cell office:value-type="float" office:value="5770210">
                <text:p>5770210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54">
                <text:p>2554</text:p>
              </table:table-cell>
              <table:table-cell office:value-type="float" office:value="5774909">
                <text:p>577490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55">
                <text:p>2555</text:p>
              </table:table-cell>
              <table:table-cell office:value-type="float" office:value="5780449">
                <text:p>57804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56">
                <text:p>2556</text:p>
              </table:table-cell>
              <table:table-cell office:value-type="float" office:value="5785133">
                <text:p>5785133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57">
                <text:p>2557</text:p>
              </table:table-cell>
              <table:table-cell office:value-type="float" office:value="5790677">
                <text:p>579067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58">
                <text:p>2558</text:p>
              </table:table-cell>
              <table:table-cell office:value-type="float" office:value="5794505">
                <text:p>579450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59">
                <text:p>2559</text:p>
              </table:table-cell>
              <table:table-cell office:value-type="float" office:value="5799834">
                <text:p>579983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60">
                <text:p>2560</text:p>
              </table:table-cell>
              <table:table-cell office:value-type="float" office:value="5803224">
                <text:p>5803224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61">
                <text:p>2561</text:p>
              </table:table-cell>
              <table:table-cell office:value-type="float" office:value="5808772">
                <text:p>580877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62">
                <text:p>2562</text:p>
              </table:table-cell>
              <table:table-cell office:value-type="float" office:value="5812377">
                <text:p>5812377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63">
                <text:p>2563</text:p>
              </table:table-cell>
              <table:table-cell office:value-type="float" office:value="5817950">
                <text:p>581795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64">
                <text:p>2564</text:p>
              </table:table-cell>
              <table:table-cell office:value-type="float" office:value="5821350">
                <text:p>582135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65">
                <text:p>2565</text:p>
              </table:table-cell>
              <table:table-cell office:value-type="float" office:value="5826983">
                <text:p>582698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66">
                <text:p>2566</text:p>
              </table:table-cell>
              <table:table-cell office:value-type="float" office:value="5830422">
                <text:p>5830422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67">
                <text:p>2567</text:p>
              </table:table-cell>
              <table:table-cell office:value-type="float" office:value="5835865">
                <text:p>583586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68">
                <text:p>2568</text:p>
              </table:table-cell>
              <table:table-cell office:value-type="float" office:value="5839598">
                <text:p>5839598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69">
                <text:p>2569</text:p>
              </table:table-cell>
              <table:table-cell office:value-type="float" office:value="5844616">
                <text:p>584461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70">
                <text:p>2570</text:p>
              </table:table-cell>
              <table:table-cell office:value-type="float" office:value="5848865">
                <text:p>584886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71">
                <text:p>2571</text:p>
              </table:table-cell>
              <table:table-cell office:value-type="float" office:value="5853776">
                <text:p>5853776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72">
                <text:p>2572</text:p>
              </table:table-cell>
              <table:table-cell office:value-type="float" office:value="5858152">
                <text:p>585815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73">
                <text:p>2573</text:p>
              </table:table-cell>
              <table:table-cell office:value-type="float" office:value="5862786">
                <text:p>586278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74">
                <text:p>2574</text:p>
              </table:table-cell>
              <table:table-cell office:value-type="float" office:value="5867191">
                <text:p>586719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75">
                <text:p>2575</text:p>
              </table:table-cell>
              <table:table-cell office:value-type="float" office:value="5872011">
                <text:p>587201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76">
                <text:p>2576</text:p>
              </table:table-cell>
              <table:table-cell office:value-type="float" office:value="5875920">
                <text:p>587592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77">
                <text:p>2577</text:p>
              </table:table-cell>
              <table:table-cell office:value-type="float" office:value="5880824">
                <text:p>588082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78">
                <text:p>2578</text:p>
              </table:table-cell>
              <table:table-cell office:value-type="float" office:value="5884753">
                <text:p>588475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79">
                <text:p>2579</text:p>
              </table:table-cell>
              <table:table-cell office:value-type="float" office:value="5890092">
                <text:p>589009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80">
                <text:p>2580</text:p>
              </table:table-cell>
              <table:table-cell office:value-type="float" office:value="5894131">
                <text:p>5894131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81">
                <text:p>2581</text:p>
              </table:table-cell>
              <table:table-cell office:value-type="float" office:value="5899201">
                <text:p>589920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82">
                <text:p>2582</text:p>
              </table:table-cell>
              <table:table-cell office:value-type="float" office:value="5903203">
                <text:p>590320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83">
                <text:p>2583</text:p>
              </table:table-cell>
              <table:table-cell office:value-type="float" office:value="5908080">
                <text:p>590808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84">
                <text:p>2584</text:p>
              </table:table-cell>
              <table:table-cell office:value-type="float" office:value="5912336">
                <text:p>5912336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85">
                <text:p>2585</text:p>
              </table:table-cell>
              <table:table-cell office:value-type="float" office:value="5917059">
                <text:p>5917059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86">
                <text:p>2586</text:p>
              </table:table-cell>
              <table:table-cell office:value-type="float" office:value="5921403">
                <text:p>592140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87">
                <text:p>2587</text:p>
              </table:table-cell>
              <table:table-cell office:value-type="float" office:value="5926259">
                <text:p>5926259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88">
                <text:p>2588</text:p>
              </table:table-cell>
              <table:table-cell office:value-type="float" office:value="5930714">
                <text:p>5930714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89">
                <text:p>2589</text:p>
              </table:table-cell>
              <table:table-cell office:value-type="float" office:value="5935509">
                <text:p>5935509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90">
                <text:p>2590</text:p>
              </table:table-cell>
              <table:table-cell office:value-type="float" office:value="5939755">
                <text:p>593975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591">
                <text:p>2591</text:p>
              </table:table-cell>
              <table:table-cell office:value-type="float" office:value="5944470">
                <text:p>594447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592">
                <text:p>2592</text:p>
              </table:table-cell>
              <table:table-cell office:value-type="float" office:value="5948799">
                <text:p>594879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593">
                <text:p>2593</text:p>
              </table:table-cell>
              <table:table-cell office:value-type="float" office:value="5953220">
                <text:p>5953220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594">
                <text:p>2594</text:p>
              </table:table-cell>
              <table:table-cell office:value-type="float" office:value="5957869">
                <text:p>595786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595">
                <text:p>2595</text:p>
              </table:table-cell>
              <table:table-cell office:value-type="float" office:value="5962495">
                <text:p>596249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596">
                <text:p>2596</text:p>
              </table:table-cell>
              <table:table-cell office:value-type="float" office:value="5967201">
                <text:p>5967201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597">
                <text:p>2597</text:p>
              </table:table-cell>
              <table:table-cell office:value-type="float" office:value="5971755">
                <text:p>5971755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598">
                <text:p>2598</text:p>
              </table:table-cell>
              <table:table-cell office:value-type="float" office:value="5976166">
                <text:p>5976166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599">
                <text:p>2599</text:p>
              </table:table-cell>
              <table:table-cell office:value-type="float" office:value="5980767">
                <text:p>598076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5985452">
                <text:p>5985452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601">
                <text:p>2601</text:p>
              </table:table-cell>
              <table:table-cell office:value-type="float" office:value="5989882">
                <text:p>5989882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602">
                <text:p>2602</text:p>
              </table:table-cell>
              <table:table-cell office:value-type="float" office:value="5994589">
                <text:p>599458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603">
                <text:p>2603</text:p>
              </table:table-cell>
              <table:table-cell office:value-type="float" office:value="5999005">
                <text:p>599900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604">
                <text:p>2604</text:p>
              </table:table-cell>
              <table:table-cell office:value-type="float" office:value="6003855">
                <text:p>6003855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605">
                <text:p>2605</text:p>
              </table:table-cell>
              <table:table-cell office:value-type="float" office:value="6007974">
                <text:p>6007974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606">
                <text:p>2606</text:p>
              </table:table-cell>
              <table:table-cell office:value-type="float" office:value="6012805">
                <text:p>601280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607">
                <text:p>2607</text:p>
              </table:table-cell>
              <table:table-cell office:value-type="float" office:value="6017264">
                <text:p>6017264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608">
                <text:p>2608</text:p>
              </table:table-cell>
              <table:table-cell office:value-type="float" office:value="6022122">
                <text:p>602212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609">
                <text:p>2609</text:p>
              </table:table-cell>
              <table:table-cell office:value-type="float" office:value="6026551">
                <text:p>602655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610">
                <text:p>2610</text:p>
              </table:table-cell>
              <table:table-cell office:value-type="float" office:value="6030952">
                <text:p>603095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611">
                <text:p>2611</text:p>
              </table:table-cell>
              <table:table-cell office:value-type="float" office:value="6035819">
                <text:p>6035819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612">
                <text:p>2612</text:p>
              </table:table-cell>
              <table:table-cell office:value-type="float" office:value="6040242">
                <text:p>60402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613">
                <text:p>2613</text:p>
              </table:table-cell>
              <table:table-cell office:value-type="float" office:value="6044872">
                <text:p>604487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614">
                <text:p>2614</text:p>
              </table:table-cell>
              <table:table-cell office:value-type="float" office:value="6049342">
                <text:p>604934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615">
                <text:p>2615</text:p>
              </table:table-cell>
              <table:table-cell office:value-type="float" office:value="6053815">
                <text:p>605381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616">
                <text:p>2616</text:p>
              </table:table-cell>
              <table:table-cell office:value-type="float" office:value="6058408">
                <text:p>605840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617">
                <text:p>2617</text:p>
              </table:table-cell>
              <table:table-cell office:value-type="float" office:value="6063004">
                <text:p>6063004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618">
                <text:p>2618</text:p>
              </table:table-cell>
              <table:table-cell office:value-type="float" office:value="6067561">
                <text:p>606756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619">
                <text:p>2619</text:p>
              </table:table-cell>
              <table:table-cell office:value-type="float" office:value="6072140">
                <text:p>607214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620">
                <text:p>2620</text:p>
              </table:table-cell>
              <table:table-cell office:value-type="float" office:value="6076541">
                <text:p>6076541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621">
                <text:p>2621</text:p>
              </table:table-cell>
              <table:table-cell office:value-type="float" office:value="6081124">
                <text:p>608112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622">
                <text:p>2622</text:p>
              </table:table-cell>
              <table:table-cell office:value-type="float" office:value="6085807">
                <text:p>6085807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623">
                <text:p>2623</text:p>
              </table:table-cell>
              <table:table-cell office:value-type="float" office:value="6090474">
                <text:p>6090474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624">
                <text:p>2624</text:p>
              </table:table-cell>
              <table:table-cell office:value-type="float" office:value="6094902">
                <text:p>609490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625">
                <text:p>2625</text:p>
              </table:table-cell>
              <table:table-cell office:value-type="float" office:value="6099531">
                <text:p>609953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626">
                <text:p>2626</text:p>
              </table:table-cell>
              <table:table-cell office:value-type="float" office:value="6104281">
                <text:p>6104281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627">
                <text:p>2627</text:p>
              </table:table-cell>
              <table:table-cell office:value-type="float" office:value="6108555">
                <text:p>610855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28">
                <text:p>2628</text:p>
              </table:table-cell>
              <table:table-cell office:value-type="float" office:value="6113407">
                <text:p>611340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629">
                <text:p>2629</text:p>
              </table:table-cell>
              <table:table-cell office:value-type="float" office:value="6117928">
                <text:p>611792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630">
                <text:p>2630</text:p>
              </table:table-cell>
              <table:table-cell office:value-type="float" office:value="6122661">
                <text:p>6122661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631">
                <text:p>2631</text:p>
              </table:table-cell>
              <table:table-cell office:value-type="float" office:value="6127142">
                <text:p>612714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632">
                <text:p>2632</text:p>
              </table:table-cell>
              <table:table-cell office:value-type="float" office:value="6131679">
                <text:p>613167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33">
                <text:p>2633</text:p>
              </table:table-cell>
              <table:table-cell office:value-type="float" office:value="6136407">
                <text:p>613640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34">
                <text:p>2634</text:p>
              </table:table-cell>
              <table:table-cell office:value-type="float" office:value="6140788">
                <text:p>6140788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635">
                <text:p>2635</text:p>
              </table:table-cell>
              <table:table-cell office:value-type="float" office:value="6145781">
                <text:p>6145781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636">
                <text:p>2636</text:p>
              </table:table-cell>
              <table:table-cell office:value-type="float" office:value="6150306">
                <text:p>615030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637">
                <text:p>2637</text:p>
              </table:table-cell>
              <table:table-cell office:value-type="float" office:value="6155141">
                <text:p>6155141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638">
                <text:p>2638</text:p>
              </table:table-cell>
              <table:table-cell office:value-type="float" office:value="6159508">
                <text:p>615950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39">
                <text:p>2639</text:p>
              </table:table-cell>
              <table:table-cell office:value-type="float" office:value="6164304">
                <text:p>6164304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6168859">
                <text:p>61688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41">
                <text:p>2641</text:p>
              </table:table-cell>
              <table:table-cell office:value-type="float" office:value="6173429">
                <text:p>6173429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642">
                <text:p>2642</text:p>
              </table:table-cell>
              <table:table-cell office:value-type="float" office:value="6178056">
                <text:p>6178056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43">
                <text:p>2643</text:p>
              </table:table-cell>
              <table:table-cell office:value-type="float" office:value="6182769">
                <text:p>6182769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644">
                <text:p>2644</text:p>
              </table:table-cell>
              <table:table-cell office:value-type="float" office:value="6187444">
                <text:p>618744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45">
                <text:p>2645</text:p>
              </table:table-cell>
              <table:table-cell office:value-type="float" office:value="6192298">
                <text:p>619229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646">
                <text:p>2646</text:p>
              </table:table-cell>
              <table:table-cell office:value-type="float" office:value="6196857">
                <text:p>619685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647">
                <text:p>2647</text:p>
              </table:table-cell>
              <table:table-cell office:value-type="float" office:value="6201343">
                <text:p>620134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648">
                <text:p>2648</text:p>
              </table:table-cell>
              <table:table-cell office:value-type="float" office:value="6206066">
                <text:p>6206066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649">
                <text:p>2649</text:p>
              </table:table-cell>
              <table:table-cell office:value-type="float" office:value="6210400">
                <text:p>621040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6215066">
                <text:p>6215066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651">
                <text:p>2651</text:p>
              </table:table-cell>
              <table:table-cell office:value-type="float" office:value="6219627">
                <text:p>621962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652">
                <text:p>2652</text:p>
              </table:table-cell>
              <table:table-cell office:value-type="float" office:value="6224556">
                <text:p>622455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53">
                <text:p>2653</text:p>
              </table:table-cell>
              <table:table-cell office:value-type="float" office:value="6229333">
                <text:p>622933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54">
                <text:p>2654</text:p>
              </table:table-cell>
              <table:table-cell office:value-type="float" office:value="6234193">
                <text:p>623419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6238595">
                <text:p>623859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656">
                <text:p>2656</text:p>
              </table:table-cell>
              <table:table-cell office:value-type="float" office:value="6243433">
                <text:p>624343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657">
                <text:p>2657</text:p>
              </table:table-cell>
              <table:table-cell office:value-type="float" office:value="6247590">
                <text:p>6247590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58">
                <text:p>2658</text:p>
              </table:table-cell>
              <table:table-cell office:value-type="float" office:value="6252782">
                <text:p>625278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659">
                <text:p>2659</text:p>
              </table:table-cell>
              <table:table-cell office:value-type="float" office:value="6256823">
                <text:p>625682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60">
                <text:p>2660</text:p>
              </table:table-cell>
              <table:table-cell office:value-type="float" office:value="6262361">
                <text:p>626236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61">
                <text:p>2661</text:p>
              </table:table-cell>
              <table:table-cell office:value-type="float" office:value="6266411">
                <text:p>6266411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662">
                <text:p>2662</text:p>
              </table:table-cell>
              <table:table-cell office:value-type="float" office:value="6271594">
                <text:p>6271594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663">
                <text:p>2663</text:p>
              </table:table-cell>
              <table:table-cell office:value-type="float" office:value="6275542">
                <text:p>627554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64">
                <text:p>2664</text:p>
              </table:table-cell>
              <table:table-cell office:value-type="float" office:value="6280623">
                <text:p>6280623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65">
                <text:p>2665</text:p>
              </table:table-cell>
              <table:table-cell office:value-type="float" office:value="6285201">
                <text:p>628520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666">
                <text:p>2666</text:p>
              </table:table-cell>
              <table:table-cell office:value-type="float" office:value="6290002">
                <text:p>6290002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667">
                <text:p>2667</text:p>
              </table:table-cell>
              <table:table-cell office:value-type="float" office:value="6294480">
                <text:p>629448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668">
                <text:p>2668</text:p>
              </table:table-cell>
              <table:table-cell office:value-type="float" office:value="6299468">
                <text:p>6299468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669">
                <text:p>2669</text:p>
              </table:table-cell>
              <table:table-cell office:value-type="float" office:value="6303999">
                <text:p>6303999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670">
                <text:p>2670</text:p>
              </table:table-cell>
              <table:table-cell office:value-type="float" office:value="6309223">
                <text:p>6309223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71">
                <text:p>2671</text:p>
              </table:table-cell>
              <table:table-cell office:value-type="float" office:value="6313253">
                <text:p>6313253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672">
                <text:p>2672</text:p>
              </table:table-cell>
              <table:table-cell office:value-type="float" office:value="6318910">
                <text:p>63189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673">
                <text:p>2673</text:p>
              </table:table-cell>
              <table:table-cell office:value-type="float" office:value="6322433">
                <text:p>6322433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74">
                <text:p>2674</text:p>
              </table:table-cell>
              <table:table-cell office:value-type="float" office:value="6328260">
                <text:p>632826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75">
                <text:p>2675</text:p>
              </table:table-cell>
              <table:table-cell office:value-type="float" office:value="6331883">
                <text:p>633188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76">
                <text:p>2676</text:p>
              </table:table-cell>
              <table:table-cell office:value-type="float" office:value="6337690">
                <text:p>633769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677">
                <text:p>2677</text:p>
              </table:table-cell>
              <table:table-cell office:value-type="float" office:value="6341297">
                <text:p>6341297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678">
                <text:p>2678</text:p>
              </table:table-cell>
              <table:table-cell office:value-type="float" office:value="6347214">
                <text:p>6347214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679">
                <text:p>2679</text:p>
              </table:table-cell>
              <table:table-cell office:value-type="float" office:value="6350826">
                <text:p>635082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680">
                <text:p>2680</text:p>
              </table:table-cell>
              <table:table-cell office:value-type="float" office:value="6356581">
                <text:p>635658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681">
                <text:p>2681</text:p>
              </table:table-cell>
              <table:table-cell office:value-type="float" office:value="6360490">
                <text:p>636049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682">
                <text:p>2682</text:p>
              </table:table-cell>
              <table:table-cell office:value-type="float" office:value="6366430">
                <text:p>636643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83">
                <text:p>2683</text:p>
              </table:table-cell>
              <table:table-cell office:value-type="float" office:value="6371269">
                <text:p>6371269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684">
                <text:p>2684</text:p>
              </table:table-cell>
              <table:table-cell office:value-type="float" office:value="6377329">
                <text:p>6377329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685">
                <text:p>2685</text:p>
              </table:table-cell>
              <table:table-cell office:value-type="float" office:value="6382269">
                <text:p>6382269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686">
                <text:p>2686</text:p>
              </table:table-cell>
              <table:table-cell office:value-type="float" office:value="6388093">
                <text:p>6388093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687">
                <text:p>2687</text:p>
              </table:table-cell>
              <table:table-cell office:value-type="float" office:value="6393017">
                <text:p>6393017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688">
                <text:p>2688</text:p>
              </table:table-cell>
              <table:table-cell office:value-type="float" office:value="6398845">
                <text:p>6398845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689">
                <text:p>2689</text:p>
              </table:table-cell>
              <table:table-cell office:value-type="float" office:value="6402870">
                <text:p>640287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690">
                <text:p>2690</text:p>
              </table:table-cell>
              <table:table-cell office:value-type="float" office:value="6408471">
                <text:p>6408471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691">
                <text:p>2691</text:p>
              </table:table-cell>
              <table:table-cell office:value-type="float" office:value="6412035">
                <text:p>641203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692">
                <text:p>2692</text:p>
              </table:table-cell>
              <table:table-cell office:value-type="float" office:value="6417866">
                <text:p>6417866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693">
                <text:p>2693</text:p>
              </table:table-cell>
              <table:table-cell office:value-type="float" office:value="6421656">
                <text:p>6421656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694">
                <text:p>2694</text:p>
              </table:table-cell>
              <table:table-cell office:value-type="float" office:value="6427513">
                <text:p>6427513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695">
                <text:p>2695</text:p>
              </table:table-cell>
              <table:table-cell office:value-type="float" office:value="6431087">
                <text:p>643108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696">
                <text:p>2696</text:p>
              </table:table-cell>
              <table:table-cell office:value-type="float" office:value="6437007">
                <text:p>64370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697">
                <text:p>2697</text:p>
              </table:table-cell>
              <table:table-cell office:value-type="float" office:value="6440622">
                <text:p>6440622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698">
                <text:p>2698</text:p>
              </table:table-cell>
              <table:table-cell office:value-type="float" office:value="6446342">
                <text:p>644634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699">
                <text:p>2699</text:p>
              </table:table-cell>
              <table:table-cell office:value-type="float" office:value="6450266">
                <text:p>6450266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6455539">
                <text:p>645553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701">
                <text:p>2701</text:p>
              </table:table-cell>
              <table:table-cell office:value-type="float" office:value="6460005">
                <text:p>646000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702">
                <text:p>2702</text:p>
              </table:table-cell>
              <table:table-cell office:value-type="float" office:value="6465166">
                <text:p>646516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703">
                <text:p>2703</text:p>
              </table:table-cell>
              <table:table-cell office:value-type="float" office:value="6469765">
                <text:p>646976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704">
                <text:p>2704</text:p>
              </table:table-cell>
              <table:table-cell office:value-type="float" office:value="6474635">
                <text:p>6474635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705">
                <text:p>2705</text:p>
              </table:table-cell>
              <table:table-cell office:value-type="float" office:value="6479264">
                <text:p>647926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706">
                <text:p>2706</text:p>
              </table:table-cell>
              <table:table-cell office:value-type="float" office:value="6484329">
                <text:p>64843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07">
                <text:p>2707</text:p>
              </table:table-cell>
              <table:table-cell office:value-type="float" office:value="6488437">
                <text:p>648843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708">
                <text:p>2708</text:p>
              </table:table-cell>
              <table:table-cell office:value-type="float" office:value="6493590">
                <text:p>649359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709">
                <text:p>2709</text:p>
              </table:table-cell>
              <table:table-cell office:value-type="float" office:value="6497719">
                <text:p>6497719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710">
                <text:p>2710</text:p>
              </table:table-cell>
              <table:table-cell office:value-type="float" office:value="6503329">
                <text:p>6503329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711">
                <text:p>2711</text:p>
              </table:table-cell>
              <table:table-cell office:value-type="float" office:value="6507573">
                <text:p>650757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712">
                <text:p>2712</text:p>
              </table:table-cell>
              <table:table-cell office:value-type="float" office:value="6512900">
                <text:p>651290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13">
                <text:p>2713</text:p>
              </table:table-cell>
              <table:table-cell office:value-type="float" office:value="6517105">
                <text:p>651710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714">
                <text:p>2714</text:p>
              </table:table-cell>
              <table:table-cell office:value-type="float" office:value="6522229">
                <text:p>652222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715">
                <text:p>2715</text:p>
              </table:table-cell>
              <table:table-cell office:value-type="float" office:value="6526701">
                <text:p>652670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716">
                <text:p>2716</text:p>
              </table:table-cell>
              <table:table-cell office:value-type="float" office:value="6531663">
                <text:p>6531663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717">
                <text:p>2717</text:p>
              </table:table-cell>
              <table:table-cell office:value-type="float" office:value="6536227">
                <text:p>653622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718">
                <text:p>2718</text:p>
              </table:table-cell>
              <table:table-cell office:value-type="float" office:value="6541329">
                <text:p>654132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19">
                <text:p>2719</text:p>
              </table:table-cell>
              <table:table-cell office:value-type="float" office:value="6546009">
                <text:p>6546009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720">
                <text:p>2720</text:p>
              </table:table-cell>
              <table:table-cell office:value-type="float" office:value="6551047">
                <text:p>6551047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21">
                <text:p>2721</text:p>
              </table:table-cell>
              <table:table-cell office:value-type="float" office:value="6555507">
                <text:p>6555507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722">
                <text:p>2722</text:p>
              </table:table-cell>
              <table:table-cell office:value-type="float" office:value="6560461">
                <text:p>6560461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723">
                <text:p>2723</text:p>
              </table:table-cell>
              <table:table-cell office:value-type="float" office:value="6565008">
                <text:p>6565008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6569653">
                <text:p>656965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25">
                <text:p>2725</text:p>
              </table:table-cell>
              <table:table-cell office:value-type="float" office:value="6574536">
                <text:p>6574536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726">
                <text:p>2726</text:p>
              </table:table-cell>
              <table:table-cell office:value-type="float" office:value="6579396">
                <text:p>6579396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727">
                <text:p>2727</text:p>
              </table:table-cell>
              <table:table-cell office:value-type="float" office:value="6584339">
                <text:p>658433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728">
                <text:p>2728</text:p>
              </table:table-cell>
              <table:table-cell office:value-type="float" office:value="6589123">
                <text:p>6589123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729">
                <text:p>2729</text:p>
              </table:table-cell>
              <table:table-cell office:value-type="float" office:value="6593756">
                <text:p>6593756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730">
                <text:p>2730</text:p>
              </table:table-cell>
              <table:table-cell office:value-type="float" office:value="6598589">
                <text:p>6598589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31">
                <text:p>2731</text:p>
              </table:table-cell>
              <table:table-cell office:value-type="float" office:value="6603510">
                <text:p>6603510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732">
                <text:p>2732</text:p>
              </table:table-cell>
              <table:table-cell office:value-type="float" office:value="6608163">
                <text:p>660816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733">
                <text:p>2733</text:p>
              </table:table-cell>
              <table:table-cell office:value-type="float" office:value="6613107">
                <text:p>661310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734">
                <text:p>2734</text:p>
              </table:table-cell>
              <table:table-cell office:value-type="float" office:value="6617745">
                <text:p>6617745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735">
                <text:p>2735</text:p>
              </table:table-cell>
              <table:table-cell office:value-type="float" office:value="6622839">
                <text:p>662283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736">
                <text:p>2736</text:p>
              </table:table-cell>
              <table:table-cell office:value-type="float" office:value="6627165">
                <text:p>662716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737">
                <text:p>2737</text:p>
              </table:table-cell>
              <table:table-cell office:value-type="float" office:value="6632239">
                <text:p>663223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738">
                <text:p>2738</text:p>
              </table:table-cell>
              <table:table-cell office:value-type="float" office:value="6636922">
                <text:p>663692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739">
                <text:p>2739</text:p>
              </table:table-cell>
              <table:table-cell office:value-type="float" office:value="6642024">
                <text:p>6642024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740">
                <text:p>2740</text:p>
              </table:table-cell>
              <table:table-cell office:value-type="float" office:value="6646675">
                <text:p>664667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741">
                <text:p>2741</text:p>
              </table:table-cell>
              <table:table-cell office:value-type="float" office:value="6651297">
                <text:p>6651297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742">
                <text:p>2742</text:p>
              </table:table-cell>
              <table:table-cell office:value-type="float" office:value="6656408">
                <text:p>665640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743">
                <text:p>2743</text:p>
              </table:table-cell>
              <table:table-cell office:value-type="float" office:value="6661053">
                <text:p>6661053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744">
                <text:p>2744</text:p>
              </table:table-cell>
              <table:table-cell office:value-type="float" office:value="6665915">
                <text:p>666591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745">
                <text:p>2745</text:p>
              </table:table-cell>
              <table:table-cell office:value-type="float" office:value="6670609">
                <text:p>6670609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746">
                <text:p>2746</text:p>
              </table:table-cell>
              <table:table-cell office:value-type="float" office:value="6675306">
                <text:p>6675306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747">
                <text:p>2747</text:p>
              </table:table-cell>
              <table:table-cell office:value-type="float" office:value="6680129">
                <text:p>668012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748">
                <text:p>2748</text:p>
              </table:table-cell>
              <table:table-cell office:value-type="float" office:value="6684955">
                <text:p>668495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749">
                <text:p>2749</text:p>
              </table:table-cell>
              <table:table-cell office:value-type="float" office:value="6689740">
                <text:p>6689740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6694548">
                <text:p>669454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51">
                <text:p>2751</text:p>
              </table:table-cell>
              <table:table-cell office:value-type="float" office:value="6699169">
                <text:p>669916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752">
                <text:p>2752</text:p>
              </table:table-cell>
              <table:table-cell office:value-type="float" office:value="6703981">
                <text:p>670398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753">
                <text:p>2753</text:p>
              </table:table-cell>
              <table:table-cell office:value-type="float" office:value="6708898">
                <text:p>6708898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754">
                <text:p>2754</text:p>
              </table:table-cell>
              <table:table-cell office:value-type="float" office:value="6713798">
                <text:p>6713798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755">
                <text:p>2755</text:p>
              </table:table-cell>
              <table:table-cell office:value-type="float" office:value="6718447">
                <text:p>6718447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756">
                <text:p>2756</text:p>
              </table:table-cell>
              <table:table-cell office:value-type="float" office:value="6723307">
                <text:p>6723307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757">
                <text:p>2757</text:p>
              </table:table-cell>
              <table:table-cell office:value-type="float" office:value="6728294">
                <text:p>6728294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758">
                <text:p>2758</text:p>
              </table:table-cell>
              <table:table-cell office:value-type="float" office:value="6732781">
                <text:p>673278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59">
                <text:p>2759</text:p>
              </table:table-cell>
              <table:table-cell office:value-type="float" office:value="6737875">
                <text:p>673787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760">
                <text:p>2760</text:p>
              </table:table-cell>
              <table:table-cell office:value-type="float" office:value="6742621">
                <text:p>674262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761">
                <text:p>2761</text:p>
              </table:table-cell>
              <table:table-cell office:value-type="float" office:value="6747590">
                <text:p>6747590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762">
                <text:p>2762</text:p>
              </table:table-cell>
              <table:table-cell office:value-type="float" office:value="6752294">
                <text:p>6752294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763">
                <text:p>2763</text:p>
              </table:table-cell>
              <table:table-cell office:value-type="float" office:value="6757057">
                <text:p>675705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764">
                <text:p>2764</text:p>
              </table:table-cell>
              <table:table-cell office:value-type="float" office:value="6762020">
                <text:p>6762020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765">
                <text:p>2765</text:p>
              </table:table-cell>
              <table:table-cell office:value-type="float" office:value="6766619">
                <text:p>676661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766">
                <text:p>2766</text:p>
              </table:table-cell>
              <table:table-cell office:value-type="float" office:value="6771860">
                <text:p>6771860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767">
                <text:p>2767</text:p>
              </table:table-cell>
              <table:table-cell office:value-type="float" office:value="6776610">
                <text:p>677661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68">
                <text:p>2768</text:p>
              </table:table-cell>
              <table:table-cell office:value-type="float" office:value="6781685">
                <text:p>678168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769">
                <text:p>2769</text:p>
              </table:table-cell>
              <table:table-cell office:value-type="float" office:value="6786269">
                <text:p>6786269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70">
                <text:p>2770</text:p>
              </table:table-cell>
              <table:table-cell office:value-type="float" office:value="6791303">
                <text:p>6791303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771">
                <text:p>2771</text:p>
              </table:table-cell>
              <table:table-cell office:value-type="float" office:value="6796084">
                <text:p>679608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772">
                <text:p>2772</text:p>
              </table:table-cell>
              <table:table-cell office:value-type="float" office:value="6800881">
                <text:p>6800881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773">
                <text:p>2773</text:p>
              </table:table-cell>
              <table:table-cell office:value-type="float" office:value="6805737">
                <text:p>6805737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774">
                <text:p>2774</text:p>
              </table:table-cell>
              <table:table-cell office:value-type="float" office:value="6810684">
                <text:p>681068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775">
                <text:p>2775</text:p>
              </table:table-cell>
              <table:table-cell office:value-type="float" office:value="6815590">
                <text:p>681559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776">
                <text:p>2776</text:p>
              </table:table-cell>
              <table:table-cell office:value-type="float" office:value="6820685">
                <text:p>6820685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77">
                <text:p>2777</text:p>
              </table:table-cell>
              <table:table-cell office:value-type="float" office:value="6825469">
                <text:p>6825469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778">
                <text:p>2778</text:p>
              </table:table-cell>
              <table:table-cell office:value-type="float" office:value="6830178">
                <text:p>683017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779">
                <text:p>2779</text:p>
              </table:table-cell>
              <table:table-cell office:value-type="float" office:value="6835134">
                <text:p>683513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780">
                <text:p>2780</text:p>
              </table:table-cell>
              <table:table-cell office:value-type="float" office:value="6839683">
                <text:p>683968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781">
                <text:p>2781</text:p>
              </table:table-cell>
              <table:table-cell office:value-type="float" office:value="6844579">
                <text:p>684457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782">
                <text:p>2782</text:p>
              </table:table-cell>
              <table:table-cell office:value-type="float" office:value="6849366">
                <text:p>6849366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783">
                <text:p>2783</text:p>
              </table:table-cell>
              <table:table-cell office:value-type="float" office:value="6854538">
                <text:p>685453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6859551">
                <text:p>685955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785">
                <text:p>2785</text:p>
              </table:table-cell>
              <table:table-cell office:value-type="float" office:value="6864651">
                <text:p>686465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786">
                <text:p>2786</text:p>
              </table:table-cell>
              <table:table-cell office:value-type="float" office:value="6869270">
                <text:p>6869270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787">
                <text:p>2787</text:p>
              </table:table-cell>
              <table:table-cell office:value-type="float" office:value="6874347">
                <text:p>6874347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788">
                <text:p>2788</text:p>
              </table:table-cell>
              <table:table-cell office:value-type="float" office:value="6878709">
                <text:p>687870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789">
                <text:p>2789</text:p>
              </table:table-cell>
              <table:table-cell office:value-type="float" office:value="6884157">
                <text:p>688415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790">
                <text:p>2790</text:p>
              </table:table-cell>
              <table:table-cell office:value-type="float" office:value="6888397">
                <text:p>6888397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791">
                <text:p>2791</text:p>
              </table:table-cell>
              <table:table-cell office:value-type="float" office:value="6894208">
                <text:p>689420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792">
                <text:p>2792</text:p>
              </table:table-cell>
              <table:table-cell office:value-type="float" office:value="6898457">
                <text:p>689845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93">
                <text:p>2793</text:p>
              </table:table-cell>
              <table:table-cell office:value-type="float" office:value="6903895">
                <text:p>6903895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6908037">
                <text:p>690803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795">
                <text:p>2795</text:p>
              </table:table-cell>
              <table:table-cell office:value-type="float" office:value="6913368">
                <text:p>6913368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796">
                <text:p>2796</text:p>
              </table:table-cell>
              <table:table-cell office:value-type="float" office:value="6918171">
                <text:p>6918171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97">
                <text:p>2797</text:p>
              </table:table-cell>
              <table:table-cell office:value-type="float" office:value="6923208">
                <text:p>692320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798">
                <text:p>2798</text:p>
              </table:table-cell>
              <table:table-cell office:value-type="float" office:value="6927906">
                <text:p>692790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799">
                <text:p>2799</text:p>
              </table:table-cell>
              <table:table-cell office:value-type="float" office:value="6933139">
                <text:p>693313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6937892">
                <text:p>693789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801">
                <text:p>2801</text:p>
              </table:table-cell>
              <table:table-cell office:value-type="float" office:value="6943373">
                <text:p>6943373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802">
                <text:p>2802</text:p>
              </table:table-cell>
              <table:table-cell office:value-type="float" office:value="6947600">
                <text:p>694760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803">
                <text:p>2803</text:p>
              </table:table-cell>
              <table:table-cell office:value-type="float" office:value="6953535">
                <text:p>695353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804">
                <text:p>2804</text:p>
              </table:table-cell>
              <table:table-cell office:value-type="float" office:value="6957230">
                <text:p>6957230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05">
                <text:p>2805</text:p>
              </table:table-cell>
              <table:table-cell office:value-type="float" office:value="6963343">
                <text:p>6963343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806">
                <text:p>2806</text:p>
              </table:table-cell>
              <table:table-cell office:value-type="float" office:value="6967143">
                <text:p>6967143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807">
                <text:p>2807</text:p>
              </table:table-cell>
              <table:table-cell office:value-type="float" office:value="6973235">
                <text:p>6973235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808">
                <text:p>2808</text:p>
              </table:table-cell>
              <table:table-cell office:value-type="float" office:value="6977018">
                <text:p>697701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809">
                <text:p>2809</text:p>
              </table:table-cell>
              <table:table-cell office:value-type="float" office:value="6983225">
                <text:p>698322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810">
                <text:p>2810</text:p>
              </table:table-cell>
              <table:table-cell office:value-type="float" office:value="6987013">
                <text:p>698701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811">
                <text:p>2811</text:p>
              </table:table-cell>
              <table:table-cell office:value-type="float" office:value="6993050">
                <text:p>6993050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812">
                <text:p>2812</text:p>
              </table:table-cell>
              <table:table-cell office:value-type="float" office:value="6997149">
                <text:p>699714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813">
                <text:p>2813</text:p>
              </table:table-cell>
              <table:table-cell office:value-type="float" office:value="7003379">
                <text:p>7003379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814">
                <text:p>2814</text:p>
              </table:table-cell>
              <table:table-cell office:value-type="float" office:value="7008454">
                <text:p>700845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815">
                <text:p>2815</text:p>
              </table:table-cell>
              <table:table-cell office:value-type="float" office:value="7014810">
                <text:p>701481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816">
                <text:p>2816</text:p>
              </table:table-cell>
              <table:table-cell office:value-type="float" office:value="7019991">
                <text:p>701999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17">
                <text:p>2817</text:p>
              </table:table-cell>
              <table:table-cell office:value-type="float" office:value="7026099">
                <text:p>702609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818">
                <text:p>2818</text:p>
              </table:table-cell>
              <table:table-cell office:value-type="float" office:value="7031263">
                <text:p>7031263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819">
                <text:p>2819</text:p>
              </table:table-cell>
              <table:table-cell office:value-type="float" office:value="7037375">
                <text:p>703737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820">
                <text:p>2820</text:p>
              </table:table-cell>
              <table:table-cell office:value-type="float" office:value="7041597">
                <text:p>7041597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821">
                <text:p>2821</text:p>
              </table:table-cell>
              <table:table-cell office:value-type="float" office:value="7047470">
                <text:p>7047470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822">
                <text:p>2822</text:p>
              </table:table-cell>
              <table:table-cell office:value-type="float" office:value="7051208">
                <text:p>7051208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823">
                <text:p>2823</text:p>
              </table:table-cell>
              <table:table-cell office:value-type="float" office:value="7057322">
                <text:p>7057322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824">
                <text:p>2824</text:p>
              </table:table-cell>
              <table:table-cell office:value-type="float" office:value="7061297">
                <text:p>706129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25">
                <text:p>2825</text:p>
              </table:table-cell>
              <table:table-cell office:value-type="float" office:value="7067438">
                <text:p>706743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826">
                <text:p>2826</text:p>
              </table:table-cell>
              <table:table-cell office:value-type="float" office:value="7071186">
                <text:p>7071186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7077393">
                <text:p>7077393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828">
                <text:p>2828</text:p>
              </table:table-cell>
              <table:table-cell office:value-type="float" office:value="7081184">
                <text:p>7081184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829">
                <text:p>2829</text:p>
              </table:table-cell>
              <table:table-cell office:value-type="float" office:value="7087181">
                <text:p>708718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830">
                <text:p>2830</text:p>
              </table:table-cell>
              <table:table-cell office:value-type="float" office:value="7091296">
                <text:p>709129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831">
                <text:p>2831</text:p>
              </table:table-cell>
              <table:table-cell office:value-type="float" office:value="7096824">
                <text:p>7096824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832">
                <text:p>2832</text:p>
              </table:table-cell>
              <table:table-cell office:value-type="float" office:value="7101507">
                <text:p>7101507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833">
                <text:p>2833</text:p>
              </table:table-cell>
              <table:table-cell office:value-type="float" office:value="7106918">
                <text:p>7106918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834">
                <text:p>2834</text:p>
              </table:table-cell>
              <table:table-cell office:value-type="float" office:value="7111740">
                <text:p>711174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835">
                <text:p>2835</text:p>
              </table:table-cell>
              <table:table-cell office:value-type="float" office:value="7116846">
                <text:p>7116846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836">
                <text:p>2836</text:p>
              </table:table-cell>
              <table:table-cell office:value-type="float" office:value="7121699">
                <text:p>7121699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837">
                <text:p>2837</text:p>
              </table:table-cell>
              <table:table-cell office:value-type="float" office:value="7127009">
                <text:p>712700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838">
                <text:p>2838</text:p>
              </table:table-cell>
              <table:table-cell office:value-type="float" office:value="7131316">
                <text:p>7131316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839">
                <text:p>2839</text:p>
              </table:table-cell>
              <table:table-cell office:value-type="float" office:value="7136718">
                <text:p>713671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840">
                <text:p>2840</text:p>
              </table:table-cell>
              <table:table-cell office:value-type="float" office:value="7141047">
                <text:p>71410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841">
                <text:p>2841</text:p>
              </table:table-cell>
              <table:table-cell office:value-type="float" office:value="7146928">
                <text:p>7146928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42">
                <text:p>2842</text:p>
              </table:table-cell>
              <table:table-cell office:value-type="float" office:value="7151377">
                <text:p>715137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843">
                <text:p>2843</text:p>
              </table:table-cell>
              <table:table-cell office:value-type="float" office:value="7156961">
                <text:p>7156961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844">
                <text:p>2844</text:p>
              </table:table-cell>
              <table:table-cell office:value-type="float" office:value="7161369">
                <text:p>7161369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845">
                <text:p>2845</text:p>
              </table:table-cell>
              <table:table-cell office:value-type="float" office:value="7166740">
                <text:p>716674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846">
                <text:p>2846</text:p>
              </table:table-cell>
              <table:table-cell office:value-type="float" office:value="7171428">
                <text:p>7171428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847">
                <text:p>2847</text:p>
              </table:table-cell>
              <table:table-cell office:value-type="float" office:value="7176629">
                <text:p>717662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7181413">
                <text:p>718141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49">
                <text:p>2849</text:p>
              </table:table-cell>
              <table:table-cell office:value-type="float" office:value="7186761">
                <text:p>7186761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7191666">
                <text:p>719166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851">
                <text:p>2851</text:p>
              </table:table-cell>
              <table:table-cell office:value-type="float" office:value="7196947">
                <text:p>7196947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852">
                <text:p>2852</text:p>
              </table:table-cell>
              <table:table-cell office:value-type="float" office:value="7201621">
                <text:p>720162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853">
                <text:p>2853</text:p>
              </table:table-cell>
              <table:table-cell office:value-type="float" office:value="7206814">
                <text:p>720681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854">
                <text:p>2854</text:p>
              </table:table-cell>
              <table:table-cell office:value-type="float" office:value="7211579">
                <text:p>721157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855">
                <text:p>2855</text:p>
              </table:table-cell>
              <table:table-cell office:value-type="float" office:value="7216448">
                <text:p>721644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56">
                <text:p>2856</text:p>
              </table:table-cell>
              <table:table-cell office:value-type="float" office:value="7221565">
                <text:p>722156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857">
                <text:p>2857</text:p>
              </table:table-cell>
              <table:table-cell office:value-type="float" office:value="7226659">
                <text:p>7226659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858">
                <text:p>2858</text:p>
              </table:table-cell>
              <table:table-cell office:value-type="float" office:value="7231839">
                <text:p>72318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